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93cm"/>
    </style:style>
    <style:style style:name="co3" style:family="table-column">
      <style:table-column-properties fo:break-before="auto" style:column-width="2.709cm"/>
    </style:style>
    <style:style style:name="co4" style:family="table-column">
      <style:table-column-properties fo:break-before="auto" style:column-width="4.039cm"/>
    </style:style>
    <style:style style:name="co5" style:family="table-column">
      <style:table-column-properties fo:break-before="auto" style:column-width="2.549cm"/>
    </style:style>
    <style:style style:name="co6" style:family="table-column">
      <style:table-column-properties fo:break-before="auto" style:column-width="3.669cm"/>
    </style:style>
    <style:style style:name="co7" style:family="table-column">
      <style:table-column-properties fo:break-before="auto" style:column-width="5.415cm"/>
    </style:style>
    <style:style style:name="co8" style:family="table-column">
      <style:table-column-properties fo:break-before="auto" style:column-width="2.836cm"/>
    </style:style>
    <style:style style:name="co9" style:family="table-column">
      <style:table-column-properties fo:break-before="auto" style:column-width="2.492cm"/>
    </style:style>
    <style:style style:name="co10" style:family="table-column">
      <style:table-column-properties fo:break-before="auto" style:column-width="2.78cm"/>
    </style:style>
    <style:style style:name="co11" style:family="table-column">
      <style:table-column-properties fo:break-before="auto" style:column-width="3.122cm"/>
    </style:style>
    <style:style style:name="co12" style:family="table-column">
      <style:table-column-properties fo:break-before="auto" style:column-width="4.2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60"/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20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36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"/>
    <style:style style:name="ce8" style:family="table-cell" style:parent-style-name="Default">
      <style:table-cell-properties fo:border-bottom="none" fo:border-left="0.06pt solid #000000" fo:border-right="0.06pt solid #000000" fo:border-top="none"/>
    </style:style>
    <style:style style:name="ce9" style:family="table-cell" style:parent-style-name="Default" style:data-style-name="N120"/>
    <style:style style:name="ce10" style:family="table-cell" style:parent-style-name="Default" style:data-style-name="N2"/>
    <style:style style:name="ce11" style:family="table-cell" style:parent-style-name="Default" style:data-style-name="N120">
      <style:table-cell-properties style:text-align-source="fix" style:repeat-content="false"/>
      <style:paragraph-properties fo:text-align="center" fo:margin-left="0cm"/>
      <style:text-properties style:font-name="Arial" style:font-name-asian="WenQuanYi Micro Hei" style:font-name-complex="Lohit Hindi"/>
    </style:style>
    <style:style style:name="ce12" style:family="table-cell" style:parent-style-name="Default" style:data-style-name="N120">
      <style:table-cell-properties fo:border-bottom="none" fo:border-left="0.06pt solid #000000" fo:border-right="0.06pt solid #000000" fo:border-top="none"/>
    </style:style>
    <style:style style:name="ce13" style:family="table-cell" style:parent-style-name="Default" style:data-style-name="N1">
      <style:table-cell-properties fo:border-bottom="none" fo:border-left="0.06pt solid #000000" fo:border-right="0.06pt solid #000000" fo:border-top="none"/>
    </style:style>
    <style:style style:name="ce14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15" style:family="table-cell" style:parent-style-name="Default" style:data-style-name="N119">
      <style:table-cell-properties fo:border-bottom="none" fo:border-left="0.06pt solid #000000" fo:border-right="0.06pt solid #000000" fo:border-top="none"/>
    </style:style>
    <style:style style:name="ce16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118">
      <style:table-cell-properties fo:border-bottom="none" fo:border-left="0.06pt solid #000000" fo:border-right="0.06pt solid #000000" fo:border-top="none"/>
    </style:style>
    <style:style style:name="ce18" style:family="table-cell" style:parent-style-name="Default" style:data-style-name="N115">
      <style:table-cell-properties fo:border-bottom="none" fo:border-left="0.06pt solid #000000" fo:border-right="0.06pt solid #000000" fo:border-top="none"/>
    </style:style>
    <style:style style:name="ce19" style:family="table-cell" style:parent-style-name="Default" style:data-style-name="N115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117">
      <style:table-cell-properties fo:border-bottom="none" fo:border-left="0.06pt solid #000000" fo:border-right="0.06pt solid #000000" fo:border-top="none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114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2">
      <style:table-cell-properties fo:border-bottom="none" fo:border-left="0.06pt solid #000000" fo:border-right="0.06pt solid #000000" fo:border-top="none"/>
      <style:text-properties style:font-name="Liberation Sans" style:font-name-asian="WenQuanYi Micro Hei" style:font-name-complex="Lohit Hindi"/>
    </style:style>
    <style:style style:name="ce27" style:family="table-cell" style:parent-style-name="Default" style:data-style-name="N120">
      <style:table-cell-properties fo:border-bottom="none" fo:border-left="0.06pt solid #000000" fo:border-right="0.06pt solid #000000" fo:border-top="none"/>
      <style:text-properties style:font-name="Liberation Sans" style:font-name-asian="WenQuanYi Micro Hei" style:font-name-complex="Lohit Hindi"/>
    </style:style>
    <style:style style:name="ce28" style:family="table-cell" style:parent-style-name="Default" style:data-style-name="N116">
      <style:table-cell-properties fo:border-bottom="none" fo:border-left="0.06pt solid #000000" fo:border-right="0.06pt solid #000000" fo:border-top="none"/>
    </style:style>
    <style:style style:name="ce29" style:family="table-cell" style:parent-style-name="Default" style:data-style-name="N117"/>
    <style:style style:name="ce30" style:family="table-cell" style:parent-style-name="Default">
      <style:table-cell-properties fo:background-color="#ff3333"/>
    </style:style>
    <style:style style:name="ce31" style:family="table-cell" style:parent-style-name="Default" style:data-style-name="N115"/>
    <style:style style:name="ce32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fo:color="#000000"/>
    </style:style>
    <style:style style:name="ce33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34" style:family="table-cell" style:parent-style-name="Default">
      <style:table-cell-properties fo:background-color="#ffff00"/>
    </style:style>
    <style:style style:name="ce35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6" style:family="table-cell" style:parent-style-name="Default" style:data-style-name="N175">
      <style:text-properties style:font-name="Liberation Sans" style:font-name-asian="Droid Sans Fallback" style:font-name-complex="FreeSans"/>
    </style:style>
    <style:style style:name="ce37" style:family="table-cell" style:parent-style-name="Default" style:data-style-name="N114"/>
    <style:style style:name="ce38" style:family="table-cell" style:parent-style-name="Default" style:data-style-name="N175"/>
    <style:style style:name="ce39" style:family="table-cell" style:parent-style-name="Default">
      <style:text-properties style:font-name="Liberation Sans" style:font-name-asian="Droid Sans Fallback" style:font-name-complex="FreeSans"/>
    </style:style>
    <style:style style:name="T1" style:family="text">
      <style:text-properties style:text-position="33%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***Efficiency Tests. Measurements from Maestro for live time and from Radware for photopeak area.***</text:p>
          </table:table-cell>
          <table:table-cell table:number-columns-repeated="40"/>
        </table:table-row>
        <table:table-row table:style-name="ro1">
          <table:table-cell/>
          <table:table-cell table:style-name="ce2" office:value-type="string" calcext:value-type="string">
            <text:p>Source Data</text:p>
          </table:table-cell>
          <table:table-cell table:style-name="ce2" table:number-columns-repeated="2"/>
          <table:table-cell table:style-name="ce2" office:value-type="string" calcext:value-type="string">
            <text:p>Error</text:p>
          </table:table-cell>
          <table:table-cell table:number-columns-repeated="36"/>
        </table:table-row>
        <table:table-row table:style-name="ro2">
          <table:table-cell table:style-name="ce2" office:value-type="string" calcext:value-type="string">
            <text:p>original activity (s<text:span text:style-name="T1">-1</text:span>)</text:p>
          </table:table-cell>
          <table:table-cell table:style-name="ce4" table:formula="of:=38480" office:value-type="float" office:value="38480" calcext:value-type="float">
            <text:p>38480</text:p>
          </table:table-cell>
          <table:table-cell table:style-name="ce4" table:number-columns-repeated="2"/>
          <table:table-cell table:style-name="ce4" table:formula="of:=0.01*[.B3]" office:value-type="float" office:value="384.8" calcext:value-type="float">
            <text:p>384.8</text:p>
          </table:table-cell>
          <table:table-cell table:number-columns-repeated="36"/>
        </table:table-row>
        <table:table-row table:style-name="ro1">
          <table:table-cell table:style-name="ce2" office:value-type="string" calcext:value-type="string">
            <text:p>half life (s)</text:p>
          </table:table-cell>
          <table:table-cell table:style-name="ce5" table:formula="of:=5.272*365.25*24*60*60" office:value-type="float" office:value="166371667.2" calcext:value-type="float">
            <text:p>166371667.2</text:p>
          </table:table-cell>
          <table:table-cell table:style-name="ce5" table:number-columns-repeated="2"/>
          <table:table-cell table:style-name="ce11" table:formula="of:=0.001*365.25*24*60*60" office:value-type="float" office:value="31557.6" calcext:value-type="float">
            <text:p>31557.6</text:p>
          </table:table-cell>
          <table:table-cell table:number-columns-repeated="7"/>
          <table:table-cell table:formula="of:=[.M11]/4" office:value-type="float" office:value="0.00702392708897872" calcext:value-type="float">
            <text:p>0.0070239271</text:p>
          </table:table-cell>
          <table:table-cell table:formula="of:=[.M4]/0.00012" office:value-type="float" office:value="58.5327257414894" calcext:value-type="float">
            <text:p>58.5327257415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lifetime (s)</text:p>
          </table:table-cell>
          <table:table-cell table:style-name="ce5" table:formula="of:=[.B4]/LN(2)" office:value-type="float" office:value="240023579.213869" calcext:value-type="float">
            <text:p>240023579.2</text:p>
          </table:table-cell>
          <table:table-cell table:style-name="ce5" table:number-columns-repeated="2"/>
          <table:table-cell table:style-name="ce11" table:formula="of:=[.B5]*([.E4]/[.B4])" office:value-type="float" office:value="45527.9930223576" calcext:value-type="float">
            <text:p>45528.0</text:p>
          </table:table-cell>
          <table:table-cell table:number-columns-repeated="7"/>
          <table:table-cell table:formula="of:=[.M12]/4" office:value-type="float" office:value="0.00664120565600853" calcext:value-type="float">
            <text:p>0.0066412057</text:p>
          </table:table-cell>
          <table:table-cell table:formula="of:=[.M5]/0.00012" office:value-type="float" office:value="55.3433804667377" calcext:value-type="float">
            <text:p>55.3433804667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date of calibration</text:p>
          </table:table-cell>
          <table:table-cell table:style-name="ce6" office:value-type="date" office:date-value="2007-06-01" calcext:value-type="date">
            <text:p>2007-06-01</text:p>
          </table:table-cell>
          <table:table-cell table:style-name="ce6" table:number-columns-repeated="2"/>
          <table:table-cell table:style-name="ce4" office:value-type="string" calcext:value-type="string">
            <text:p>---</text:p>
          </table:table-cell>
          <table:table-cell table:number-columns-repeated="8"/>
          <table:table-cell table:style-name="ce20" table:number-columns-repeated="2"/>
          <table:table-cell table:number-columns-repeated="26"/>
        </table:table-row>
        <table:table-row table:style-name="ro1">
          <table:table-cell table:style-name="ce2"/>
          <table:table-cell table:style-name="ce6" table:number-columns-repeated="3"/>
          <table:table-cell table:style-name="ce4"/>
          <table:table-cell table:number-columns-repeated="5"/>
          <table:table-cell table:formula="of:=4096*2" office:value-type="float" office:value="8192" calcext:value-type="float">
            <text:p>8192</text:p>
          </table:table-cell>
          <table:table-cell table:number-columns-repeated="2"/>
          <table:table-cell table:style-name="ce20" table:number-columns-repeated="2"/>
          <table:table-cell table:number-columns-repeated="26"/>
        </table:table-row>
        <table:table-row table:style-name="ro1">
          <table:table-cell table:style-name="ce1" office:value-type="string" calcext:value-type="string">
            <text:p>All Data taken with the source 25 cm below the bottom face of the detector unless otherwise stated</text:p>
          </table:table-cell>
          <table:table-cell table:style-name="ce6" table:number-columns-repeated="3"/>
          <table:table-cell table:style-name="ce4"/>
          <table:table-cell table:number-columns-repeated="8"/>
          <table:table-cell table:style-name="ce20" table:number-columns-repeated="2"/>
          <table:table-cell table:number-columns-repeated="26"/>
        </table:table-row>
        <table:table-row table:style-name="ro1">
          <table:table-cell office:value-type="string" calcext:value-type="string">
            <text:p>Channel 1</text:p>
          </table:table-cell>
          <table:table-cell table:number-columns-repeated="12"/>
          <table:table-cell table:style-name="ce21" table:number-columns-spanned="2" table:number-rows-spanned="1"/>
          <table:covered-table-cell table:style-name="ce20"/>
          <table:table-cell table:number-columns-repeated="26"/>
        </table:table-row>
        <table:table-row table:style-name="ro2">
          <table:table-cell table:number-columns-repeated="4"/>
          <table:table-cell table:style-name="ce2" office:value-type="string" calcext:value-type="string">
            <text:p>date of measurement</text:p>
          </table:table-cell>
          <table:table-cell table:style-name="ce2" office:value-type="string" calcext:value-type="string">
            <text:p>N photopeak</text:p>
          </table:table-cell>
          <table:table-cell table:style-name="ce2" office:value-type="string" calcext:value-type="string">
            <text:p>dN</text:p>
          </table:table-cell>
          <table:table-cell table:style-name="ce2" office:value-type="string" calcext:value-type="string">
            <text:p>measurement live time (s)</text:p>
          </table:table-cell>
          <table:table-cell table:style-name="ce2" office:value-type="string" calcext:value-type="string">
            <text:p>dt (s)</text:p>
          </table:table-cell>
          <table:table-cell table:style-name="ce2" office:value-type="string" calcext:value-type="string">
            <text:p>time since source calibration (s)</text:p>
          </table:table-cell>
          <table:table-cell table:style-name="ce2" office:value-type="string" calcext:value-type="string">
            <text:p>current source activity (s<text:span text:style-name="T1">-1</text:span>)</text:p>
          </table:table-cell>
          <table:table-cell table:style-name="ce2" office:value-type="string" calcext:value-type="string">
            <text:p>dA (s<text:span text:style-name="T1">-1</text:span>)</text:p>
          </table:table-cell>
          <table:table-cell table:style-name="ce2" office:value-type="string" calcext:value-type="string">
            <text:p>Efficiency</text:p>
          </table:table-cell>
          <table:table-cell table:style-name="ce2" office:value-type="string" calcext:value-type="string">
            <text:p>dEff</text:p>
          </table:table-cell>
          <table:table-cell table:style-name="ce24"/>
          <table:table-cell table:number-columns-repeated="26"/>
        </table:table-row>
        <table:table-row table:style-name="ro1">
          <table:table-cell table:style-name="ce2" office:value-type="float" office:value="1173.228" calcext:value-type="float">
            <text:p>1173.228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table:style-name="ce6" office:value-type="date" office:date-value="2014-09-17" calcext:value-type="date">
            <text:p>2014-09-17</text:p>
          </table:table-cell>
          <table:table-cell table:style-name="ce3" office:value-type="float" office:value="6038000" calcext:value-type="float">
            <text:p>6.04E+006</text:p>
          </table:table-cell>
          <table:table-cell table:style-name="ce3" office:value-type="float" office:value="1100" calcext:value-type="float">
            <text:p>1.10E+003</text:p>
          </table:table-cell>
          <table:table-cell table:style-name="ce4" office:value-type="float" office:value="14576.03" calcext:value-type="float">
            <text:p>14576.0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DAYS([.E11]; [.$B$6])*24*3600" office:value-type="float" office:value="230256000" calcext:value-type="float">
            <text:p>230256000</text:p>
          </table:table-cell>
          <table:table-cell table:style-name="ce16" table:formula="of:=[.$B$3]*EXP(-[.J11]/[.$B$5])" office:value-type="float" office:value="14743.9506678057" calcext:value-type="float">
            <text:p>14744</text:p>
          </table:table-cell>
          <table:table-cell table:style-name="ce16" table:formula="of:=EXP(-[.J11]/[.$B$5])*SQRT(([.$E$3])^2+([.I11]*[.$B$3]/[.$B$5])^2+([.$E$5]*[.J11]*[.$B$3]/([.$B$5]^2))^2)" office:value-type="float" office:value="147.463913499397" calcext:value-type="float">
            <text:p>147</text:p>
          </table:table-cell>
          <table:table-cell table:style-name="ce19" table:formula="of:=[.F11]/([.K11]*[.H11])" office:value-type="float" office:value="0.0280957083559149" calcext:value-type="float">
            <text:p>0.0280957</text:p>
          </table:table-cell>
          <table:table-cell table:style-name="ce19" table:formula="of:=[.M11]*SQRT(([.G11]/[.F11])^2 + ([.I11]/[.H11])^2 + ([.L11]/[.K11])^2)" office:value-type="float" office:value="0.000281050204971018" calcext:value-type="float">
            <text:p>0.0002811</text:p>
          </table:table-cell>
          <table:table-cell table:style-name="ce25" table:formula="of:=[.A11]" office:value-type="float" office:value="1173.228" calcext:value-type="float">
            <text:p>1173.22800000</text:p>
          </table:table-cell>
          <table:table-cell/>
          <table:table-cell table:formula="of:=[.O11]" office:value-type="float" office:value="1173.228" calcext:value-type="float">
            <text:p>1173.228</text:p>
          </table:table-cell>
          <table:table-cell table:formula="of:=[.M11]" office:value-type="float" office:value="0.0280957083559149" calcext:value-type="float">
            <text:p>0.0280957084</text:p>
          </table:table-cell>
          <table:table-cell table:formula="of:=[.N11]" office:value-type="float" office:value="0.000281050204971018" calcext:value-type="float">
            <text:p>0.0002810502</text:p>
          </table:table-cell>
          <table:table-cell/>
          <table:table-cell table:formula="of:=LN([.O11])" office:value-type="float" office:value="7.06751420316695" calcext:value-type="float">
            <text:p>7.0675142032</text:p>
          </table:table-cell>
          <table:table-cell table:formula="of:=LN([.M11])" office:value-type="float" office:value="-3.57213844185399" calcext:value-type="float">
            <text:p>-3.5721384419</text:p>
          </table:table-cell>
          <table:table-cell table:formula="of:=[.N11]/[.M11]" office:value-type="float" office:value="0.0100033144354536" calcext:value-type="float">
            <text:p>0.0100033144</text:p>
          </table:table-cell>
          <table:table-cell table:formula="of:=[.W11]*100/[.V11]" office:value-type="float" office:value="-0.280037142968674" calcext:value-type="float">
            <text:p>-0.280037143</text:p>
          </table:table-cell>
          <table:table-cell table:number-columns-repeated="17"/>
        </table:table-row>
        <table:table-row table:style-name="ro1">
          <table:table-cell table:style-name="ce2" office:value-type="float" office:value="1332.492" calcext:value-type="float">
            <text:p>1332.492</text:p>
          </table:table-cell>
          <table:table-cell office:value-type="float" office:value="0.004" calcext:value-type="float">
            <text:p>0.004</text:p>
          </table:table-cell>
          <table:table-cell table:number-columns-repeated="2"/>
          <table:table-cell table:style-name="ce6" office:value-type="date" office:date-value="2014-09-17" calcext:value-type="date">
            <text:p>2014-09-17</text:p>
          </table:table-cell>
          <table:table-cell table:style-name="ce3" office:value-type="float" office:value="5709000" calcext:value-type="float">
            <text:p>5.71E+006</text:p>
          </table:table-cell>
          <table:table-cell table:style-name="ce3" office:value-type="float" office:value="1000" calcext:value-type="float">
            <text:p>1.00E+003</text:p>
          </table:table-cell>
          <table:table-cell table:style-name="ce4" office:value-type="float" office:value="14576.03" calcext:value-type="float">
            <text:p>14576.0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DAYS([.E12]; [.$B$6])*24*3600" office:value-type="float" office:value="230256000" calcext:value-type="float">
            <text:p>230256000</text:p>
          </table:table-cell>
          <table:table-cell table:style-name="ce16" table:formula="of:=[.$B$3]*EXP(-[.J12]/[.$B$5])" office:value-type="float" office:value="14743.9506678057" calcext:value-type="float">
            <text:p>14744</text:p>
          </table:table-cell>
          <table:table-cell table:style-name="ce16" table:formula="of:=EXP(-[.J12]/[.$B$5])*SQRT(([.$E$3])^2+([.I12]*[.$B$3]/[.$B$5])^2+([.$E$5]*[.J12]*[.$B$3]/([.$B$5]^2))^2)" office:value-type="float" office:value="147.463913499397" calcext:value-type="float">
            <text:p>147</text:p>
          </table:table-cell>
          <table:table-cell table:style-name="ce19" table:formula="of:=[.F12]/([.K12]*[.H12])" office:value-type="float" office:value="0.0265648226240341" calcext:value-type="float">
            <text:p>0.0265648</text:p>
          </table:table-cell>
          <table:table-cell table:style-name="ce19" table:formula="of:=[.M12]*SQRT(([.G12]/[.F12])^2 + ([.I12]/[.H12])^2 + ([.L12]/[.K12])^2)" office:value-type="float" office:value="0.000265732943954353" calcext:value-type="float">
            <text:p>0.0002657</text:p>
          </table:table-cell>
          <table:table-cell table:style-name="ce25" table:formula="of:=[.A12]" office:value-type="float" office:value="1332.492" calcext:value-type="float">
            <text:p>1332.49200000</text:p>
          </table:table-cell>
          <table:table-cell/>
          <table:table-cell table:formula="of:=[.O12]" office:value-type="float" office:value="1332.492" calcext:value-type="float">
            <text:p>1332.492</text:p>
          </table:table-cell>
          <table:table-cell table:formula="of:=[.M12]" office:value-type="float" office:value="0.0265648226240341" calcext:value-type="float">
            <text:p>0.0265648226</text:p>
          </table:table-cell>
          <table:table-cell table:formula="of:=[.N12]" office:value-type="float" office:value="0.000265732943954353" calcext:value-type="float">
            <text:p>0.0002657329</text:p>
          </table:table-cell>
          <table:table-cell/>
          <table:table-cell table:formula="of:=LN([.O12])" office:value-type="float" office:value="7.19480615226963" calcext:value-type="float">
            <text:p>7.1948061523</text:p>
          </table:table-cell>
          <table:table-cell table:formula="of:=LN([.M12])" office:value-type="float" office:value="-3.62816739615652" calcext:value-type="float">
            <text:p>-3.6281673962</text:p>
          </table:table-cell>
          <table:table-cell table:formula="of:=[.N12]/[.M12]" office:value-type="float" office:value="0.0100031890939086" calcext:value-type="float">
            <text:p>0.0100031891</text:p>
          </table:table-cell>
          <table:table-cell table:formula="of:=[.W12]*100/[.V12]" office:value-type="float" office:value="-0.275709139123663" calcext:value-type="float">
            <text:p>-0.2757091391</text:p>
          </table:table-cell>
          <table:table-cell table:number-columns-repeated="17"/>
        </table:table-row>
        <table:table-row table:style-name="ro1">
          <table:table-cell table:number-columns-repeated="5"/>
          <table:table-cell table:style-name="ce7" table:number-columns-repeated="2"/>
          <table:table-cell table:number-columns-repeated="34"/>
        </table:table-row>
        <table:table-row table:style-name="ro1">
          <table:table-cell table:number-columns-repeated="5"/>
          <table:table-cell table:style-name="ce9" table:number-columns-repeated="2"/>
          <table:table-cell table:number-columns-repeated="34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2"/>
          <table:table-cell office:value-type="string" calcext:value-type="string">
            <text:p>Eu-152</text:p>
          </table:table-cell>
          <table:table-cell table:number-columns-repeated="38"/>
        </table:table-row>
        <table:table-row table:style-name="ro1">
          <table:table-cell table:number-columns-repeated="2"/>
          <table:table-cell table:style-name="ce8" office:value-type="string" calcext:value-type="string">
            <text:p>Area</text:p>
          </table:table-cell>
          <table:table-cell table:style-name="ce8" office:value-type="string" calcext:value-type="string">
            <text:p>Error</text:p>
          </table:table-cell>
          <table:table-cell table:style-name="ce8" table:number-columns-repeated="2"/>
          <table:table-cell table:style-name="ce8" office:value-type="string" calcext:value-type="string">
            <text:p>Energy</text:p>
          </table:table-cell>
          <table:table-cell table:style-name="ce8" office:value-type="string" calcext:value-type="string">
            <text:p>Error</text:p>
          </table:table-cell>
          <table:table-cell table:style-name="ce8" office:value-type="string" calcext:value-type="string">
            <text:p>br(E)</text:p>
          </table:table-cell>
          <table:table-cell table:style-name="ce8" office:value-type="string" calcext:value-type="string">
            <text:p>Error</text:p>
          </table:table-cell>
          <table:table-cell office:value-type="string" calcext:value-type="string">
            <text:p>Area Relative are to 1400~keV</text:p>
          </table:table-cell>
          <table:table-cell table:style-name="ce8" office:value-type="string" calcext:value-type="string">
            <text:p>Error</text:p>
          </table:table-cell>
          <table:table-cell table:style-name="ce8" office:value-type="string" calcext:value-type="string">
            <text:p>Branching Ratio</text:p>
          </table:table-cell>
          <table:table-cell table:style-name="ce8" office:value-type="string" calcext:value-type="string">
            <text:p>Error</text:p>
          </table:table-cell>
          <table:table-cell table:style-name="ce8"/>
          <table:table-cell/>
          <table:table-cell table:style-name="ce8"/>
          <table:table-cell table:style-name="ce8" office:value-type="string" calcext:value-type="string">
            <text:p>Relative Efficiency</text:p>
          </table:table-cell>
          <table:table-cell table:style-name="ce8" office:value-type="string" calcext:value-type="string">
            <text:p>Error</text:p>
          </table:table-cell>
          <table:table-cell/>
          <table:table-cell table:style-name="ce31" table:number-columns-repeated="3"/>
          <table:table-cell table:number-columns-repeated="18"/>
        </table:table-row>
        <table:table-row table:style-name="ro1">
          <table:table-cell table:number-columns-repeated="2"/>
          <table:table-cell office:value-type="float" office:value="745561" calcext:value-type="float">
            <text:p>745561</text:p>
          </table:table-cell>
          <table:table-cell office:value-type="float" office:value="1362" calcext:value-type="float">
            <text:p>1362</text:p>
          </table:table-cell>
          <table:table-cell table:style-name="ce7" table:formula="of:=[.C18]/1000" office:value-type="float" office:value="745.561" calcext:value-type="float">
            <text:p>746</text:p>
          </table:table-cell>
          <table:table-cell table:style-name="ce7" table:formula="of:=[.D18]/1000" office:value-type="float" office:value="1.362" calcext:value-type="float">
            <text:p>1</text:p>
          </table:table-cell>
          <table:table-cell table:style-name="ce8" office:value-type="float" office:value="121.777" calcext:value-type="float">
            <text:p>121.777</text:p>
          </table:table-cell>
          <table:table-cell table:style-name="ce8" office:value-type="float" office:value="0.005" calcext:value-type="float">
            <text:p>0.005</text:p>
          </table:table-cell>
          <table:table-cell table:style-name="ce15" office:value-type="float" office:value="28.53" calcext:value-type="float">
            <text:p>28.530</text:p>
          </table:table-cell>
          <table:table-cell table:style-name="ce8" office:value-type="float" office:value="0.016" calcext:value-type="float">
            <text:p>0.016</text:p>
          </table:table-cell>
          <table:table-cell table:style-name="ce14" table:formula="of:=[.C18]/[.$C$28]" office:value-type="float" office:value="4.17262800888745" calcext:value-type="float">
            <text:p>4.17</text:p>
          </table:table-cell>
          <table:table-cell table:style-name="ce14" table:formula="of:=[.K18]*SQRT(([.D18]*[.D18])/([.C18]*[.C18])+([.$D$28]*[.$D$28])/([.$C$28]*[.$C$28]))" office:value-type="float" office:value="0.0165757499328177" calcext:value-type="float">
            <text:p>0.02</text:p>
          </table:table-cell>
          <table:table-cell table:style-name="ce15" table:formula="of:=([.I18]/[.$I$28])" office:value-type="float" office:value="1.36703402012458" calcext:value-type="float">
            <text:p>1.367</text:p>
          </table:table-cell>
          <table:table-cell table:style-name="ce15" table:formula="of:=[.M18]*SQRT(([.J18]*[.J18])/([.I18]*[.I18])+([.$J$28]*[.$J$28])/([.$I$28]*[.$I$28]))" office:value-type="float" office:value="0.00594485245217768" calcext:value-type="float">
            <text:p>0.006</text:p>
          </table:table-cell>
          <table:table-cell table:style-name="ce26"/>
          <table:table-cell/>
          <table:table-cell table:style-name="ce17" table:formula="of:=[.G18]" office:value-type="float" office:value="121.777" calcext:value-type="float">
            <text:p>121.7770</text:p>
          </table:table-cell>
          <table:table-cell table:style-name="ce28" table:formula="of:=[.K18]/[.M18]" office:value-type="float" office:value="3.05232199598602" calcext:value-type="float">
            <text:p>3.052322</text:p>
          </table:table-cell>
          <table:table-cell table:style-name="ce28" table:formula="of:=[.R18]*SQRT(([.L18]*[.L18])/([.K18]*[.K18])+([.N18]*[.N18])/([.M18]*[.M18]))" office:value-type="float" office:value="0.0179781819462616" calcext:value-type="float">
            <text:p>0.017978</text:p>
          </table:table-cell>
          <table:table-cell table:style-name="ce30" table:formula="of:=[.S18]*100/[.R18]" office:value-type="float" office:value="0.589000176583727" calcext:value-type="float">
            <text:p>0.5890001766</text:p>
          </table:table-cell>
          <table:table-cell table:style-name="ce31" table:formula="of:=LN([.Q18])" office:value-type="float" office:value="4.80219150329003" calcext:value-type="float">
            <text:p>4.8021915</text:p>
          </table:table-cell>
          <table:table-cell table:style-name="ce31" table:formula="of:=LN([.R18])" office:value-type="float" office:value="1.11590261112909" calcext:value-type="float">
            <text:p>1.1159026</text:p>
          </table:table-cell>
          <table:table-cell table:style-name="ce31" table:formula="of:=[.S18]/[.R18]" office:value-type="float" office:value="0.00589000176583727" calcext:value-type="float">
            <text:p>0.0058900</text:p>
          </table:table-cell>
          <table:table-cell table:formula="of:=[.W18]*100/[.V18]" office:value-type="float" office:value="0.527823997102907" calcext:value-type="float">
            <text:p>0.5278239971</text:p>
          </table:table-cell>
          <table:table-cell table:formula="of:=[.R18]/10^[.$T$67]" office:value-type="float" office:value="3.05232199598602" calcext:value-type="float">
            <text:p>3.052321996</text:p>
          </table:table-cell>
          <table:table-cell/>
          <table:table-cell table:formula="of:=[.V18]-[.Y18]" office:value-type="float" office:value="-1.93641938485693" calcext:value-type="float">
            <text:p>-1.9364193849</text:p>
          </table:table-cell>
          <table:table-cell table:number-columns-repeated="5"/>
          <table:table-cell table:formula="of:=[.AA18]^2/[.W18]^2" office:value-type="float" office:value="108085.638681403" calcext:value-type="float">
            <text:p>108085.638681403</text:p>
          </table:table-cell>
          <table:table-cell/>
          <table:table-cell table:style-name="ce31" office:value-type="float" office:value="4.80219150329003" calcext:value-type="float">
            <text:p>4.8021915</text:p>
          </table:table-cell>
          <table:table-cell table:style-name="ce31" office:value-type="float" office:value="1.4881736943101" calcext:value-type="float">
            <text:p>1.4881737</text:p>
          </table:table-cell>
          <table:table-cell table:style-name="ce31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45583" calcext:value-type="float">
            <text:p>145583</text:p>
          </table:table-cell>
          <table:table-cell office:value-type="float" office:value="118" calcext:value-type="float">
            <text:p>118</text:p>
          </table:table-cell>
          <table:table-cell table:style-name="ce7" table:formula="of:=[.C19]/1000" office:value-type="float" office:value="145.583" calcext:value-type="float">
            <text:p>146</text:p>
          </table:table-cell>
          <table:table-cell table:style-name="ce7" table:formula="of:=[.D19]/1000" office:value-type="float" office:value="0.118" calcext:value-type="float">
            <text:p>0</text:p>
          </table:table-cell>
          <table:table-cell table:style-name="ce14" office:value-type="float" office:value="244.7" calcext:value-type="float">
            <text:p>244.70</text:p>
          </table:table-cell>
          <table:table-cell table:style-name="ce8" office:value-type="float" office:value="0.01" calcext:value-type="float">
            <text:p>0.01</text:p>
          </table:table-cell>
          <table:table-cell table:style-name="ce14" office:value-type="float" office:value="7.55" calcext:value-type="float">
            <text:p>7.55</text:p>
          </table:table-cell>
          <table:table-cell table:style-name="ce8" office:value-type="float" office:value="0.04" calcext:value-type="float">
            <text:p>0.04</text:p>
          </table:table-cell>
          <table:table-cell table:style-name="ce15" table:formula="of:=[.C19]/[.$C$28]" office:value-type="float" office:value="0.814773980154355" calcext:value-type="float">
            <text:p>0.815</text:p>
          </table:table-cell>
          <table:table-cell table:style-name="ce15" table:formula="of:=[.K19]*SQRT(([.D19]*[.D19])/([.C19]*[.C19])+([.$D$28]*[.$D$28])/([.$C$28]*[.$C$28]))" office:value-type="float" office:value="0.00294903731077402" calcext:value-type="float">
            <text:p>0.003</text:p>
          </table:table-cell>
          <table:table-cell table:style-name="ce15" table:formula="of:=([.I19]/[.$I$28])" office:value-type="float" office:value="0.361763296597987" calcext:value-type="float">
            <text:p>0.362</text:p>
          </table:table-cell>
          <table:table-cell table:style-name="ce15" table:formula="of:=[.M19]*SQRT(([.J19]*[.J19])/([.I19]*[.I19])+([.$J$28]*[.$J$28])/([.$I$28]*[.$I$28]))" office:value-type="float" office:value="0.00247129152569505" calcext:value-type="float">
            <text:p>0.002</text:p>
          </table:table-cell>
          <table:table-cell table:style-name="ce27"/>
          <table:table-cell/>
          <table:table-cell table:style-name="ce17" table:formula="of:=[.G19]" office:value-type="float" office:value="244.7" calcext:value-type="float">
            <text:p>244.7000</text:p>
          </table:table-cell>
          <table:table-cell table:style-name="ce28" table:formula="of:=[.K19]/[.M19]" office:value-type="float" office:value="2.25222953189688" calcext:value-type="float">
            <text:p>2.252230</text:p>
          </table:table-cell>
          <table:table-cell table:style-name="ce28" table:formula="of:=[.R19]*SQRT(([.L19]*[.L19])/([.K19]*[.K19])+([.N19]*[.N19])/([.M19]*[.M19]))" office:value-type="float" office:value="0.0174116828397924" calcext:value-type="float">
            <text:p>0.017412</text:p>
          </table:table-cell>
          <table:table-cell table:style-name="ce30" table:formula="of:=[.S19]*100/[.R19]" office:value-type="float" office:value="0.773086516858158" calcext:value-type="float">
            <text:p>0.7730865169</text:p>
          </table:table-cell>
          <table:table-cell table:style-name="ce31" table:formula="of:=LN([.Q19])" office:value-type="float" office:value="5.50003297044863" calcext:value-type="float">
            <text:p>5.5000330</text:p>
          </table:table-cell>
          <table:table-cell table:style-name="ce31" table:formula="of:=LN([.R19])" office:value-type="float" office:value="0.811920628661243" calcext:value-type="float">
            <text:p>0.8119206</text:p>
          </table:table-cell>
          <table:table-cell table:style-name="ce31" table:formula="of:=[.S19]/[.R19]" office:value-type="float" office:value="0.00773086516858158" calcext:value-type="float">
            <text:p>0.0077309</text:p>
          </table:table-cell>
          <table:table-cell table:formula="of:=[.W19]*100/[.V19]" office:value-type="float" office:value="0.952170063880361" calcext:value-type="float">
            <text:p>0.9521700639</text:p>
          </table:table-cell>
          <table:table-cell table:formula="of:=[.R19]*100/10^[.$T$67]" office:value-type="float" office:value="225.222953189688" calcext:value-type="float">
            <text:p>225.2229531897</text:p>
          </table:table-cell>
          <table:table-cell/>
          <table:table-cell table:formula="of:=[.V19]-[.Y19]" office:value-type="float" office:value="-224.411032561026" calcext:value-type="float">
            <text:p>-224.411032561</text:p>
          </table:table-cell>
          <table:table-cell table:number-columns-repeated="5"/>
          <table:table-cell table:formula="of:=[.AA19]^2/[.W19]^2" office:value-type="float" office:value="842620867.333551" calcext:value-type="float">
            <text:p>842620867.333551</text:p>
          </table:table-cell>
          <table:table-cell/>
          <table:table-cell table:style-name="ce31" office:value-type="float" office:value="5.50003297044863" calcext:value-type="float">
            <text:p>5.5000330</text:p>
          </table:table-cell>
          <table:table-cell table:style-name="ce31" office:value-type="float" office:value="1.26896293061997" calcext:value-type="float">
            <text:p>1.2689629</text:p>
          </table:table-cell>
          <table:table-cell table:style-name="ce31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40053" calcext:value-type="float">
            <text:p>440053</text:p>
          </table:table-cell>
          <table:table-cell office:value-type="float" office:value="983" calcext:value-type="float">
            <text:p>983</text:p>
          </table:table-cell>
          <table:table-cell table:style-name="ce7" table:formula="of:=[.C20]/1000" office:value-type="float" office:value="440.053" calcext:value-type="float">
            <text:p>440</text:p>
          </table:table-cell>
          <table:table-cell table:style-name="ce7" table:formula="of:=[.D20]/1000" office:value-type="float" office:value="0.983" calcext:value-type="float">
            <text:p>1</text:p>
          </table:table-cell>
          <table:table-cell table:style-name="ce8" office:value-type="float" office:value="344.2785" calcext:value-type="float">
            <text:p>344.2785</text:p>
          </table:table-cell>
          <table:table-cell table:style-name="ce8" office:value-type="float" office:value="0.0012" calcext:value-type="float">
            <text:p>0.0012</text:p>
          </table:table-cell>
          <table:table-cell table:style-name="ce12" office:value-type="float" office:value="26.59" calcext:value-type="float">
            <text:p>26.6</text:p>
          </table:table-cell>
          <table:table-cell table:style-name="ce8" office:value-type="float" office:value="0.02" calcext:value-type="float">
            <text:p>0.02</text:p>
          </table:table-cell>
          <table:table-cell table:style-name="ce14" table:formula="of:=[.C20]/[.$C$28]" office:value-type="float" office:value="2.46281320132752" calcext:value-type="float">
            <text:p>2.46</text:p>
          </table:table-cell>
          <table:table-cell table:style-name="ce14" table:formula="of:=[.K20]*SQRT(([.D20]*[.D20])/([.C20]*[.C20])+([.$D$28]*[.$D$28])/([.$C$28]*[.$C$28]))" office:value-type="float" office:value="0.0102830767886264" calcext:value-type="float">
            <text:p>0.01</text:p>
          </table:table-cell>
          <table:table-cell table:style-name="ce15" table:formula="of:=([.I20]/[.$I$28])" office:value-type="float" office:value="1.27407762338285" calcext:value-type="float">
            <text:p>1.274</text:p>
          </table:table-cell>
          <table:table-cell table:style-name="ce15" table:formula="of:=[.M20]*SQRT(([.J20]*[.J20])/([.I20]*[.I20])+([.$J$28]*[.$J$28])/([.$I$28]*[.$I$28]))" office:value-type="float" office:value="0.00557729276857676" calcext:value-type="float">
            <text:p>0.006</text:p>
          </table:table-cell>
          <table:table-cell table:style-name="ce27"/>
          <table:table-cell/>
          <table:table-cell table:style-name="ce17" table:formula="of:=[.G20]" office:value-type="float" office:value="344.2785" calcext:value-type="float">
            <text:p>344.2785</text:p>
          </table:table-cell>
          <table:table-cell table:style-name="ce28" table:formula="of:=[.K20]/[.M20]" office:value-type="float" office:value="1.93301660442667" calcext:value-type="float">
            <text:p>1.933017</text:p>
          </table:table-cell>
          <table:table-cell table:style-name="ce28" table:formula="of:=[.R20]*SQRT(([.L20]*[.L20])/([.K20]*[.K20])+([.N20]*[.N20])/([.M20]*[.M20]))" office:value-type="float" office:value="0.011693723930966" calcext:value-type="float">
            <text:p>0.011694</text:p>
          </table:table-cell>
          <table:table-cell table:style-name="ce30" table:formula="of:=[.S20]*100/[.R20]" office:value-type="float" office:value="0.604946895137216" calcext:value-type="float">
            <text:p>0.6049468951</text:p>
          </table:table-cell>
          <table:table-cell table:style-name="ce31" table:formula="of:=LN([.Q20])" office:value-type="float" office:value="5.841450922853" calcext:value-type="float">
            <text:p>5.8414509</text:p>
          </table:table-cell>
          <table:table-cell table:style-name="ce31" table:formula="of:=LN([.R20])" office:value-type="float" office:value="0.659081790166885" calcext:value-type="float">
            <text:p>0.6590818</text:p>
          </table:table-cell>
          <table:table-cell table:style-name="ce31" table:formula="of:=[.S20]/[.R20]" office:value-type="float" office:value="0.00604946895137216" calcext:value-type="float">
            <text:p>0.0060495</text:p>
          </table:table-cell>
          <table:table-cell table:formula="of:=[.W20]*100/[.V20]" office:value-type="float" office:value="0.917863160783183" calcext:value-type="float">
            <text:p>0.9178631608</text:p>
          </table:table-cell>
          <table:table-cell table:formula="of:=[.R20]*100/10^[.$T$67]" office:value-type="float" office:value="193.301660442667" calcext:value-type="float">
            <text:p>193.3016604427</text:p>
          </table:table-cell>
          <table:table-cell/>
          <table:table-cell table:formula="of:=[.V20]-[.Y20]" office:value-type="float" office:value="-192.6425786525" calcext:value-type="float">
            <text:p>-192.6425786525</text:p>
          </table:table-cell>
          <table:table-cell table:number-columns-repeated="5"/>
          <table:table-cell table:formula="of:=[.AA20]^2/[.W20]^2" office:value-type="float" office:value="1014074966.29048" calcext:value-type="float">
            <text:p>1014074966.29048</text:p>
          </table:table-cell>
          <table:table-cell/>
          <table:table-cell table:style-name="ce31" office:value-type="float" office:value="5.841450922853" calcext:value-type="float">
            <text:p>5.8414509</text:p>
          </table:table-cell>
          <table:table-cell table:style-name="ce31" office:value-type="float" office:value="1.02739727443243" calcext:value-type="float">
            <text:p>1.0273973</text:p>
          </table:table-cell>
          <table:table-cell table:style-name="ce31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42909+3511" office:value-type="float" office:value="46420" calcext:value-type="float">
            <text:p>46420</text:p>
          </table:table-cell>
          <table:table-cell table:formula="of:=SQRT(370^2+173^2)" office:value-type="float" office:value="408.447058992962" calcext:value-type="float">
            <text:p>408.447058993</text:p>
          </table:table-cell>
          <table:table-cell table:style-name="ce7" table:formula="of:=[.C21]/1000" office:value-type="float" office:value="46.42" calcext:value-type="float">
            <text:p>46</text:p>
          </table:table-cell>
          <table:table-cell table:style-name="ce7" table:formula="of:=[.D21]/1000" office:value-type="float" office:value="0.408447058992962" calcext:value-type="float">
            <text:p>0</text:p>
          </table:table-cell>
          <table:table-cell table:style-name="ce8" office:value-type="float" office:value="443.965" calcext:value-type="float">
            <text:p>443.965</text:p>
          </table:table-cell>
          <table:table-cell table:style-name="ce8" office:value-type="float" office:value="0.003" calcext:value-type="float">
            <text:p>0.003</text:p>
          </table:table-cell>
          <table:table-cell table:style-name="ce14" table:formula="of:=2.827+0.327" office:value-type="float" office:value="3.154" calcext:value-type="float">
            <text:p>3.15</text:p>
          </table:table-cell>
          <table:table-cell table:style-name="ce14" table:formula="of:=SQRT(0.014^2+0.019^2)" office:value-type="float" office:value="0.0236008474424119" calcext:value-type="float">
            <text:p>0.02</text:p>
          </table:table-cell>
          <table:table-cell table:style-name="ce15" table:formula="of:=[.C21]/[.$C$28]" office:value-type="float" office:value="0.259795499191287" calcext:value-type="float">
            <text:p>0.260</text:p>
          </table:table-cell>
          <table:table-cell table:style-name="ce15" table:formula="of:=[.K21]*SQRT(([.D21]*[.D21])/([.C21]*[.C21])+([.$D$28]*[.$D$28])/([.$C$28]*[.$C$28]))" office:value-type="float" office:value="0.0024627863814712" calcext:value-type="float">
            <text:p>0.002</text:p>
          </table:table-cell>
          <table:table-cell table:style-name="ce17" table:formula="of:=([.I21]/[.$I$28])" office:value-type="float" office:value="0.151126018207954" calcext:value-type="float">
            <text:p>0.1511</text:p>
          </table:table-cell>
          <table:table-cell table:style-name="ce17" table:formula="of:=[.M21]*SQRT(([.J21]*[.J21])/([.I21]*[.I21])+([.$J$28]*[.$J$28])/([.$I$28]*[.$I$28]))" office:value-type="float" office:value="0.00130520424513032" calcext:value-type="float">
            <text:p>0.0013</text:p>
          </table:table-cell>
          <table:table-cell table:style-name="ce27"/>
          <table:table-cell/>
          <table:table-cell table:style-name="ce17" table:formula="of:=[.G21]" office:value-type="float" office:value="443.965" calcext:value-type="float">
            <text:p>443.9650</text:p>
          </table:table-cell>
          <table:table-cell table:style-name="ce28" table:formula="of:=[.K21]/[.M21]" office:value-type="float" office:value="1.71906533548578" calcext:value-type="float">
            <text:p>1.719065</text:p>
          </table:table-cell>
          <table:table-cell table:style-name="ce28" table:formula="of:=[.R21]*SQRT(([.L21]*[.L21])/([.K21]*[.K21])+([.N21]*[.N21])/([.M21]*[.M21]))" office:value-type="float" office:value="0.0220452662486581" calcext:value-type="float">
            <text:p>0.022045</text:p>
          </table:table-cell>
          <table:table-cell table:style-name="ce30" table:formula="of:=[.S21]*100/[.R21]" office:value-type="float" office:value="1.28239839368458" calcext:value-type="float">
            <text:p>1.2823983937</text:p>
          </table:table-cell>
          <table:table-cell table:style-name="ce31" table:formula="of:=LN([.Q21])" office:value-type="float" office:value="6.09574573049624" calcext:value-type="float">
            <text:p>6.0957457</text:p>
          </table:table-cell>
          <table:table-cell table:style-name="ce31" table:formula="of:=LN([.R21])" office:value-type="float" office:value="0.541780733523566" calcext:value-type="float">
            <text:p>0.5417807</text:p>
          </table:table-cell>
          <table:table-cell table:style-name="ce31" table:formula="of:=[.S21]/[.R21]" office:value-type="float" office:value="0.0128239839368458" calcext:value-type="float">
            <text:p>0.0128240</text:p>
          </table:table-cell>
          <table:table-cell table:formula="of:=[.W21]*100/[.V21]" office:value-type="float" office:value="2.36700627086585" calcext:value-type="float">
            <text:p>2.3670062709</text:p>
          </table:table-cell>
          <table:table-cell table:formula="of:=[.R21]*100/10^[.$T$67]" office:value-type="float" office:value="171.906533548578" calcext:value-type="float">
            <text:p>171.9065335486</text:p>
          </table:table-cell>
          <table:table-cell/>
          <table:table-cell table:formula="of:=[.V21]-[.Y21]" office:value-type="float" office:value="-171.364752815055" calcext:value-type="float">
            <text:p>-171.3647528151</text:p>
          </table:table-cell>
          <table:table-cell table:number-columns-repeated="5"/>
          <table:table-cell table:formula="of:=[.AA21]^2/[.W21]^2" office:value-type="float" office:value="178565299.684456" calcext:value-type="float">
            <text:p>178565299.684456</text:p>
          </table:table-cell>
          <table:table-cell/>
          <table:table-cell table:style-name="ce31" office:value-type="float" office:value="6.09574573049624" calcext:value-type="float">
            <text:p>6.0957457</text:p>
          </table:table-cell>
          <table:table-cell table:style-name="ce31" office:value-type="float" office:value="0.82004904820875" calcext:value-type="float">
            <text:p>0.8200490</text:p>
          </table:table-cell>
          <table:table-cell table:style-name="ce31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128758+22057" office:value-type="float" office:value="150815" calcext:value-type="float">
            <text:p>150815</text:p>
          </table:table-cell>
          <table:table-cell table:formula="of:=SQRT(529^2+219^2)" office:value-type="float" office:value="572.539954937645" calcext:value-type="float">
            <text:p>572.5399549376</text:p>
          </table:table-cell>
          <table:table-cell table:style-name="ce9" table:formula="of:=[.C22]/1000" office:value-type="float" office:value="150.815" calcext:value-type="float">
            <text:p>150.8</text:p>
          </table:table-cell>
          <table:table-cell table:style-name="ce9" table:formula="of:=[.D22]/1000" office:value-type="float" office:value="0.572539954937645" calcext:value-type="float">
            <text:p>0.6</text:p>
          </table:table-cell>
          <table:table-cell table:style-name="ce8" office:value-type="float" office:value="778.9045" calcext:value-type="float">
            <text:p>778.9045</text:p>
          </table:table-cell>
          <table:table-cell table:style-name="ce8" office:value-type="float" office:value="0.00024" calcext:value-type="float">
            <text:p>0.00024</text:p>
          </table:table-cell>
          <table:table-cell table:style-name="ce14" office:value-type="float" office:value="12.93" calcext:value-type="float">
            <text:p>12.93</text:p>
          </table:table-cell>
          <table:table-cell table:style-name="ce8" office:value-type="float" office:value="0.08" calcext:value-type="float">
            <text:p>0.08</text:p>
          </table:table-cell>
          <table:table-cell table:style-name="ce15" table:formula="of:=[.C22]/[.$C$28]" office:value-type="float" office:value="0.844055540942136" calcext:value-type="float">
            <text:p>0.844</text:p>
          </table:table-cell>
          <table:table-cell table:style-name="ce15" table:formula="of:=[.K22]*SQRT(([.D22]*[.D22])/([.C22]*[.C22])+([.$D$28]*[.$D$28])/([.$C$28]*[.$C$28]))" office:value-type="float" office:value="0.00437408340051962" calcext:value-type="float">
            <text:p>0.004</text:p>
          </table:table-cell>
          <table:table-cell table:style-name="ce15" table:formula="of:=([.I22]/[.$I$28])" office:value-type="float" office:value="0.619549592716818" calcext:value-type="float">
            <text:p>0.620</text:p>
          </table:table-cell>
          <table:table-cell table:style-name="ce15" table:formula="of:=[.M22]*SQRT(([.J22]*[.J22])/([.I22]*[.I22])+([.$J$28]*[.$J$28])/([.$I$28]*[.$I$28]))" office:value-type="float" office:value="0.00467248228624621" calcext:value-type="float">
            <text:p>0.005</text:p>
          </table:table-cell>
          <table:table-cell table:style-name="ce27"/>
          <table:table-cell/>
          <table:table-cell table:style-name="ce17" table:formula="of:=[.G22]" office:value-type="float" office:value="778.9045" calcext:value-type="float">
            <text:p>778.9045</text:p>
          </table:table-cell>
          <table:table-cell table:style-name="ce28" table:formula="of:=[.K22]/[.M22]" office:value-type="float" office:value="1.3623696163544" calcext:value-type="float">
            <text:p>1.362370</text:p>
          </table:table-cell>
          <table:table-cell table:style-name="ce28" table:formula="of:=[.R22]*SQRT(([.L22]*[.L22])/([.K22]*[.K22])+([.N22]*[.N22])/([.M22]*[.M22]))" office:value-type="float" office:value="0.0124664843418906" calcext:value-type="float">
            <text:p>0.012466</text:p>
          </table:table-cell>
          <table:table-cell table:style-name="ce30" table:formula="of:=[.S22]*100/[.R22]" office:value-type="float" office:value="0.91505889387419" calcext:value-type="float">
            <text:p>0.9150588939</text:p>
          </table:table-cell>
          <table:table-cell table:style-name="ce31" table:formula="of:=LN([.Q22])" office:value-type="float" office:value="6.65788844528757" calcext:value-type="float">
            <text:p>6.6578884</text:p>
          </table:table-cell>
          <table:table-cell table:style-name="ce31" table:formula="of:=LN([.R22])" office:value-type="float" office:value="0.30922554855747" calcext:value-type="float">
            <text:p>0.3092255</text:p>
          </table:table-cell>
          <table:table-cell table:style-name="ce31" table:formula="of:=[.S22]/[.R22]" office:value-type="float" office:value="0.0091505889387419" calcext:value-type="float">
            <text:p>0.0091506</text:p>
          </table:table-cell>
          <table:table-cell table:formula="of:=[.W22]*100/[.V22]" office:value-type="float" office:value="2.95919563613976" calcext:value-type="float">
            <text:p>2.9591956361</text:p>
          </table:table-cell>
          <table:table-cell table:formula="of:=[.R22]*100/10^[.$T$67]" office:value-type="float" office:value="136.23696163544" calcext:value-type="float">
            <text:p>136.2369616354</text:p>
          </table:table-cell>
          <table:table-cell/>
          <table:table-cell table:formula="of:=[.V22]-[.Y22]" office:value-type="float" office:value="-135.927736086883" calcext:value-type="float">
            <text:p>-135.9277360869</text:p>
          </table:table-cell>
          <table:table-cell table:number-columns-repeated="5"/>
          <table:table-cell table:formula="of:=[.AA22]^2/[.W22]^2" office:value-type="float" office:value="220657185.474959" calcext:value-type="float">
            <text:p>220657185.474959</text:p>
          </table:table-cell>
          <table:table-cell/>
          <table:table-cell table:style-name="ce31" office:value-type="float" office:value="6.65788844528757" calcext:value-type="float">
            <text:p>6.6578884</text:p>
          </table:table-cell>
          <table:table-cell table:style-name="ce31" office:value-type="float" office:value="0.414957475673479" calcext:value-type="float">
            <text:p>0.4149575</text:p>
          </table:table-cell>
          <table:table-cell table:style-name="ce31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38365+6452" office:value-type="float" office:value="44817" calcext:value-type="float">
            <text:p>44817</text:p>
          </table:table-cell>
          <table:table-cell table:formula="of:=SQRT(340^2+171^2)" office:value-type="float" office:value="380.57982079979" calcext:value-type="float">
            <text:p>380.5798207998</text:p>
          </table:table-cell>
          <table:table-cell table:style-name="ce9" table:formula="of:=[.C23]/1000" office:value-type="float" office:value="44.817" calcext:value-type="float">
            <text:p>44.8</text:p>
          </table:table-cell>
          <table:table-cell table:style-name="ce9" table:formula="of:=[.D23]/1000" office:value-type="float" office:value="0.38057982079979" calcext:value-type="float">
            <text:p>0.4</text:p>
          </table:table-cell>
          <table:table-cell table:style-name="ce15" office:value-type="float" office:value="867.38" calcext:value-type="float">
            <text:p>867.380</text:p>
          </table:table-cell>
          <table:table-cell table:style-name="ce8" office:value-type="float" office:value="0.003" calcext:value-type="float">
            <text:p>0.003</text:p>
          </table:table-cell>
          <table:table-cell table:style-name="ce14" office:value-type="float" office:value="4.23" calcext:value-type="float">
            <text:p>4.23</text:p>
          </table:table-cell>
          <table:table-cell table:style-name="ce8" office:value-type="float" office:value="0.03" calcext:value-type="float">
            <text:p>0.03</text:p>
          </table:table-cell>
          <table:table-cell table:style-name="ce15" table:formula="of:=[.C23]/[.$C$28]" office:value-type="float" office:value="0.250824103560015" calcext:value-type="float">
            <text:p>0.251</text:p>
          </table:table-cell>
          <table:table-cell table:style-name="ce15" table:formula="of:=[.K23]*SQRT(([.D23]*[.D23])/([.C23]*[.C23])+([.$D$28]*[.$D$28])/([.$C$28]*[.$C$28]))" office:value-type="float" office:value="0.00230642577513563" calcext:value-type="float">
            <text:p>0.002</text:p>
          </table:table-cell>
          <table:table-cell table:style-name="ce15" table:formula="of:=([.I23]/[.$I$28])" office:value-type="float" office:value="0.20268327743172" calcext:value-type="float">
            <text:p>0.203</text:p>
          </table:table-cell>
          <table:table-cell table:style-name="ce15" table:formula="of:=[.M23]*SQRT(([.J23]*[.J23])/([.I23]*[.I23])+([.$J$28]*[.$J$28])/([.$I$28]*[.$I$28]))" office:value-type="float" office:value="0.00168234643913546" calcext:value-type="float">
            <text:p>0.002</text:p>
          </table:table-cell>
          <table:table-cell table:style-name="ce27"/>
          <table:table-cell/>
          <table:table-cell table:style-name="ce17" table:formula="of:=[.G23]" office:value-type="float" office:value="867.38" calcext:value-type="float">
            <text:p>867.3800</text:p>
          </table:table-cell>
          <table:table-cell table:style-name="ce28" table:formula="of:=[.K23]/[.M23]" office:value-type="float" office:value="1.23751750385284" calcext:value-type="float">
            <text:p>1.237518</text:p>
          </table:table-cell>
          <table:table-cell table:style-name="ce28" table:formula="of:=[.R23]*SQRT(([.L23]*[.L23])/([.K23]*[.K23])+([.N23]*[.N23])/([.M23]*[.M23]))" office:value-type="float" office:value="0.015329809351189" calcext:value-type="float">
            <text:p>0.015330</text:p>
          </table:table-cell>
          <table:table-cell table:style-name="ce30" table:formula="of:=[.S23]*100/[.R23]" office:value-type="float" office:value="1.23875495121982" calcext:value-type="float">
            <text:p>1.2387549512</text:p>
          </table:table-cell>
          <table:table-cell table:style-name="ce31" table:formula="of:=LN([.Q23])" office:value-type="float" office:value="6.76547717372248" calcext:value-type="float">
            <text:p>6.7654772</text:p>
          </table:table-cell>
          <table:table-cell table:style-name="ce31" table:formula="of:=LN([.R23])" office:value-type="float" office:value="0.213107359888225" calcext:value-type="float">
            <text:p>0.2131074</text:p>
          </table:table-cell>
          <table:table-cell table:style-name="ce31" table:formula="of:=[.S23]/[.R23]" office:value-type="float" office:value="0.0123875495121982" calcext:value-type="float">
            <text:p>0.0123875</text:p>
          </table:table-cell>
          <table:table-cell table:formula="of:=[.W23]*100/[.V23]" office:value-type="float" office:value="5.81282106760435" calcext:value-type="float">
            <text:p>5.8128210676</text:p>
          </table:table-cell>
          <table:table-cell table:formula="of:=[.R23]*100/10^[.$T$67]" office:value-type="float" office:value="123.751750385284" calcext:value-type="float">
            <text:p>123.7517503853</text:p>
          </table:table-cell>
          <table:table-cell/>
          <table:table-cell table:formula="of:=[.V23]-[.Y23]" office:value-type="float" office:value="-123.538643025396" calcext:value-type="float">
            <text:p>-123.5386430254</text:p>
          </table:table-cell>
          <table:table-cell table:number-columns-repeated="5"/>
          <table:table-cell table:formula="of:=[.AA23]^2/[.W23]^2" office:value-type="float" office:value="99456883.5446409" calcext:value-type="float">
            <text:p>99456883.5446409</text:p>
          </table:table-cell>
          <table:table-cell/>
          <table:table-cell table:style-name="ce31" office:value-type="float" office:value="6.76547717372248" calcext:value-type="float">
            <text:p>6.7654772</text:p>
          </table:table-cell>
          <table:table-cell table:style-name="ce31" office:value-type="float" office:value="0.3297884259032" calcext:value-type="float">
            <text:p>0.3297884</text:p>
          </table:table-cell>
          <table:table-cell table:style-name="ce31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131219+21274" office:value-type="float" office:value="152493" calcext:value-type="float">
            <text:p>152493</text:p>
          </table:table-cell>
          <table:table-cell table:formula="of:=SQRT(525^2+201^2)" office:value-type="float" office:value="562.161898388712" calcext:value-type="float">
            <text:p>562.1618983887</text:p>
          </table:table-cell>
          <table:table-cell table:style-name="ce9" table:formula="of:=[.C24]/1000" office:value-type="float" office:value="152.493" calcext:value-type="float">
            <text:p>152.5</text:p>
          </table:table-cell>
          <table:table-cell table:style-name="ce9" table:formula="of:=[.D24]/1000" office:value-type="float" office:value="0.562161898388712" calcext:value-type="float">
            <text:p>0.6</text:p>
          </table:table-cell>
          <table:table-cell table:style-name="ce8" office:value-type="float" office:value="964.057" calcext:value-type="float">
            <text:p>964.057</text:p>
          </table:table-cell>
          <table:table-cell table:style-name="ce8" office:value-type="float" office:value="0.005" calcext:value-type="float">
            <text:p>0.005</text:p>
          </table:table-cell>
          <table:table-cell table:style-name="ce14" office:value-type="float" office:value="14.51" calcext:value-type="float">
            <text:p>14.51</text:p>
          </table:table-cell>
          <table:table-cell table:style-name="ce8" office:value-type="float" office:value="0.07" calcext:value-type="float">
            <text:p>0.07</text:p>
          </table:table-cell>
          <table:table-cell table:style-name="ce15" table:formula="of:=[.C24]/[.$C$28]" office:value-type="float" office:value="0.853446683717728" calcext:value-type="float">
            <text:p>0.853</text:p>
          </table:table-cell>
          <table:table-cell table:style-name="ce15" table:formula="of:=[.K24]*SQRT(([.D24]*[.D24])/([.C24]*[.C24])+([.$D$28]*[.$D$28])/([.$C$28]*[.$C$28]))" office:value-type="float" office:value="0.00435455191685227" calcext:value-type="float">
            <text:p>0.004</text:p>
          </table:table-cell>
          <table:table-cell table:style-name="ce15" table:formula="of:=([.I24]/[.$I$28])" office:value-type="float" office:value="0.695256348826066" calcext:value-type="float">
            <text:p>0.695</text:p>
          </table:table-cell>
          <table:table-cell table:style-name="ce15" table:formula="of:=[.M24]*SQRT(([.J24]*[.J24])/([.I24]*[.I24])+([.$J$28]*[.$J$28])/([.$I$28]*[.$I$28]))" office:value-type="float" office:value="0.00449881669468575" calcext:value-type="float">
            <text:p>0.004</text:p>
          </table:table-cell>
          <table:table-cell table:style-name="ce27"/>
          <table:table-cell/>
          <table:table-cell table:style-name="ce17" table:formula="of:=[.G24]" office:value-type="float" office:value="964.057" calcext:value-type="float">
            <text:p>964.0570</text:p>
          </table:table-cell>
          <table:table-cell table:style-name="ce28" table:formula="of:=[.K24]/[.M24]" office:value-type="float" office:value="1.22752806955127" calcext:value-type="float">
            <text:p>1.227528</text:p>
          </table:table-cell>
          <table:table-cell table:style-name="ce28" table:formula="of:=[.R24]*SQRT(([.L24]*[.L24])/([.K24]*[.K24])+([.N24]*[.N24])/([.M24]*[.M24]))" office:value-type="float" office:value="0.0101153045054119" calcext:value-type="float">
            <text:p>0.010115</text:p>
          </table:table-cell>
          <table:table-cell table:style-name="ce30" table:formula="of:=[.S24]*100/[.R24]" office:value-type="float" office:value="0.824038550019437" calcext:value-type="float">
            <text:p>0.82403855</text:p>
          </table:table-cell>
          <table:table-cell table:style-name="ce31" table:formula="of:=LN([.Q24])" office:value-type="float" office:value="6.87115042149322" calcext:value-type="float">
            <text:p>6.8711504</text:p>
          </table:table-cell>
          <table:table-cell table:style-name="ce31" table:formula="of:=LN([.R24])" office:value-type="float" office:value="0.205002447676635" calcext:value-type="float">
            <text:p>0.2050024</text:p>
          </table:table-cell>
          <table:table-cell table:style-name="ce31" table:formula="of:=[.S24]/[.R24]" office:value-type="float" office:value="0.00824038550019437" calcext:value-type="float">
            <text:p>0.0082404</text:p>
          </table:table-cell>
          <table:table-cell table:formula="of:=[.W24]*100/[.V24]" office:value-type="float" office:value="4.01965224980754" calcext:value-type="float">
            <text:p>4.0196522498</text:p>
          </table:table-cell>
          <table:table-cell table:formula="of:=[.R24]*100/10^[.$T$67]" office:value-type="float" office:value="122.752806955127" calcext:value-type="float">
            <text:p>122.7528069551</text:p>
          </table:table-cell>
          <table:table-cell/>
          <table:table-cell table:formula="of:=[.V24]-[.Y24]" office:value-type="float" office:value="-122.547804507451" calcext:value-type="float">
            <text:p>-122.5478045075</text:p>
          </table:table-cell>
          <table:table-cell table:number-columns-repeated="5"/>
          <table:table-cell table:formula="of:=[.AA24]^2/[.W24]^2" office:value-type="float" office:value="221164802.39632" calcext:value-type="float">
            <text:p>221164802.39632</text:p>
          </table:table-cell>
          <table:table-cell/>
          <table:table-cell table:style-name="ce31" office:value-type="float" office:value="6.87115042149322" calcext:value-type="float">
            <text:p>6.8711504</text:p>
          </table:table-cell>
          <table:table-cell table:style-name="ce31" office:value-type="float" office:value="0.269406713942613" calcext:value-type="float">
            <text:p>0.2694067</text:p>
          </table:table-cell>
          <table:table-cell table:style-name="ce31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119825+11557" office:value-type="float" office:value="131382" calcext:value-type="float">
            <text:p>131382</text:p>
          </table:table-cell>
          <table:table-cell table:formula="of:=SQRT(537^2+201^2)" office:value-type="float" office:value="573.384687622542" calcext:value-type="float">
            <text:p>573.3846876225</text:p>
          </table:table-cell>
          <table:table-cell table:style-name="ce7" table:formula="of:=[.C25]/1000" office:value-type="float" office:value="131.382" calcext:value-type="float">
            <text:p>131</text:p>
          </table:table-cell>
          <table:table-cell table:style-name="ce7" table:formula="of:=[.D25]/1000" office:value-type="float" office:value="0.573384687622542" calcext:value-type="float">
            <text:p>1</text:p>
          </table:table-cell>
          <table:table-cell table:style-name="ce8" office:value-type="float" office:value="1112.069" calcext:value-type="float">
            <text:p>1112.069</text:p>
          </table:table-cell>
          <table:table-cell table:style-name="ce8" office:value-type="float" office:value="0.03" calcext:value-type="float">
            <text:p>0.03</text:p>
          </table:table-cell>
          <table:table-cell table:style-name="ce14" office:value-type="float" office:value="13.67" calcext:value-type="float">
            <text:p>13.67</text:p>
          </table:table-cell>
          <table:table-cell table:style-name="ce8" office:value-type="float" office:value="0.08" calcext:value-type="float">
            <text:p>0.08</text:p>
          </table:table-cell>
          <table:table-cell table:style-name="ce15" table:formula="of:=[.C25]/[.$C$28]" office:value-type="float" office:value="0.735296257534461" calcext:value-type="float">
            <text:p>0.735</text:p>
          </table:table-cell>
          <table:table-cell table:style-name="ce15" table:formula="of:=[.K25]*SQRT(([.D25]*[.D25])/([.C25]*[.C25])+([.$D$28]*[.$D$28])/([.$C$28]*[.$C$28]))" office:value-type="float" office:value="0.00412619903432093" calcext:value-type="float">
            <text:p>0.004</text:p>
          </table:table-cell>
          <table:table-cell table:style-name="ce15" table:formula="of:=([.I25]/[.$I$28])" office:value-type="float" office:value="0.655007187350263" calcext:value-type="float">
            <text:p>0.655</text:p>
          </table:table-cell>
          <table:table-cell table:style-name="ce15" table:formula="of:=[.M25]*SQRT(([.J25]*[.J25])/([.I25]*[.I25])+([.$J$28]*[.$J$28])/([.$I$28]*[.$I$28]))" office:value-type="float" office:value="0.0047615684731189" calcext:value-type="float">
            <text:p>0.005</text:p>
          </table:table-cell>
          <table:table-cell table:style-name="ce27"/>
          <table:table-cell/>
          <table:table-cell table:style-name="ce17" table:formula="of:=[.G25]" office:value-type="float" office:value="1112.069" calcext:value-type="float">
            <text:p>1112.0690</text:p>
          </table:table-cell>
          <table:table-cell table:style-name="ce28" table:formula="of:=[.K25]/[.M25]" office:value-type="float" office:value="1.12257738805737" calcext:value-type="float">
            <text:p>1.122577</text:p>
          </table:table-cell>
          <table:table-cell table:style-name="ce28" table:formula="of:=[.R25]*SQRT(([.L25]*[.L25])/([.K25]*[.K25])+([.N25]*[.N25])/([.M25]*[.M25]))" office:value-type="float" office:value="0.0103091304252853" calcext:value-type="float">
            <text:p>0.010309</text:p>
          </table:table-cell>
          <table:table-cell table:style-name="ce30" table:formula="of:=[.S25]*100/[.R25]" office:value-type="float" office:value="0.918344742639558" calcext:value-type="float">
            <text:p>0.9183447426</text:p>
          </table:table-cell>
          <table:table-cell table:style-name="ce31" table:formula="of:=LN([.Q25])" office:value-type="float" office:value="7.0139775232452" calcext:value-type="float">
            <text:p>7.0139775</text:p>
          </table:table-cell>
          <table:table-cell table:style-name="ce31" table:formula="of:=LN([.R25])" office:value-type="float" office:value="0.115627280847924" calcext:value-type="float">
            <text:p>0.1156273</text:p>
          </table:table-cell>
          <table:table-cell table:style-name="ce31" table:formula="of:=[.S25]/[.R25]" office:value-type="float" office:value="0.00918344742639558" calcext:value-type="float">
            <text:p>0.0091834</text:p>
          </table:table-cell>
          <table:table-cell table:formula="of:=[.W25]*100/[.V25]" office:value-type="float" office:value="7.94228434591825" calcext:value-type="float">
            <text:p>7.9422843459</text:p>
          </table:table-cell>
          <table:table-cell table:formula="of:=[.R25]*100/10^[.$T$67]" office:value-type="float" office:value="112.257738805737" calcext:value-type="float">
            <text:p>112.2577388057</text:p>
          </table:table-cell>
          <table:table-cell/>
          <table:table-cell table:formula="of:=[.V25]-[.Y25]" office:value-type="float" office:value="-112.142111524889" calcext:value-type="float">
            <text:p>-112.1421115249</text:p>
          </table:table-cell>
          <table:table-cell table:number-columns-repeated="5"/>
          <table:table-cell table:formula="of:=[.AA25]^2/[.W25]^2" office:value-type="float" office:value="149116592.239287" calcext:value-type="float">
            <text:p>149116592.239287</text:p>
          </table:table-cell>
          <table:table-cell/>
          <table:table-cell table:style-name="ce31" office:value-type="float" office:value="7.0139775232452" calcext:value-type="float">
            <text:p>7.0139775</text:p>
          </table:table-cell>
          <table:table-cell table:style-name="ce31" office:value-type="float" office:value="0.154765748338815" calcext:value-type="float">
            <text:p>0.1547657</text:p>
          </table:table-cell>
          <table:table-cell table:style-name="ce31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11730+1325" office:value-type="float" office:value="13055" calcext:value-type="float">
            <text:p>13055</text:p>
          </table:table-cell>
          <table:table-cell table:formula="of:=SQRT(203^2+97^2)" office:value-type="float" office:value="224.984443906684" calcext:value-type="float">
            <text:p>224.9844439067</text:p>
          </table:table-cell>
          <table:table-cell table:style-name="ce9" table:formula="of:=[.C26]/1000" office:value-type="float" office:value="13.055" calcext:value-type="float">
            <text:p>13.1</text:p>
          </table:table-cell>
          <table:table-cell table:style-name="ce9" table:formula="of:=[.D26]/1000" office:value-type="float" office:value="0.224984443906684" calcext:value-type="float">
            <text:p>0.2</text:p>
          </table:table-cell>
          <table:table-cell table:style-name="ce8" office:value-type="float" office:value="1212.948" calcext:value-type="float">
            <text:p>1212.948</text:p>
          </table:table-cell>
          <table:table-cell table:style-name="ce8" office:value-type="float" office:value="0.011" calcext:value-type="float">
            <text:p>0.011</text:p>
          </table:table-cell>
          <table:table-cell table:style-name="ce15" office:value-type="float" office:value="1.415" calcext:value-type="float">
            <text:p>1.415</text:p>
          </table:table-cell>
          <table:table-cell table:style-name="ce8" office:value-type="float" office:value="0.008" calcext:value-type="float">
            <text:p>0.008</text:p>
          </table:table-cell>
          <table:table-cell table:style-name="ce15" table:formula="of:=[.C26]/[.$C$28]" office:value-type="float" office:value="0.0730639862546802" calcext:value-type="float">
            <text:p>0.073</text:p>
          </table:table-cell>
          <table:table-cell table:style-name="ce15" table:formula="of:=[.K26]*SQRT(([.D26]*[.D26])/([.C26]*[.C26])+([.$D$28]*[.$D$28])/([.$C$28]*[.$C$28]))" office:value-type="float" office:value="0.00128526159182" calcext:value-type="float">
            <text:p>0.001</text:p>
          </table:table-cell>
          <table:table-cell table:style-name="ce17" table:formula="of:=([.I26]/[.$I$28])" office:value-type="float" office:value="0.0678006708193579" calcext:value-type="float">
            <text:p>0.0678</text:p>
          </table:table-cell>
          <table:table-cell table:style-name="ce17" table:formula="of:=[.M26]*SQRT(([.J26]*[.J26])/([.I26]*[.I26])+([.$J$28]*[.$J$28])/([.$I$28]*[.$I$28]))" office:value-type="float" office:value="0.00048210673274131" calcext:value-type="float">
            <text:p>0.0005</text:p>
          </table:table-cell>
          <table:table-cell table:style-name="ce27"/>
          <table:table-cell/>
          <table:table-cell table:style-name="ce17" table:formula="of:=[.G26]" office:value-type="float" office:value="1212.948" calcext:value-type="float">
            <text:p>1212.9480</text:p>
          </table:table-cell>
          <table:table-cell table:style-name="ce28" table:formula="of:=[.K26]/[.M26]" office:value-type="float" office:value="1.07762925309906" calcext:value-type="float">
            <text:p>1.077629</text:p>
          </table:table-cell>
          <table:table-cell table:style-name="ce28" table:formula="of:=[.R26]*SQRT(([.L26]*[.L26])/([.K26]*[.K26])+([.N26]*[.N26])/([.M26]*[.M26]))" office:value-type="float" office:value="0.0204466125754688" calcext:value-type="float">
            <text:p>0.020447</text:p>
          </table:table-cell>
          <table:table-cell table:style-name="ce30" table:formula="of:=[.S26]*100/[.R26]" office:value-type="float" office:value="1.89736985300539" calcext:value-type="float">
            <text:p>1.897369853</text:p>
          </table:table-cell>
          <table:table-cell table:style-name="ce31" table:formula="of:=LN([.Q26])" office:value-type="float" office:value="7.10080903910512" calcext:value-type="float">
            <text:p>7.1008090</text:p>
          </table:table-cell>
          <table:table-cell table:style-name="ce31" table:formula="of:=LN([.R26])" office:value-type="float" office:value="0.074763492274013" calcext:value-type="float">
            <text:p>0.0747635</text:p>
          </table:table-cell>
          <table:table-cell table:style-name="ce31" table:formula="of:=[.S26]/[.R26]" office:value-type="float" office:value="0.0189736985300539" calcext:value-type="float">
            <text:p>0.0189737</text:p>
          </table:table-cell>
          <table:table-cell table:formula="of:=[.W26]*100/[.V26]" office:value-type="float" office:value="25.3782935399995" calcext:value-type="float">
            <text:p>25.37829354</text:p>
          </table:table-cell>
          <table:table-cell table:formula="of:=[.R26]*100/10^[.$T$67]" office:value-type="float" office:value="107.762925309906" calcext:value-type="float">
            <text:p>107.7629253099</text:p>
          </table:table-cell>
          <table:table-cell/>
          <table:table-cell table:formula="of:=[.V26]-[.Y26]" office:value-type="float" office:value="-107.688161817632" calcext:value-type="float">
            <text:p>-107.6881618176</text:p>
          </table:table-cell>
          <table:table-cell table:number-columns-repeated="5"/>
          <table:table-cell table:formula="of:=[.AA26]^2/[.W26]^2" office:value-type="float" office:value="32213056.620117" calcext:value-type="float">
            <text:p>32213056.620117</text:p>
          </table:table-cell>
          <table:table-cell/>
          <table:table-cell table:style-name="ce31" office:value-type="float" office:value="7.10080903910512" calcext:value-type="float">
            <text:p>7.1008090</text:p>
          </table:table-cell>
          <table:table-cell table:style-name="ce31" office:value-type="float" office:value="0.0997520530058494" calcext:value-type="float">
            <text:p>0.0997521</text:p>
          </table:table-cell>
          <table:table-cell table:style-name="ce31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12821+1378" office:value-type="float" office:value="14199" calcext:value-type="float">
            <text:p>14199</text:p>
          </table:table-cell>
          <table:table-cell table:formula="of:=SQRT(256^2+175^2)" office:value-type="float" office:value="310.098371488791" calcext:value-type="float">
            <text:p>310.0983714888</text:p>
          </table:table-cell>
          <table:table-cell table:style-name="ce9" table:formula="of:=[.C27]/1000" office:value-type="float" office:value="14.199" calcext:value-type="float">
            <text:p>14.2</text:p>
          </table:table-cell>
          <table:table-cell table:style-name="ce9" table:formula="of:=[.D27]/1000" office:value-type="float" office:value="0.310098371488791" calcext:value-type="float">
            <text:p>0.3</text:p>
          </table:table-cell>
          <table:table-cell table:style-name="ce8" office:value-type="float" office:value="1299.142" calcext:value-type="float">
            <text:p>1299.142</text:p>
          </table:table-cell>
          <table:table-cell table:style-name="ce8" office:value-type="float" office:value="0.008" calcext:value-type="float">
            <text:p>0.008</text:p>
          </table:table-cell>
          <table:table-cell table:style-name="ce15" office:value-type="float" office:value="1.633" calcext:value-type="float">
            <text:p>1.633</text:p>
          </table:table-cell>
          <table:table-cell table:style-name="ce8" office:value-type="float" office:value="0.011" calcext:value-type="float">
            <text:p>0.011</text:p>
          </table:table-cell>
          <table:table-cell table:style-name="ce15" table:formula="of:=[.C27]/[.$C$28]" office:value-type="float" office:value="0.0794665293627119" calcext:value-type="float">
            <text:p>0.079</text:p>
          </table:table-cell>
          <table:table-cell table:style-name="ce15" table:formula="of:=[.K27]*SQRT(([.D27]*[.D27])/([.C27]*[.C27])+([.$D$28]*[.$D$28])/([.$C$28]*[.$C$28]))" office:value-type="float" office:value="0.00175799851012884" calcext:value-type="float">
            <text:p>0.002</text:p>
          </table:table-cell>
          <table:table-cell table:style-name="ce17" table:formula="of:=([.I27]/[.$I$28])" office:value-type="float" office:value="0.0782462865356972" calcext:value-type="float">
            <text:p>0.0782</text:p>
          </table:table-cell>
          <table:table-cell table:style-name="ce17" table:formula="of:=[.M27]*SQRT(([.J27]*[.J27])/([.I27]*[.I27])+([.$J$28]*[.$J$28])/([.$I$28]*[.$I$28]))" office:value-type="float" office:value="0.000625830907217361" calcext:value-type="float">
            <text:p>0.0006</text:p>
          </table:table-cell>
          <table:table-cell table:style-name="ce27"/>
          <table:table-cell/>
          <table:table-cell table:style-name="ce17" table:formula="of:=[.G27]" office:value-type="float" office:value="1299.142" calcext:value-type="float">
            <text:p>1299.1420</text:p>
          </table:table-cell>
          <table:table-cell table:style-name="ce28" table:formula="of:=[.K27]/[.M27]" office:value-type="float" office:value="1.01559489761163" calcext:value-type="float">
            <text:p>1.015595</text:p>
          </table:table-cell>
          <table:table-cell table:style-name="ce28" table:formula="of:=[.R27]*SQRT(([.L27]*[.L27])/([.K27]*[.K27])+([.N27]*[.N27])/([.M27]*[.M27]))" office:value-type="float" office:value="0.0238908122980081" calcext:value-type="float">
            <text:p>0.023891</text:p>
          </table:table-cell>
          <table:table-cell table:style-name="ce30" table:formula="of:=[.S27]*100/[.R27]" office:value-type="float" office:value="2.35239585726474" calcext:value-type="float">
            <text:p>2.3523958573</text:p>
          </table:table-cell>
          <table:table-cell table:style-name="ce31" table:formula="of:=LN([.Q27])" office:value-type="float" office:value="7.16945932555375" calcext:value-type="float">
            <text:p>7.1694593</text:p>
          </table:table-cell>
          <table:table-cell table:style-name="ce31" table:formula="of:=LN([.R27])" office:value-type="float" office:value="0.0154745468220136" calcext:value-type="float">
            <text:p>0.0154745</text:p>
          </table:table-cell>
          <table:table-cell table:style-name="ce31" table:formula="of:=[.S27]/[.R27]" office:value-type="float" office:value="0.0235239585726474" calcext:value-type="float">
            <text:p>0.0235240</text:p>
          </table:table-cell>
          <table:table-cell table:formula="of:=[.W27]*100/[.V27]" office:value-type="float" office:value="152.017108114487" calcext:value-type="float">
            <text:p>152.0171081145</text:p>
          </table:table-cell>
          <table:table-cell table:formula="of:=[.R27]*100/10^[.$T$67]" office:value-type="float" office:value="101.559489761163" calcext:value-type="float">
            <text:p>101.5594897612</text:p>
          </table:table-cell>
          <table:table-cell/>
          <table:table-cell table:formula="of:=[.V27]-[.Y27]" office:value-type="float" office:value="-101.544015214341" calcext:value-type="float">
            <text:p>-101.5440152143</text:p>
          </table:table-cell>
          <table:table-cell table:number-columns-repeated="5"/>
          <table:table-cell table:formula="of:=[.AA27]^2/[.W27]^2" office:value-type="float" office:value="18633217.4582409" calcext:value-type="float">
            <text:p>18633217.4582409</text:p>
          </table:table-cell>
          <table:table-cell/>
          <table:table-cell table:style-name="ce31" office:value-type="float" office:value="7.16945932555375" calcext:value-type="float">
            <text:p>7.1694593</text:p>
          </table:table-cell>
          <table:table-cell table:style-name="ce31" office:value-type="float" office:value="0.0531204502758263" calcext:value-type="float">
            <text:p>0.0531205</text:p>
          </table:table-cell>
          <table:table-cell table:style-name="ce31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159247+19432" office:value-type="float" office:value="178679" calcext:value-type="float">
            <text:p>178679</text:p>
          </table:table-cell>
          <table:table-cell table:formula="of:=SQRT(588^2+227^2)" office:value-type="float" office:value="630.29596222727" calcext:value-type="float">
            <text:p>630.2959622273</text:p>
          </table:table-cell>
          <table:table-cell table:style-name="ce7" table:formula="of:=[.C28]/1000" office:value-type="float" office:value="178.679" calcext:value-type="float">
            <text:p>179</text:p>
          </table:table-cell>
          <table:table-cell table:style-name="ce7" table:formula="of:=[.D28]/1000" office:value-type="float" office:value="0.63029596222727" calcext:value-type="float">
            <text:p>1</text:p>
          </table:table-cell>
          <table:table-cell table:style-name="ce8" office:value-type="float" office:value="1408.006" calcext:value-type="float">
            <text:p>1408.006</text:p>
          </table:table-cell>
          <table:table-cell table:style-name="ce8" office:value-type="float" office:value="0.003" calcext:value-type="float">
            <text:p>0.003</text:p>
          </table:table-cell>
          <table:table-cell table:style-name="ce14" office:value-type="float" office:value="20.87" calcext:value-type="float">
            <text:p>20.87</text:p>
          </table:table-cell>
          <table:table-cell table:style-name="ce8" office:value-type="float" office:value="0.09" calcext:value-type="float">
            <text:p>0.09</text:p>
          </table:table-cell>
          <table:table-cell table:style-name="ce15" table:formula="of:=[.C28]/[.$C$28]" office:value-type="float" office:value="1" calcext:value-type="float">
            <text:p>1.000</text:p>
          </table:table-cell>
          <table:table-cell table:style-name="ce15" table:formula="of:=[.K28]*SQRT(([.D28]*[.D28])/([.C28]*[.C28])+([.$D$28]*[.$D$28])/([.$C$28]*[.$C$28]))" office:value-type="float" office:value="0.00498868416596693" calcext:value-type="float">
            <text:p>0.005</text:p>
          </table:table-cell>
          <table:table-cell table:style-name="ce15" table:formula="of:=([.I28]/[.$I$28])" office:value-type="float" office:value="1" calcext:value-type="float">
            <text:p>1.000</text:p>
          </table:table-cell>
          <table:table-cell table:style-name="ce15" table:formula="of:=[.M28]*SQRT(([.J28]*[.J28])/([.I28]*[.I28])+([.$J$28]*[.$J$28])/([.$I$28]*[.$I$28]))" office:value-type="float" office:value="0.00609866893213122" calcext:value-type="float">
            <text:p>0.006</text:p>
          </table:table-cell>
          <table:table-cell table:style-name="ce27"/>
          <table:table-cell/>
          <table:table-cell table:style-name="ce17" table:formula="of:=[.G28]" office:value-type="float" office:value="1408.006" calcext:value-type="float">
            <text:p>1408.0060</text:p>
          </table:table-cell>
          <table:table-cell table:style-name="ce28" table:formula="of:=[.K28]/[.M28]" office:value-type="float" office:value="1" calcext:value-type="float">
            <text:p>1.000000</text:p>
          </table:table-cell>
          <table:table-cell table:style-name="ce28" table:formula="of:=[.R28]*SQRT(([.L28]*[.L28])/([.K28]*[.K28])+([.N28]*[.N28])/([.M28]*[.M28]))" office:value-type="float" office:value="0.00787913272203938" calcext:value-type="float">
            <text:p>0.007879</text:p>
          </table:table-cell>
          <table:table-cell table:style-name="ce30" table:formula="of:=[.S28]*100/[.R28]" office:value-type="float" office:value="0.787913272203938" calcext:value-type="float">
            <text:p>0.7879132722</text:p>
          </table:table-cell>
          <table:table-cell table:style-name="ce31" table:formula="of:=LN([.Q28])" office:value-type="float" office:value="7.24992979807255" calcext:value-type="float">
            <text:p>7.2499298</text:p>
          </table:table-cell>
          <table:table-cell table:style-name="ce31" table:formula="of:=LN([.R28])" office:value-type="float" office:value="0" calcext:value-type="float">
            <text:p>0.0000000</text:p>
          </table:table-cell>
          <table:table-cell table:style-name="ce31" table:formula="of:=[.S28]/[.R28]" office:value-type="float" office:value="0.00787913272203938" calcext:value-type="float">
            <text:p>0.0078791</text:p>
          </table:table-cell>
          <table:table-cell table:formula="of:=[.W28]*100/[.V28]" office:value-type="string" office:string-value="" calcext:value-type="error">
            <text:p>#DIV/0!</text:p>
          </table:table-cell>
          <table:table-cell table:formula="of:=[.R28]*100/10^[.$T$67]" office:value-type="float" office:value="100" calcext:value-type="float">
            <text:p>100</text:p>
          </table:table-cell>
          <table:table-cell/>
          <table:table-cell table:formula="of:=[.V28]-[.Y28]" office:value-type="float" office:value="-100" calcext:value-type="float">
            <text:p>-100</text:p>
          </table:table-cell>
          <table:table-cell table:number-columns-repeated="5"/>
          <table:table-cell table:formula="of:=[.AA28]^2/[.W28]^2" office:value-type="float" office:value="161080573.716016" calcext:value-type="float">
            <text:p>161080573.716016</text:p>
          </table:table-cell>
          <table:table-cell/>
          <table:table-cell table:style-name="ce31" office:value-type="float" office:value="7.24992979807255" calcext:value-type="float">
            <text:p>7.2499298</text:p>
          </table:table-cell>
          <table:table-cell table:style-name="ce31" office:value-type="float" office:value="0" calcext:value-type="float">
            <text:p>0.0000000</text:p>
          </table:table-cell>
          <table:table-cell table:style-name="ce31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style-name="ce7" table:formula="of:=[.F27]/1000" office:value-type="float" office:value="0.000310098371488791" calcext:value-type="float">
            <text:p>0</text:p>
          </table:table-cell>
          <table:table-cell table:style-name="ce7" table:formula="of:=[.G27]/1000" office:value-type="float" office:value="1.299142" calcext:value-type="float">
            <text:p>1</text:p>
          </table:table-cell>
          <table:table-cell table:number-columns-repeated="12"/>
          <table:table-cell table:style-name="ce30"/>
          <table:table-cell table:style-name="ce31" table:number-columns-repeated="3"/>
          <table:table-cell table:number-columns-repeated="18"/>
        </table:table-row>
        <table:table-row table:style-name="ro1">
          <table:table-cell/>
          <table:table-cell office:value-type="float" office:value="334875" calcext:value-type="float">
            <text:p>334875</text:p>
          </table:table-cell>
          <table:table-cell office:value-type="float" office:value="1816.50901456613" calcext:value-type="float">
            <text:p>1816.5090145661</text:p>
          </table:table-cell>
          <table:table-cell table:number-columns-repeated="2"/>
          <table:table-cell table:style-name="ce9" table:formula="of:=[.F28]/1000" office:value-type="float" office:value="0.00063029596222727" calcext:value-type="float">
            <text:p>0.0</text:p>
          </table:table-cell>
          <table:table-cell table:style-name="ce9" table:formula="of:=[.G28]/1000" office:value-type="float" office:value="1.408006" calcext:value-type="float">
            <text:p>1.4</text:p>
          </table:table-cell>
          <table:table-cell table:number-columns-repeated="12"/>
          <table:table-cell table:style-name="ce30"/>
          <table:table-cell table:style-name="ce31" table:number-columns-repeated="3"/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Ba-133</text:p>
          </table:table-cell>
          <table:table-cell table:number-columns-repeated="16"/>
          <table:table-cell table:style-name="ce30"/>
          <table:table-cell table:style-name="ce31" table:number-columns-repeated="3"/>
          <table:table-cell table:number-columns-repeated="18"/>
        </table:table-row>
        <table:table-row table:style-name="ro1">
          <table:table-cell table:number-columns-repeated="2"/>
          <table:table-cell table:style-name="ce8" office:value-type="string" calcext:value-type="string">
            <text:p>Area</text:p>
          </table:table-cell>
          <table:table-cell table:style-name="ce8" office:value-type="string" calcext:value-type="string">
            <text:p>Error</text:p>
          </table:table-cell>
          <table:table-cell table:style-name="ce8" table:number-columns-repeated="2"/>
          <table:table-cell table:style-name="ce8" office:value-type="string" calcext:value-type="string">
            <text:p>Energy</text:p>
          </table:table-cell>
          <table:table-cell table:style-name="ce8" office:value-type="string" calcext:value-type="string">
            <text:p>Error</text:p>
          </table:table-cell>
          <table:table-cell table:style-name="ce8" office:value-type="string" calcext:value-type="string">
            <text:p>Ratio</text:p>
          </table:table-cell>
          <table:table-cell table:style-name="ce8" office:value-type="string" calcext:value-type="string">
            <text:p>Error</text:p>
          </table:table-cell>
          <table:table-cell office:value-type="string" calcext:value-type="string">
            <text:p>Area Relative are to 1400~keV</text:p>
          </table:table-cell>
          <table:table-cell table:style-name="ce8" office:value-type="string" calcext:value-type="string">
            <text:p>Error</text:p>
          </table:table-cell>
          <table:table-cell table:style-name="ce8" office:value-type="string" calcext:value-type="string">
            <text:p>Branching Ratio</text:p>
          </table:table-cell>
          <table:table-cell table:style-name="ce8" office:value-type="string" calcext:value-type="string">
            <text:p>Error</text:p>
          </table:table-cell>
          <table:table-cell table:style-name="ce8"/>
          <table:table-cell/>
          <table:table-cell table:style-name="ce8"/>
          <table:table-cell table:style-name="ce8" office:value-type="string" calcext:value-type="string">
            <text:p>Relative Efficiency</text:p>
          </table:table-cell>
          <table:table-cell table:style-name="ce8" office:value-type="string" calcext:value-type="string">
            <text:p>Error</text:p>
          </table:table-cell>
          <table:table-cell table:style-name="ce30"/>
          <table:table-cell table:style-name="ce31" table:number-columns-repeated="3"/>
          <table:table-cell table:number-columns-repeated="18"/>
        </table:table-row>
        <table:table-row table:style-name="ro1">
          <table:table-cell table:style-name="ce3" office:value-type="float" office:value="5488" calcext:value-type="float">
            <text:p>5.49E+003</text:p>
          </table:table-cell>
          <table:table-cell table:formula="of:=[.A33]/[.A39]" office:value-type="float" office:value="0.47490481135341" calcext:value-type="float">
            <text:p>0.4749048114</text:p>
          </table:table-cell>
          <table:table-cell office:value-type="float" office:value="21816" calcext:value-type="float">
            <text:p>21816</text:p>
          </table:table-cell>
          <table:table-cell office:value-type="float" office:value="958.889983261896" calcext:value-type="float">
            <text:p>958.8899832619</text:p>
          </table:table-cell>
          <table:table-cell table:style-name="ce12" table:formula="of:=[.C33]/1000" office:value-type="float" office:value="21.816" calcext:value-type="float">
            <text:p>21.8</text:p>
          </table:table-cell>
          <table:table-cell table:style-name="ce12" table:formula="of:=[.D33]/1000" office:value-type="float" office:value="0.958889983261896" calcext:value-type="float">
            <text:p>1.0</text:p>
          </table:table-cell>
          <table:table-cell office:value-type="float" office:value="53.1622" calcext:value-type="float">
            <text:p>53.1622</text:p>
          </table:table-cell>
          <table:table-cell office:value-type="float" office:value="0.0006" calcext:value-type="float">
            <text:p>0.0006</text:p>
          </table:table-cell>
          <table:table-cell table:style-name="ce8" office:value-type="float" office:value="2.14" calcext:value-type="float">
            <text:p>2.14</text:p>
          </table:table-cell>
          <table:table-cell table:style-name="ce8" office:value-type="float" office:value="0.03" calcext:value-type="float">
            <text:p>0.03</text:p>
          </table:table-cell>
          <table:table-cell table:style-name="ce17" table:formula="of:=[.C33]/[.$C$39]" office:value-type="float" office:value="0.409267423318638" calcext:value-type="float">
            <text:p>0.4093</text:p>
          </table:table-cell>
          <table:table-cell table:style-name="ce15" table:formula="of:=[.K33]*SQRT(([.D33]*[.D33])/([.C33]*[.C33])+([.$D$39]*[.$D$39])/([.$C$39]*[.$C$39]))" office:value-type="float" office:value="0.0184520276309759" calcext:value-type="float">
            <text:p>0.018</text:p>
          </table:table-cell>
          <table:table-cell table:style-name="ce14" table:formula="of:=([.I33]/[.$I$39])" office:value-type="float" office:value="0.239373601789709" calcext:value-type="float">
            <text:p>0.24</text:p>
          </table:table-cell>
          <table:table-cell table:style-name="ce15" table:formula="of:=[.M33]*SQRT(([.J33]*[.J33])/([.I33]*[.I33])+([.$J$39]*[.$J$39])/([.$I$39]*[.$I$39]))" office:value-type="float" office:value="0.0037204443666076" calcext:value-type="float">
            <text:p>0.004</text:p>
          </table:table-cell>
          <table:table-cell table:number-columns-repeated="2"/>
          <table:table-cell table:style-name="ce22" table:formula="of:=[.G33]" office:value-type="float" office:value="53.1622" calcext:value-type="float">
            <text:p>53.16220</text:p>
          </table:table-cell>
          <table:table-cell table:style-name="ce15" table:formula="of:=[.K33]/[.M33]" office:value-type="float" office:value="1.70974334788254" calcext:value-type="float">
            <text:p>1.710</text:p>
          </table:table-cell>
          <table:table-cell table:style-name="ce15" table:formula="of:=[.R33]*SQRT(([.L33]*[.L33])/([.K33]*[.K33])+([.N33]*[.N33])/([.M33]*[.M33]))" office:value-type="float" office:value="0.0815364629709185" calcext:value-type="float">
            <text:p>0.082</text:p>
          </table:table-cell>
          <table:table-cell table:style-name="ce30" table:formula="of:=[.S33]*100/[.R33]" office:value-type="float" office:value="4.76892997255401" calcext:value-type="float">
            <text:p>4.7689299726</text:p>
          </table:table-cell>
          <table:table-cell table:style-name="ce31" table:formula="of:=LN([.Q33])" office:value-type="float" office:value="3.97334761748835" calcext:value-type="float">
            <text:p>3.9733476</text:p>
          </table:table-cell>
          <table:table-cell table:style-name="ce31" table:formula="of:=LN([.R33])" office:value-type="float" office:value="0.536343270292512" calcext:value-type="float">
            <text:p>0.5363433</text:p>
          </table:table-cell>
          <table:table-cell table:style-name="ce37" table:formula="of:=[.S33]/[.R33]" office:value-type="float" office:value="0.04768929972554" calcext:value-type="float">
            <text:p>0.04768930</text:p>
          </table:table-cell>
          <table:table-cell table:formula="of:=[.W33]*100/[.V33]" office:value-type="float" office:value="8.89156299090527" calcext:value-type="float">
            <text:p>8.8915629909</text:p>
          </table:table-cell>
          <table:table-cell table:formula="of:=[.$V$63]+[.$V$64]*[.U33]+[.$T$66]*[.U33]^2+[.$T$68]" office:value-type="float" office:value="0" calcext:value-type="float">
            <text:p>0</text:p>
          </table:table-cell>
          <table:table-cell/>
          <table:table-cell table:formula="of:=[.V33]-[.Y33]" office:value-type="float" office:value="0.536343270292512" calcext:value-type="float">
            <text:p>0.5363432703</text:p>
          </table:table-cell>
          <table:table-cell table:number-columns-repeated="5"/>
          <table:table-cell table:formula="of:=[.AA33]^2/[.W33]^2" office:value-type="float" office:value="126.486385115721" calcext:value-type="float">
            <text:p>126.4863851157</text:p>
          </table:table-cell>
          <table:table-cell table:number-columns-repeated="8"/>
        </table:table-row>
        <table:table-row table:style-name="ro1">
          <table:table-cell table:style-name="ce3" office:value-type="float" office:value="83433" calcext:value-type="float">
            <text:p>8.34E+004</text:p>
          </table:table-cell>
          <table:table-cell table:formula="of:=[.A34]/[.A39]" office:value-type="float" office:value="7.21988577362409" calcext:value-type="float">
            <text:p>7.2198857736</text:p>
          </table:table-cell>
          <table:table-cell table:number-columns-repeated="2"/>
          <table:table-cell table:style-name="ce12" table:formula="of:=[.C34]/1000" office:value-type="float" office:value="0" calcext:value-type="float">
            <text:p>0.0</text:p>
          </table:table-cell>
          <table:table-cell table:style-name="ce12" table:formula="of:=[.D34]/1000" office:value-type="float" office:value="0" calcext:value-type="float">
            <text:p>0.0</text:p>
          </table:table-cell>
          <table:table-cell office:value-type="float" office:value="79.6142" calcext:value-type="float">
            <text:p>79.6142</text:p>
          </table:table-cell>
          <table:table-cell office:value-type="float" office:value="0.0012" calcext:value-type="float">
            <text:p>0.0012</text:p>
          </table:table-cell>
          <table:table-cell table:style-name="ce8" office:value-type="float" office:value="2.65" calcext:value-type="float">
            <text:p>2.65</text:p>
          </table:table-cell>
          <table:table-cell table:style-name="ce8" office:value-type="float" office:value="0.05" calcext:value-type="float">
            <text:p>0.05</text:p>
          </table:table-cell>
          <table:table-cell table:style-name="ce17" table:formula="of:=[.C34]/[.$C$39]" office:value-type="float" office:value="0" calcext:value-type="float">
            <text:p>0.0000</text:p>
          </table:table-cell>
          <table:table-cell table:style-name="ce15" table:formula="of:=[.K34]*SQRT(([.D34]*[.D34])/([.C34]*[.C34])+([.$D$39]*[.$D$39])/([.$C$39]*[.$C$39]))" office:value-type="string" office:string-value="" calcext:value-type="error">
            <text:p>#DIV/0!</text:p>
          </table:table-cell>
          <table:table-cell table:style-name="ce14" table:formula="of:=([.I34]/[.$I$39])" office:value-type="float" office:value="0.296420581655481" calcext:value-type="float">
            <text:p>0.30</text:p>
          </table:table-cell>
          <table:table-cell table:style-name="ce14" table:formula="of:=[.M34]*SQRT(([.J34]*[.J34])/([.I34]*[.I34])+([.$J$39]*[.$J$39])/([.$I$39]*[.$I$39]))" office:value-type="float" office:value="0.00593612534808399" calcext:value-type="float">
            <text:p>0.01</text:p>
          </table:table-cell>
          <table:table-cell table:number-columns-repeated="2"/>
          <table:table-cell table:style-name="ce22" table:formula="of:=[.G34]" office:value-type="float" office:value="79.6142" calcext:value-type="float">
            <text:p>79.61420</text:p>
          </table:table-cell>
          <table:table-cell table:style-name="ce14" table:formula="of:=[.K34]/[.M34]" office:value-type="float" office:value="0" calcext:value-type="float">
            <text:p>0.00</text:p>
          </table:table-cell>
          <table:table-cell table:style-name="ce14" table:formula="of:=[.R34]*SQRT(([.L34]*[.L34])/([.K34]*[.K34])+([.N34]*[.N34])/([.M34]*[.M34]))" office:value-type="string" office:string-value="" calcext:value-type="error">
            <text:p>#DIV/0!</text:p>
          </table:table-cell>
          <table:table-cell table:style-name="ce30" table:formula="of:=[.S34]*100/[.R34]" office:value-type="string" office:string-value="" calcext:value-type="error">
            <text:p>#DIV/0!</text:p>
          </table:table-cell>
          <table:table-cell table:style-name="ce31" table:formula="of:=LN([.Q34])" office:value-type="float" office:value="4.37719246890018" calcext:value-type="float">
            <text:p>4.3771925</text:p>
          </table:table-cell>
          <table:table-cell table:style-name="ce31" table:formula="of:=LN([.R34])" office:value-type="string" office:string-value="" calcext:value-type="error">
            <text:p>Err:502</text:p>
          </table:table-cell>
          <table:table-cell table:style-name="ce31" table:formula="of:=[.S34]/[.R34]" office:value-type="string" office:string-value="" calcext:value-type="error">
            <text:p>#DIV/0!</text:p>
          </table:table-cell>
          <table:table-cell table:formula="of:=[.W34]*100/[.V34]" office:value-type="string" office:string-value="" calcext:value-type="error">
            <text:p>#DIV/0!</text:p>
          </table:table-cell>
          <table:table-cell table:number-columns-repeated="10"/>
          <table:table-cell table:style-name="ce31" office:value-type="float" office:value="4.37719246890018" calcext:value-type="float">
            <text:p>4.3771925</text:p>
          </table:table-cell>
          <table:table-cell table:style-name="ce31" office:value-type="float" office:value="0.151937883861394" calcext:value-type="float">
            <text:p>0.1519379</text:p>
          </table:table-cell>
          <table:table-cell table:style-name="ce31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style-name="ce3" office:value-type="float" office:value="57124" calcext:value-type="float">
            <text:p>5.71E+004</text:p>
          </table:table-cell>
          <table:table-cell table:style-name="ce7" table:formula="of:=[.A35]/[.A39]" office:value-type="float" office:value="4.94323295257875" calcext:value-type="float">
            <text:p>5</text:p>
          </table:table-cell>
          <table:table-cell office:value-type="float" office:value="341608" calcext:value-type="float">
            <text:p>341608</text:p>
          </table:table-cell>
          <table:table-cell office:value-type="float" office:value="1633" calcext:value-type="float">
            <text:p>1633</text:p>
          </table:table-cell>
          <table:table-cell table:style-name="ce12" table:formula="of:=[.C35]/1000" office:value-type="float" office:value="341.608" calcext:value-type="float">
            <text:p>341.6</text:p>
          </table:table-cell>
          <table:table-cell table:style-name="ce12" table:formula="of:=[.D35]/1000" office:value-type="float" office:value="1.633" calcext:value-type="float">
            <text:p>1.6</text:p>
          </table:table-cell>
          <table:table-cell table:style-name="ce8" office:value-type="float" office:value="80.9979" calcext:value-type="float">
            <text:p>80.9979</text:p>
          </table:table-cell>
          <table:table-cell table:style-name="ce8" office:value-type="float" office:value="0.0011" calcext:value-type="float">
            <text:p>0.0011</text:p>
          </table:table-cell>
          <table:table-cell table:style-name="ce12" table:formula="of:=32.9+[.I34]" office:value-type="float" office:value="35.55" calcext:value-type="float">
            <text:p>35.6</text:p>
          </table:table-cell>
          <table:table-cell table:style-name="ce8" table:formula="of:=SQRT(0.3^2+[.J34]^2)" office:value-type="float" office:value="0.304138126514911" calcext:value-type="float">
            <text:p>0.3041381265</text:p>
          </table:table-cell>
          <table:table-cell table:style-name="ce17" table:formula="of:=[.C35]/[.$C$39]" office:value-type="float" office:value="6.40855454460182" calcext:value-type="float">
            <text:p>6.4086</text:p>
          </table:table-cell>
          <table:table-cell table:style-name="ce14" table:formula="of:=[.K35]*SQRT(([.D35]*[.D35])/([.C35]*[.C35])+([.$D$39]*[.$D$39])/([.$C$39]*[.$C$39]))" office:value-type="float" office:value="0.0712596334992379" calcext:value-type="float">
            <text:p>0.07</text:p>
          </table:table-cell>
          <table:table-cell table:style-name="ce14" table:formula="of:=([.I35]/[.$I$39])" office:value-type="float" office:value="3.97651006711409" calcext:value-type="float">
            <text:p>3.98</text:p>
          </table:table-cell>
          <table:table-cell table:style-name="ce14" table:formula="of:=[.M35]*SQRT(([.J35]*[.J35])/([.I35]*[.I35])+([.$J$39]*[.$J$39])/([.$I$39]*[.$I$39]))" office:value-type="float" office:value="0.0432389167980986" calcext:value-type="float">
            <text:p>0.04</text:p>
          </table:table-cell>
          <table:table-cell table:style-name="ce12"/>
          <table:table-cell/>
          <table:table-cell table:style-name="ce22" table:formula="of:=[.G35]" office:value-type="float" office:value="80.9979" calcext:value-type="float">
            <text:p>80.99790</text:p>
          </table:table-cell>
          <table:table-cell table:style-name="ce28" table:formula="of:=[.K35]/[.M35]" office:value-type="float" office:value="1.61160274623742" calcext:value-type="float">
            <text:p>1.611603</text:p>
          </table:table-cell>
          <table:table-cell table:style-name="ce28" table:formula="of:=[.R35]*SQRT(([.L35]*[.L35])/([.K35]*[.K35])+([.N35]*[.N35])/([.M35]*[.M35]))" office:value-type="float" office:value="0.0250642887105226" calcext:value-type="float">
            <text:p>0.025064</text:p>
          </table:table-cell>
          <table:table-cell table:style-name="ce30" table:formula="of:=[.S35]*100/[.R35]" office:value-type="float" office:value="1.55523988582421" calcext:value-type="float">
            <text:p>1.5552398858</text:p>
          </table:table-cell>
          <table:table-cell table:style-name="ce31" table:formula="of:=LN([.Q35])" office:value-type="float" office:value="4.39442322841043" calcext:value-type="float">
            <text:p>4.3944232</text:p>
          </table:table-cell>
          <table:table-cell table:style-name="ce31" table:formula="of:=LN([.R35])" office:value-type="float" office:value="0.477229178377671" calcext:value-type="float">
            <text:p>0.4772292</text:p>
          </table:table-cell>
          <table:table-cell table:style-name="ce31" table:formula="of:=[.S35]/[.R35]" office:value-type="float" office:value="0.0155523988582421" calcext:value-type="float">
            <text:p>0.0155524</text:p>
          </table:table-cell>
          <table:table-cell table:formula="of:=[.W35]*100/[.V35]" office:value-type="float" office:value="3.25889521489698" calcext:value-type="float">
            <text:p>3.2588952149</text:p>
          </table:table-cell>
          <table:table-cell table:formula="of:=[.$V$63]+[.$V$64]*[.U35]+[.$T$66]*[.U35]^2+[.$T$68]" office:value-type="float" office:value="0" calcext:value-type="float">
            <text:p>0</text:p>
          </table:table-cell>
          <table:table-cell/>
          <table:table-cell table:formula="of:=[.V35]-[.Y35]" office:value-type="float" office:value="0.477229178377671" calcext:value-type="float">
            <text:p>0.4772291784</text:p>
          </table:table-cell>
          <table:table-cell table:number-columns-repeated="5"/>
          <table:table-cell table:formula="of:=[.AA35]^2/[.W35]^2" office:value-type="float" office:value="941.584296519578" calcext:value-type="float">
            <text:p>941.5842965196</text:p>
          </table:table-cell>
          <table:table-cell/>
          <table:table-cell table:style-name="ce31" office:value-type="float" office:value="4.39442322841043" calcext:value-type="float">
            <text:p>4.3944232</text:p>
          </table:table-cell>
          <table:table-cell table:style-name="ce31" office:value-type="float" office:value="0.17363365523875" calcext:value-type="float">
            <text:p>0.1736337</text:p>
          </table:table-cell>
          <table:table-cell table:style-name="ce31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style-name="ce3"/>
          <table:table-cell/>
          <table:table-cell office:value-type="float" office:value="51597" calcext:value-type="float">
            <text:p>51597</text:p>
          </table:table-cell>
          <table:table-cell office:value-type="float" office:value="573.083763511059" calcext:value-type="float">
            <text:p>573.0837635111</text:p>
          </table:table-cell>
          <table:table-cell table:style-name="ce12" table:formula="of:=[.C36]/1000" office:value-type="float" office:value="51.597" calcext:value-type="float">
            <text:p>51.6</text:p>
          </table:table-cell>
          <table:table-cell table:style-name="ce12" table:formula="of:=[.D36]/1000" office:value-type="float" office:value="0.573083763511059" calcext:value-type="float">
            <text:p>0.6</text:p>
          </table:table-cell>
          <table:table-cell table:style-name="ce8" office:value-type="float" office:value="276.3989" calcext:value-type="float">
            <text:p>276.3989</text:p>
          </table:table-cell>
          <table:table-cell table:style-name="ce8" office:value-type="float" office:value="0.0012" calcext:value-type="float">
            <text:p>0.0012</text:p>
          </table:table-cell>
          <table:table-cell table:style-name="ce12" office:value-type="float" office:value="7.16" calcext:value-type="float">
            <text:p>7.2</text:p>
          </table:table-cell>
          <table:table-cell table:style-name="ce8" office:value-type="float" office:value="0.05" calcext:value-type="float">
            <text:p>0.05</text:p>
          </table:table-cell>
          <table:table-cell table:style-name="ce17" table:formula="of:=[.C36]/[.$C$39]" office:value-type="float" office:value="0.96795797767564" calcext:value-type="float">
            <text:p>0.9680</text:p>
          </table:table-cell>
          <table:table-cell table:style-name="ce14" table:formula="of:=[.K36]*SQRT(([.D36]*[.D36])/([.C36]*[.C36])+([.$D$39]*[.$D$39])/([.$C$39]*[.$C$39]))" office:value-type="float" office:value="0.0144920595571379" calcext:value-type="float">
            <text:p>0.01</text:p>
          </table:table-cell>
          <table:table-cell table:style-name="ce15" table:formula="of:=([.I36]/[.$I$39])" office:value-type="float" office:value="0.80089485458613" calcext:value-type="float">
            <text:p>0.801</text:p>
          </table:table-cell>
          <table:table-cell table:style-name="ce15" table:formula="of:=[.M36]*SQRT(([.J36]*[.J36])/([.I36]*[.I36])+([.$J$39]*[.$J$39])/([.$I$39]*[.$I$39]))" office:value-type="float" office:value="0.00775705677158113" calcext:value-type="float">
            <text:p>0.008</text:p>
          </table:table-cell>
          <table:table-cell table:style-name="ce12"/>
          <table:table-cell/>
          <table:table-cell table:style-name="ce22" table:formula="of:=[.G36]" office:value-type="float" office:value="276.3989" calcext:value-type="float">
            <text:p>276.39890</text:p>
          </table:table-cell>
          <table:table-cell table:style-name="ce28" table:formula="of:=[.K36]/[.M36]" office:value-type="float" office:value="1.20859557547768" calcext:value-type="float">
            <text:p>1.208596</text:p>
          </table:table-cell>
          <table:table-cell table:style-name="ce28" table:formula="of:=[.R36]*SQRT(([.L36]*[.L36])/([.K36]*[.K36])+([.N36]*[.N36])/([.M36]*[.M36]))" office:value-type="float" office:value="0.0215510936762833" calcext:value-type="float">
            <text:p>0.021551</text:p>
          </table:table-cell>
          <table:table-cell table:style-name="ce30" table:formula="of:=[.S36]*100/[.R36]" office:value-type="float" office:value="1.78315179316832" calcext:value-type="float">
            <text:p>1.7831517932</text:p>
          </table:table-cell>
          <table:table-cell table:style-name="ce31" table:formula="of:=LN([.Q36])" office:value-type="float" office:value="5.62184511214609" calcext:value-type="float">
            <text:p>5.6218451</text:p>
          </table:table-cell>
          <table:table-cell table:style-name="ce31" table:formula="of:=LN([.R36])" office:value-type="float" office:value="0.189459004072895" calcext:value-type="float">
            <text:p>0.1894590</text:p>
          </table:table-cell>
          <table:table-cell table:style-name="ce31" table:formula="of:=[.S36]/[.R36]" office:value-type="float" office:value="0.0178315179316832" calcext:value-type="float">
            <text:p>0.0178315</text:p>
          </table:table-cell>
          <table:table-cell table:formula="of:=[.W36]*100/[.V36]" office:value-type="float" office:value="9.41180812120308" calcext:value-type="float">
            <text:p>9.4118081212</text:p>
          </table:table-cell>
          <table:table-cell table:formula="of:=[.$T$63]+[.$T$64]*[.U36]+[.$T$65]*[.U36]^2+[.$T$68]" office:value-type="float" office:value="0" calcext:value-type="float">
            <text:p>0</text:p>
          </table:table-cell>
          <table:table-cell/>
          <table:table-cell table:formula="of:=[.V36]-[.Y36]" office:value-type="float" office:value="0.189459004072895" calcext:value-type="float">
            <text:p>0.1894590041</text:p>
          </table:table-cell>
          <table:table-cell table:number-columns-repeated="5"/>
          <table:table-cell table:formula="of:=[.AA36]^2/[.W36]^2" office:value-type="float" office:value="112.889583505885" calcext:value-type="float">
            <text:p>112.8895835059</text:p>
          </table:table-cell>
          <table:table-cell/>
          <table:table-cell table:style-name="ce31" office:value-type="float" office:value="5.62184511214609" calcext:value-type="float">
            <text:p>5.6218451</text:p>
          </table:table-cell>
          <table:table-cell table:style-name="ce31" office:value-type="float" office:value="0.244714331700276" calcext:value-type="float">
            <text:p>0.2447143</text:p>
          </table:table-cell>
          <table:table-cell table:style-name="ce31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style-name="ce3"/>
          <table:table-cell/>
          <table:table-cell office:value-type="float" office:value="125156" calcext:value-type="float">
            <text:p>125156</text:p>
          </table:table-cell>
          <table:table-cell office:value-type="float" office:value="701.791279512648" calcext:value-type="float">
            <text:p>701.7912795126</text:p>
          </table:table-cell>
          <table:table-cell table:style-name="ce12" table:formula="of:=[.C37]/1000" office:value-type="float" office:value="125.156" calcext:value-type="float">
            <text:p>125.2</text:p>
          </table:table-cell>
          <table:table-cell table:style-name="ce12" table:formula="of:=[.D37]/1000" office:value-type="float" office:value="0.701791279512648" calcext:value-type="float">
            <text:p>0.7</text:p>
          </table:table-cell>
          <table:table-cell table:style-name="ce8" office:value-type="float" office:value="302.8508" calcext:value-type="float">
            <text:p>302.8508</text:p>
          </table:table-cell>
          <table:table-cell table:style-name="ce8" office:value-type="float" office:value="0.0005" calcext:value-type="float">
            <text:p>0.0005</text:p>
          </table:table-cell>
          <table:table-cell table:style-name="ce12" office:value-type="float" office:value="18.34" calcext:value-type="float">
            <text:p>18.3</text:p>
          </table:table-cell>
          <table:table-cell table:style-name="ce8" office:value-type="float" office:value="0.13" calcext:value-type="float">
            <text:p>0.13</text:p>
          </table:table-cell>
          <table:table-cell table:style-name="ce17" table:formula="of:=[.C37]/[.$C$39]" office:value-type="float" office:value="2.3479223337398" calcext:value-type="float">
            <text:p>2.3479</text:p>
          </table:table-cell>
          <table:table-cell table:style-name="ce14" table:formula="of:=[.K37]*SQRT(([.D37]*[.D37])/([.C37]*[.C37])+([.$D$39]*[.$D$39])/([.$C$39]*[.$C$39]))" office:value-type="float" office:value="0.0269993580731763" calcext:value-type="float">
            <text:p>0.03</text:p>
          </table:table-cell>
          <table:table-cell table:style-name="ce14" table:formula="of:=([.I37]/[.$I$39])" office:value-type="float" office:value="2.05145413870246" calcext:value-type="float">
            <text:p>2.05</text:p>
          </table:table-cell>
          <table:table-cell table:style-name="ce14" table:formula="of:=[.M37]*SQRT(([.J37]*[.J37])/([.I37]*[.I37])+([.$J$39]*[.$J$39])/([.$I$39]*[.$I$39]))" office:value-type="float" office:value="0.020025330258765" calcext:value-type="float">
            <text:p>0.02</text:p>
          </table:table-cell>
          <table:table-cell table:style-name="ce12"/>
          <table:table-cell/>
          <table:table-cell table:style-name="ce22" table:formula="of:=[.G37]" office:value-type="float" office:value="302.8508" calcext:value-type="float">
            <text:p>302.85080</text:p>
          </table:table-cell>
          <table:table-cell table:style-name="ce28" table:formula="of:=[.K37]/[.M37]" office:value-type="float" office:value="1.14451612124503" calcext:value-type="float">
            <text:p>1.144516</text:p>
          </table:table-cell>
          <table:table-cell table:style-name="ce28" table:formula="of:=[.R37]*SQRT(([.L37]*[.L37])/([.K37]*[.K37])+([.N37]*[.N37])/([.M37]*[.M37]))" office:value-type="float" office:value="0.0172636259841305" calcext:value-type="float">
            <text:p>0.017264</text:p>
          </table:table-cell>
          <table:table-cell table:style-name="ce30" table:formula="of:=[.S37]*100/[.R37]" office:value-type="float" office:value="1.50837770335211" calcext:value-type="float">
            <text:p>1.5083777034</text:p>
          </table:table-cell>
          <table:table-cell table:style-name="ce31" table:formula="of:=LN([.Q37])" office:value-type="float" office:value="5.7132402749952" calcext:value-type="float">
            <text:p>5.7132403</text:p>
          </table:table-cell>
          <table:table-cell table:style-name="ce31" table:formula="of:=LN([.R37])" office:value-type="float" office:value="0.134981946152283" calcext:value-type="float">
            <text:p>0.1349819</text:p>
          </table:table-cell>
          <table:table-cell table:style-name="ce31" table:formula="of:=[.S37]/[.R37]" office:value-type="float" office:value="0.0150837770335211" calcext:value-type="float">
            <text:p>0.0150838</text:p>
          </table:table-cell>
          <table:table-cell table:formula="of:=[.W37]*100/[.V37]" office:value-type="float" office:value="11.1746625852498" calcext:value-type="float">
            <text:p>11.1746625852</text:p>
          </table:table-cell>
          <table:table-cell table:formula="of:=[.$T$63]+[.$T$64]*[.U37]+[.$T$65]*[.U37]^2+[.$T$68]" office:value-type="float" office:value="0" calcext:value-type="float">
            <text:p>0</text:p>
          </table:table-cell>
          <table:table-cell/>
          <table:table-cell table:formula="of:=[.V37]-[.Y37]" office:value-type="float" office:value="0.134981946152283" calcext:value-type="float">
            <text:p>0.1349819462</text:p>
          </table:table-cell>
          <table:table-cell table:number-columns-repeated="5"/>
          <table:table-cell table:formula="of:=[.AA37]^2/[.W37]^2" office:value-type="float" office:value="80.0813088629582" calcext:value-type="float">
            <text:p>80.081308863</text:p>
          </table:table-cell>
          <table:table-cell/>
          <table:table-cell table:style-name="ce31" office:value-type="float" office:value="5.7132402749952" calcext:value-type="float">
            <text:p>5.7132403</text:p>
          </table:table-cell>
          <table:table-cell table:style-name="ce31" office:value-type="float" office:value="0.178762645834837" calcext:value-type="float">
            <text:p>0.1787626</text:p>
          </table:table-cell>
          <table:table-cell table:style-name="ce31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style-name="ce3" office:value-type="float" office:value="84594" calcext:value-type="float">
            <text:p>8.46E+004</text:p>
          </table:table-cell>
          <table:table-cell table:formula="of:=[.A38]/[.A39]" office:value-type="float" office:value="7.32035306334372" calcext:value-type="float">
            <text:p>7.3203530633</text:p>
          </table:table-cell>
          <table:table-cell office:value-type="float" office:value="391596" calcext:value-type="float">
            <text:p>391596</text:p>
          </table:table-cell>
          <table:table-cell office:value-type="float" office:value="975.334301662768" calcext:value-type="float">
            <text:p>975.3343016628</text:p>
          </table:table-cell>
          <table:table-cell table:style-name="ce12" table:formula="of:=[.C38]/1000" office:value-type="float" office:value="391.596" calcext:value-type="float">
            <text:p>391.6</text:p>
          </table:table-cell>
          <table:table-cell table:style-name="ce12" table:formula="of:=[.D38]/1000" office:value-type="float" office:value="0.975334301662768" calcext:value-type="float">
            <text:p>1.0</text:p>
          </table:table-cell>
          <table:table-cell table:style-name="ce8" office:value-type="float" office:value="356.0129" calcext:value-type="float">
            <text:p>356.0129</text:p>
          </table:table-cell>
          <table:table-cell table:style-name="ce8" office:value-type="float" office:value="0.0007" calcext:value-type="float">
            <text:p>0.0007</text:p>
          </table:table-cell>
          <table:table-cell table:style-name="ce14" office:value-type="float" office:value="62.05" calcext:value-type="float">
            <text:p>62.05</text:p>
          </table:table-cell>
          <table:table-cell table:style-name="ce14" office:value-type="float" office:value="0.01" calcext:value-type="float">
            <text:p>0.01</text:p>
          </table:table-cell>
          <table:table-cell table:style-name="ce17" table:formula="of:=[.C38]/[.$C$39]" office:value-type="float" office:value="7.34632773661007" calcext:value-type="float">
            <text:p>7.3463</text:p>
          </table:table-cell>
          <table:table-cell table:style-name="ce14" table:formula="of:=[.K38]*SQRT(([.D38]*[.D38])/([.C38]*[.C38])+([.$D$39]*[.$D$39])/([.$C$39]*[.$C$39]))" office:value-type="float" office:value="0.0759889115604634" calcext:value-type="float">
            <text:p>0.08</text:p>
          </table:table-cell>
          <table:table-cell table:style-name="ce14" table:formula="of:=([.I38]/[.$I$39])" office:value-type="float" office:value="6.9407158836689" calcext:value-type="float">
            <text:p>6.94</text:p>
          </table:table-cell>
          <table:table-cell table:style-name="ce14" table:formula="of:=[.M38]*SQRT(([.J38]*[.J38])/([.I38]*[.I38])+([.$J$39]*[.$J$39])/([.$I$39]*[.$I$39]))" office:value-type="float" office:value="0.046595413890537" calcext:value-type="float">
            <text:p>0.05</text:p>
          </table:table-cell>
          <table:table-cell table:style-name="ce12"/>
          <table:table-cell/>
          <table:table-cell table:style-name="ce22" table:formula="of:=[.G38]" office:value-type="float" office:value="356.0129" calcext:value-type="float">
            <text:p>356.01290</text:p>
          </table:table-cell>
          <table:table-cell table:style-name="ce28" table:formula="of:=[.K38]/[.M38]" office:value-type="float" office:value="1.05843948372754" calcext:value-type="float">
            <text:p>1.058439</text:p>
          </table:table-cell>
          <table:table-cell table:style-name="ce28" table:formula="of:=[.R38]*SQRT(([.L38]*[.L38])/([.K38]*[.K38])+([.N38]*[.N38])/([.M38]*[.M38]))" office:value-type="float" office:value="0.0130520263798314" calcext:value-type="float">
            <text:p>0.013052</text:p>
          </table:table-cell>
          <table:table-cell table:style-name="ce30" table:formula="of:=[.S38]*100/[.R38]" office:value-type="float" office:value="1.23313865180706" calcext:value-type="float">
            <text:p>1.2331386518</text:p>
          </table:table-cell>
          <table:table-cell table:style-name="ce31" table:formula="of:=LN([.Q38])" office:value-type="float" office:value="5.87496696615058" calcext:value-type="float">
            <text:p>5.8749670</text:p>
          </table:table-cell>
          <table:table-cell table:style-name="ce31" table:formula="of:=LN([.R38])" office:value-type="float" office:value="0.0567956382319591" calcext:value-type="float">
            <text:p>0.0567956</text:p>
          </table:table-cell>
          <table:table-cell table:style-name="ce31" table:formula="of:=[.S38]/[.R38]" office:value-type="float" office:value="0.0123313865180706" calcext:value-type="float">
            <text:p>0.0123314</text:p>
          </table:table-cell>
          <table:table-cell table:formula="of:=[.W38]*100/[.V38]" office:value-type="float" office:value="21.7118548218579" calcext:value-type="float">
            <text:p>21.7118548219</text:p>
          </table:table-cell>
          <table:table-cell table:formula="of:=[.$T$63]+[.$T$64]*[.U38]+[.$T$65]*[.U38]^2+[.$T$68]" office:value-type="float" office:value="0" calcext:value-type="float">
            <text:p>0</text:p>
          </table:table-cell>
          <table:table-cell/>
          <table:table-cell table:formula="of:=[.V38]-[.Y38]" office:value-type="float" office:value="0.0567956382319591" calcext:value-type="float">
            <text:p>0.0567956382</text:p>
          </table:table-cell>
          <table:table-cell table:number-columns-repeated="5"/>
          <table:table-cell table:formula="of:=[.AA38]^2/[.W38]^2" office:value-type="float" office:value="21.2131980799496" calcext:value-type="float">
            <text:p>21.2131980799</text:p>
          </table:table-cell>
          <table:table-cell/>
          <table:table-cell table:style-name="ce31" office:value-type="float" office:value="5.87496696615058" calcext:value-type="float">
            <text:p>5.8749670</text:p>
          </table:table-cell>
          <table:table-cell table:style-name="ce31" office:value-type="float" office:value="0.0584730302647651" calcext:value-type="float">
            <text:p>0.0584730</text:p>
          </table:table-cell>
          <table:table-cell table:style-name="ce31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style-name="ce3" office:value-type="float" office:value="11556" calcext:value-type="float">
            <text:p>1.16E+004</text:p>
          </table:table-cell>
          <table:table-cell/>
          <table:table-cell office:value-type="float" office:value="53305" calcext:value-type="float">
            <text:p>53305</text:p>
          </table:table-cell>
          <table:table-cell office:value-type="float" office:value="535.153249079177" calcext:value-type="float">
            <text:p>535.1532490792</text:p>
          </table:table-cell>
          <table:table-cell table:style-name="ce12" table:formula="of:=[.C39]/1000" office:value-type="float" office:value="53.305" calcext:value-type="float">
            <text:p>53.3</text:p>
          </table:table-cell>
          <table:table-cell table:style-name="ce12" table:formula="of:=[.D39]/1000" office:value-type="float" office:value="0.535153249079177" calcext:value-type="float">
            <text:p>0.5</text:p>
          </table:table-cell>
          <table:table-cell table:style-name="ce8" office:value-type="float" office:value="383.8485" calcext:value-type="float">
            <text:p>383.8485</text:p>
          </table:table-cell>
          <table:table-cell table:style-name="ce8" office:value-type="float" office:value="0.0012" calcext:value-type="float">
            <text:p>0.0012</text:p>
          </table:table-cell>
          <table:table-cell table:style-name="ce14" office:value-type="float" office:value="8.94" calcext:value-type="float">
            <text:p>8.94</text:p>
          </table:table-cell>
          <table:table-cell table:style-name="ce14" office:value-type="float" office:value="0.06" calcext:value-type="float">
            <text:p>0.06</text:p>
          </table:table-cell>
          <table:table-cell table:style-name="ce17" table:formula="of:=[.C39]/[.$C$39]" office:value-type="float" office:value="1" calcext:value-type="float">
            <text:p>1.0000</text:p>
          </table:table-cell>
          <table:table-cell table:style-name="ce14" table:formula="of:=[.K39]*SQRT(([.D39]*[.D39])/([.C39]*[.C39])+([.$D$39]*[.$D$39])/([.$C$39]*[.$C$39]))" office:value-type="float" office:value="0.0141979360809643" calcext:value-type="float">
            <text:p>0.01</text:p>
          </table:table-cell>
          <table:table-cell table:style-name="ce15" table:formula="of:=([.I39]/[.$I$39])" office:value-type="float" office:value="1" calcext:value-type="float">
            <text:p>1.000</text:p>
          </table:table-cell>
          <table:table-cell table:style-name="ce15" table:formula="of:=[.M39]*SQRT(([.J39]*[.J39])/([.I39]*[.I39])+([.$J$39]*[.$J$39])/([.$I$39]*[.$I$39]))" office:value-type="float" office:value="0.00949136619042346" calcext:value-type="float">
            <text:p>0.009</text:p>
          </table:table-cell>
          <table:table-cell table:style-name="ce12"/>
          <table:table-cell/>
          <table:table-cell table:style-name="ce22" table:formula="of:=[.G39]" office:value-type="float" office:value="383.8485" calcext:value-type="float">
            <text:p>383.84850</text:p>
          </table:table-cell>
          <table:table-cell table:style-name="ce28" table:formula="of:=[.K39]/[.M39]" office:value-type="float" office:value="1" calcext:value-type="float">
            <text:p>1.000000</text:p>
          </table:table-cell>
          <table:table-cell table:style-name="ce28" table:formula="of:=[.R39]*SQRT(([.L39]*[.L39])/([.K39]*[.K39])+([.N39]*[.N39])/([.M39]*[.M39]))" office:value-type="float" office:value="0.0170782733647128" calcext:value-type="float">
            <text:p>0.017078</text:p>
          </table:table-cell>
          <table:table-cell table:style-name="ce30" table:formula="of:=[.S39]*100/[.R39]" office:value-type="float" office:value="1.70782733647128" calcext:value-type="float">
            <text:p>1.7078273365</text:p>
          </table:table-cell>
          <table:table-cell table:style-name="ce31" table:formula="of:=LN([.Q39])" office:value-type="float" office:value="5.9502479434898" calcext:value-type="float">
            <text:p>5.9502479</text:p>
          </table:table-cell>
          <table:table-cell table:style-name="ce31" table:formula="of:=LN([.R39])" office:value-type="float" office:value="0" calcext:value-type="float">
            <text:p>0.0000000</text:p>
          </table:table-cell>
          <table:table-cell table:style-name="ce31" table:formula="of:=[.S39]/[.R39]" office:value-type="float" office:value="0.0170782733647128" calcext:value-type="float">
            <text:p>0.0170783</text:p>
          </table:table-cell>
          <table:table-cell table:formula="of:=[.W39]*100/[.V39]" office:value-type="string" office:string-value="" calcext:value-type="error">
            <text:p>#DIV/0!</text:p>
          </table:table-cell>
          <table:table-cell table:formula="of:=[.$T$63]+[.$T$64]*[.U39]+[.$T$65]*[.U39]^2+[.$T$68]" office:value-type="float" office:value="0" calcext:value-type="float">
            <text:p>0</text:p>
          </table:table-cell>
          <table:table-cell/>
          <table:table-cell table:formula="of:=[.V39]-[.Y39]" office:value-type="float" office:value="0" calcext:value-type="float">
            <text:p>0</text:p>
          </table:table-cell>
          <table:table-cell table:number-columns-repeated="5"/>
          <table:table-cell table:formula="of:=[.AA39]^2/[.W39]^2" office:value-type="float" office:value="0" calcext:value-type="float">
            <text:p>0</text:p>
          </table:table-cell>
          <table:table-cell/>
          <table:table-cell table:style-name="ce31" office:value-type="float" office:value="5.9502479434898" calcext:value-type="float">
            <text:p>5.9502479</text:p>
          </table:table-cell>
          <table:table-cell table:style-name="ce31" office:value-type="float" office:value="0" calcext:value-type="float">
            <text:p>0.0000000</text:p>
          </table:table-cell>
          <table:table-cell table:style-name="ce31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ce9" table:number-columns-repeated="2"/>
          <table:table-cell table:number-columns-repeated="15"/>
          <table:table-cell table:style-name="ce30"/>
          <table:table-cell table:style-name="ce31" table:number-columns-repeated="3"/>
          <table:table-cell table:number-columns-repeated="12"/>
          <table:table-cell table:style-name="ce31" table:number-columns-repeated="3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o-56</text:p>
          </table:table-cell>
          <table:table-cell table:number-columns-repeated="16"/>
          <table:table-cell table:style-name="ce30"/>
          <table:table-cell table:style-name="ce31" table:number-columns-repeated="3"/>
          <table:table-cell table:number-columns-repeated="12"/>
          <table:table-cell table:style-name="ce31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8" office:value-type="string" calcext:value-type="string">
            <text:p>Area</text:p>
          </table:table-cell>
          <table:table-cell table:style-name="ce8" office:value-type="string" calcext:value-type="string">
            <text:p>Error</text:p>
          </table:table-cell>
          <table:table-cell table:style-name="ce8" table:number-columns-repeated="2"/>
          <table:table-cell table:style-name="ce8" office:value-type="string" calcext:value-type="string">
            <text:p>Energy</text:p>
          </table:table-cell>
          <table:table-cell table:style-name="ce8" office:value-type="string" calcext:value-type="string">
            <text:p>Error</text:p>
          </table:table-cell>
          <table:table-cell table:style-name="ce8" office:value-type="string" calcext:value-type="string">
            <text:p>Ratio</text:p>
          </table:table-cell>
          <table:table-cell table:style-name="ce8" office:value-type="string" calcext:value-type="string">
            <text:p>Error</text:p>
          </table:table-cell>
          <table:table-cell office:value-type="string" calcext:value-type="string">
            <text:p>Area Relative are to 1400~keV</text:p>
          </table:table-cell>
          <table:table-cell table:style-name="ce8" office:value-type="string" calcext:value-type="string">
            <text:p>Error</text:p>
          </table:table-cell>
          <table:table-cell table:style-name="ce8" office:value-type="string" calcext:value-type="string">
            <text:p>Branching Ratio</text:p>
          </table:table-cell>
          <table:table-cell table:style-name="ce8" office:value-type="string" calcext:value-type="string">
            <text:p>Error</text:p>
          </table:table-cell>
          <table:table-cell table:number-columns-repeated="2"/>
          <table:table-cell table:style-name="ce8"/>
          <table:table-cell table:style-name="ce8" office:value-type="string" calcext:value-type="string">
            <text:p>Relative Efficiency</text:p>
          </table:table-cell>
          <table:table-cell table:style-name="ce8" office:value-type="string" calcext:value-type="string">
            <text:p>Error</text:p>
          </table:table-cell>
          <table:table-cell table:style-name="ce30"/>
          <table:table-cell table:style-name="ce31" table:number-columns-repeated="3"/>
          <table:table-cell table:number-columns-repeated="12"/>
          <table:table-cell table:style-name="ce31" table:number-columns-repeated="3"/>
          <table:table-cell table:number-columns-repeated="3"/>
        </table:table-row>
        <table:table-row table:style-name="ro1">
          <table:table-cell table:number-columns-repeated="2"/>
          <table:table-cell table:formula="of:=216754+37860" office:value-type="float" office:value="254614" calcext:value-type="float">
            <text:p>254614</text:p>
          </table:table-cell>
          <table:table-cell table:formula="of:=SQRT(678^2+275^2)" office:value-type="float" office:value="731.648139476894" calcext:value-type="float">
            <text:p>731.6481394769</text:p>
          </table:table-cell>
          <table:table-cell table:style-name="ce13" table:formula="of:=[.C44]/1000" office:value-type="float" office:value="254.614" calcext:value-type="float">
            <text:p>255</text:p>
          </table:table-cell>
          <table:table-cell table:style-name="ce13" table:formula="of:=[.D44]/1000" office:value-type="float" office:value="0.731648139476894" calcext:value-type="float">
            <text:p>1</text:p>
          </table:table-cell>
          <table:table-cell table:style-name="ce8" office:value-type="float" office:value="846.51" calcext:value-type="float">
            <text:p>846.51</text:p>
          </table:table-cell>
          <table:table-cell table:style-name="ce8" office:value-type="float" office:value="0.006" calcext:value-type="float">
            <text:p>0.006</text:p>
          </table:table-cell>
          <table:table-cell table:style-name="ce15" office:value-type="float" office:value="99.9399" calcext:value-type="float">
            <text:p>99.940</text:p>
          </table:table-cell>
          <table:table-cell table:style-name="ce8" office:value-type="float" office:value="0.0001" calcext:value-type="float">
            <text:p>0.0001</text:p>
          </table:table-cell>
          <table:table-cell table:style-name="ce8" table:formula="of:=[.C44]/[.$C$46]" office:value-type="float" office:value="1.78936419922273" calcext:value-type="float">
            <text:p>1.7893641992</text:p>
          </table:table-cell>
          <table:table-cell table:style-name="ce8" table:formula="of:=[.K44]*SQRT(([.D44]*[.D44])/([.C44]*[.C44])+([.$D$46]*[.$D$46])/([.$C$46]*[.$C$46]))" office:value-type="float" office:value="0.00895064070722945" calcext:value-type="float">
            <text:p>0.0089506407</text:p>
          </table:table-cell>
          <table:table-cell table:style-name="ce15" table:formula="of:=([.I44]/[.$I$46])" office:value-type="float" office:value="1.5037601564851" calcext:value-type="float">
            <text:p>1.504</text:p>
          </table:table-cell>
          <table:table-cell table:style-name="ce15" table:formula="of:=[.M44]*SQRT(([.J44]*[.J44])/([.I44]*[.I44])+([.$J$46]*[.$J$46])/([.$I$46]*[.$I$46]))" office:value-type="float" office:value="0.00271518577319485" calcext:value-type="float">
            <text:p>0.003</text:p>
          </table:table-cell>
          <table:table-cell table:number-columns-repeated="2"/>
          <table:table-cell table:style-name="ce17" table:formula="of:=[.G44]" office:value-type="float" office:value="846.51" calcext:value-type="float">
            <text:p>846.5100</text:p>
          </table:table-cell>
          <table:table-cell table:style-name="ce29" table:formula="of:=[.K44]/[.M44]" office:value-type="float" office:value="1.18992659268563" calcext:value-type="float">
            <text:p>1.18993</text:p>
          </table:table-cell>
          <table:table-cell table:style-name="ce29" table:formula="of:=[.R44]*SQRT(([.D44]*[.D44])/([.C44]*[.C44])+([.$L$47]*[.$L$47])/([.$K$47]*[.$K$47]))" office:value-type="float" office:value="0.0292887431280935" calcext:value-type="float">
            <text:p>0.02929</text:p>
          </table:table-cell>
          <table:table-cell table:style-name="ce30" table:formula="of:=[.S44]*100/[.R44]" office:value-type="float" office:value="2.46139075369259" calcext:value-type="float">
            <text:p>2.4613907537</text:p>
          </table:table-cell>
          <table:table-cell table:style-name="ce31" table:formula="of:=LN([.Q44])" office:value-type="float" office:value="6.7411220148525" calcext:value-type="float">
            <text:p>6.7411220</text:p>
          </table:table-cell>
          <table:table-cell table:style-name="ce31" table:formula="of:=LN([.R44])" office:value-type="float" office:value="0.173891618401933" calcext:value-type="float">
            <text:p>0.1738916</text:p>
          </table:table-cell>
          <table:table-cell table:style-name="ce31" table:formula="of:=[.S44]/[.R44]" office:value-type="float" office:value="0.0246139075369259" calcext:value-type="float">
            <text:p>0.0246139</text:p>
          </table:table-cell>
          <table:table-cell table:formula="of:=[.W44]*100/[.V44]" office:value-type="float" office:value="14.1547406155214" calcext:value-type="float">
            <text:p>14.1547406155</text:p>
          </table:table-cell>
          <table:table-cell table:formula="of:=[.$T$63]+[.$T$64]*[.U44]+[.$T$65]*[.U44]^2+[.V68]" office:value-type="float" office:value="0" calcext:value-type="float">
            <text:p>0</text:p>
          </table:table-cell>
          <table:table-cell/>
          <table:table-cell table:formula="of:=[.V44]-[.Y44]" office:value-type="float" office:value="0.173891618401933" calcext:value-type="float">
            <text:p>0.1738916184</text:p>
          </table:table-cell>
          <table:table-cell/>
          <table:table-cell table:formula="of:=[.R44]/10^[.$T$69]" office:value-type="float" office:value="1.18992659268563" calcext:value-type="float">
            <text:p>1.1899265927</text:p>
          </table:table-cell>
          <table:table-cell/>
          <table:table-cell table:formula="of:=[.AA44]/[.W44]" office:value-type="float" office:value="7.06477092842978" calcext:value-type="float">
            <text:p>7.0647709284</text:p>
          </table:table-cell>
          <table:table-cell/>
          <table:table-cell table:formula="of:=[.AA44]^2/[.W44]^2" office:value-type="float" office:value="49.9109882711866" calcext:value-type="float">
            <text:p>49.9109882712</text:p>
          </table:table-cell>
          <table:table-cell/>
          <table:table-cell table:style-name="ce31" office:value-type="float" office:value="6.7411220148525" calcext:value-type="float">
            <text:p>6.7411220</text:p>
          </table:table-cell>
          <table:table-cell table:style-name="ce31" office:value-type="float" office:value="0.27913308163104" calcext:value-type="float">
            <text:p>0.2791331</text:p>
          </table:table-cell>
          <table:table-cell table:style-name="ce31" office:value-type="float" office:value="1" calcext:value-type="float">
            <text:p>1.0000000</text:p>
          </table:table-cell>
          <table:table-cell table:style-name="ce31"/>
          <table:table-cell table:number-columns-repeated="3"/>
        </table:table-row>
        <table:table-row table:style-name="ro1">
          <table:table-cell table:number-columns-repeated="2"/>
          <table:table-cell table:formula="of:=28873+3619" office:value-type="float" office:value="32492" calcext:value-type="float">
            <text:p>32492</text:p>
          </table:table-cell>
          <table:table-cell table:formula="of:=SQRT(293^2+130^2)" office:value-type="float" office:value="320.544848656159" calcext:value-type="float">
            <text:p>320.5448486562</text:p>
          </table:table-cell>
          <table:table-cell table:style-name="ce12" table:formula="of:=[.C45]/1000" office:value-type="float" office:value="32.492" calcext:value-type="float">
            <text:p>32.5</text:p>
          </table:table-cell>
          <table:table-cell table:style-name="ce12" table:formula="of:=[.D45]/1000" office:value-type="float" office:value="0.320544848656159" calcext:value-type="float">
            <text:p>0.3</text:p>
          </table:table-cell>
          <table:table-cell table:style-name="ce8" office:value-type="float" office:value="1037.843" calcext:value-type="float">
            <text:p>1037.843</text:p>
          </table:table-cell>
          <table:table-cell table:style-name="ce8" office:value-type="float" office:value="0.004" calcext:value-type="float">
            <text:p>0.004</text:p>
          </table:table-cell>
          <table:table-cell table:style-name="ce15" office:value-type="float" office:value="14.05" calcext:value-type="float">
            <text:p>14.050</text:p>
          </table:table-cell>
          <table:table-cell table:style-name="ce8" office:value-type="float" office:value="0.04" calcext:value-type="float">
            <text:p>0.04</text:p>
          </table:table-cell>
          <table:table-cell table:style-name="ce8" table:formula="of:=[.C45]/[.$C$46]" office:value-type="float" office:value="0.228345737316663" calcext:value-type="float">
            <text:p>0.2283457373</text:p>
          </table:table-cell>
          <table:table-cell table:style-name="ce8" table:formula="of:=[.K45]*SQRT(([.D45]*[.D45])/([.C45]*[.C45])+([.$D$46]*[.$D$46])/([.$C$46]*[.$C$46]))" office:value-type="float" office:value="0.00243901770301887" calcext:value-type="float">
            <text:p>0.0024390177</text:p>
          </table:table-cell>
          <table:table-cell table:style-name="ce15" table:formula="of:=([.I45]/[.$I$46])" office:value-type="float" office:value="0.211405356605477" calcext:value-type="float">
            <text:p>0.211</text:p>
          </table:table-cell>
          <table:table-cell table:style-name="ce17" table:formula="of:=[.M45]*SQRT(([.J45]*[.J45])/([.I45]*[.I45])+([.$J$46]*[.$J$46])/([.$I$46]*[.$I$46]))" office:value-type="float" office:value="0.00071270414592725" calcext:value-type="float">
            <text:p>0.0007</text:p>
          </table:table-cell>
          <table:table-cell table:number-columns-repeated="2"/>
          <table:table-cell table:style-name="ce17" table:formula="of:=[.G45]" office:value-type="float" office:value="1037.843" calcext:value-type="float">
            <text:p>1037.8430</text:p>
          </table:table-cell>
          <table:table-cell table:style-name="ce29" table:formula="of:=[.K45]/[.M45]" office:value-type="float" office:value="1.08013222078758" calcext:value-type="float">
            <text:p>1.08013</text:p>
          </table:table-cell>
          <table:table-cell table:style-name="ce29" table:formula="of:=[.R45]*SQRT(([.D45]*[.D45])/([.C45]*[.C45])+([.$L$47]*[.$L$47])/([.$K$47]*[.$K$47]))" office:value-type="float" office:value="0.0284735673623827" calcext:value-type="float">
            <text:p>0.02847</text:p>
          </table:table-cell>
          <table:table-cell table:style-name="ce30" table:formula="of:=[.S45]*100/[.R45]" office:value-type="float" office:value="2.63611869124886" calcext:value-type="float">
            <text:p>2.6361186912</text:p>
          </table:table-cell>
          <table:table-cell table:style-name="ce31" table:formula="of:=LN([.Q45])" office:value-type="float" office:value="6.94489979987756" calcext:value-type="float">
            <text:p>6.9448998</text:p>
          </table:table-cell>
          <table:table-cell table:style-name="ce31" table:formula="of:=LN([.R45])" office:value-type="float" office:value="0.0770834602977606" calcext:value-type="float">
            <text:p>0.0770835</text:p>
          </table:table-cell>
          <table:table-cell table:style-name="ce31" table:formula="of:=[.S45]/[.R45]" office:value-type="float" office:value="0.0263611869124886" calcext:value-type="float">
            <text:p>0.0263612</text:p>
          </table:table-cell>
          <table:table-cell table:formula="of:=[.W45]*100/[.V45]" office:value-type="float" office:value="34.1982402069908" calcext:value-type="float">
            <text:p>34.198240207</text:p>
          </table:table-cell>
          <table:table-cell table:formula="of:=[.$T$63]+[.$T$64]*[.U45]+[.$T$65]*[.U45]^2+[.$T$69]" office:value-type="float" office:value="0" calcext:value-type="float">
            <text:p>0</text:p>
          </table:table-cell>
          <table:table-cell/>
          <table:table-cell table:formula="of:=[.V45]-[.Y45]" office:value-type="float" office:value="0.0770834602977606" calcext:value-type="float">
            <text:p>0.0770834603</text:p>
          </table:table-cell>
          <table:table-cell/>
          <table:table-cell table:formula="of:=[.R45]/10^[.$T$69]" office:value-type="float" office:value="1.08013222078758" calcext:value-type="float">
            <text:p>1.0801322208</text:p>
          </table:table-cell>
          <table:table-cell/>
          <table:table-cell table:formula="of:=[.AA45]/[.W45]" office:value-type="float" office:value="2.92412707188243" calcext:value-type="float">
            <text:p>2.9241270719</text:p>
          </table:table-cell>
          <table:table-cell/>
          <table:table-cell table:formula="of:=[.AA45]^2/[.W45]^2" office:value-type="float" office:value="8.55051913251572" calcext:value-type="float">
            <text:p>8.5505191325</text:p>
          </table:table-cell>
          <table:table-cell/>
          <table:table-cell table:style-name="ce31" office:value-type="float" office:value="6.94489979987756" calcext:value-type="float">
            <text:p>6.9448998</text:p>
          </table:table-cell>
          <table:table-cell table:style-name="ce31" office:value-type="float" office:value="0.137064890276528" calcext:value-type="float">
            <text:p>0.1370649</text:p>
          </table:table-cell>
          <table:table-cell table:style-name="ce31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129329+12964" office:value-type="float" office:value="142293" calcext:value-type="float">
            <text:p>142293</text:p>
          </table:table-cell>
          <table:table-cell table:formula="of:=SQRT(549^2+195^2)" office:value-type="float" office:value="582.602780631881" calcext:value-type="float">
            <text:p>582.6027806319</text:p>
          </table:table-cell>
          <table:table-cell table:style-name="ce13" table:formula="of:=[.C46]/1000" office:value-type="float" office:value="142.293" calcext:value-type="float">
            <text:p>142</text:p>
          </table:table-cell>
          <table:table-cell table:style-name="ce13" table:formula="of:=[.D46]/1000" office:value-type="float" office:value="0.582602780631881" calcext:value-type="float">
            <text:p>1</text:p>
          </table:table-cell>
          <table:table-cell table:style-name="ce8" office:value-type="float" office:value="1238.288" calcext:value-type="float">
            <text:p>1238.288</text:p>
          </table:table-cell>
          <table:table-cell table:style-name="ce8" office:value-type="float" office:value="0.003" calcext:value-type="float">
            <text:p>0.003</text:p>
          </table:table-cell>
          <table:table-cell table:style-name="ce15" office:value-type="float" office:value="66.46" calcext:value-type="float">
            <text:p>66.460</text:p>
          </table:table-cell>
          <table:table-cell table:style-name="ce8" office:value-type="float" office:value="0.12" calcext:value-type="float">
            <text:p>0.12</text:p>
          </table:table-cell>
          <table:table-cell table:style-name="ce18" table:formula="of:=[.C46]/[.$C$46]" office:value-type="float" office:value="1" calcext:value-type="float">
            <text:p>1.0000000</text:p>
          </table:table-cell>
          <table:table-cell table:style-name="ce8" table:formula="of:=[.K46]*SQRT(([.D46]*[.D46])/([.C46]*[.C46])+([.$D$46]*[.$D$46])/([.$C$46]*[.$C$46]))" office:value-type="float" office:value="0.00579033932692321" calcext:value-type="float">
            <text:p>0.0057903393</text:p>
          </table:table-cell>
          <table:table-cell table:style-name="ce15" table:formula="of:=([.I46]/[.$I$46])" office:value-type="float" office:value="1" calcext:value-type="float">
            <text:p>1.000</text:p>
          </table:table-cell>
          <table:table-cell table:style-name="ce15" table:formula="of:=[.M46]*SQRT(([.J46]*[.J46])/([.I46]*[.I46])+([.$J$46]*[.$J$46])/([.$I$46]*[.$I$46]))" office:value-type="float" office:value="0.00255350026308714" calcext:value-type="float">
            <text:p>0.003</text:p>
          </table:table-cell>
          <table:table-cell table:number-columns-repeated="2"/>
          <table:table-cell table:style-name="ce17" table:formula="of:=[.G46]" office:value-type="float" office:value="1238.288" calcext:value-type="float">
            <text:p>1238.2880</text:p>
          </table:table-cell>
          <table:table-cell table:style-name="ce29" table:formula="of:=[.K46]/[.M46]" office:value-type="float" office:value="1" calcext:value-type="float">
            <text:p>1.00000</text:p>
          </table:table-cell>
          <table:table-cell table:style-name="ce29" table:formula="of:=[.R46]*SQRT(([.D46]*[.D46])/([.C46]*[.C46])+([.$L$47]*[.$L$47])/([.$K$47]*[.$K$47]))" office:value-type="float" office:value="0.0247861074485262" calcext:value-type="float">
            <text:p>0.02479</text:p>
          </table:table-cell>
          <table:table-cell table:style-name="ce30" table:formula="of:=[.S46]*100/[.R46]" office:value-type="float" office:value="2.47861074485262" calcext:value-type="float">
            <text:p>2.4786107449</text:p>
          </table:table-cell>
          <table:table-cell table:style-name="ce31" table:formula="of:=LN([.Q46])" office:value-type="float" office:value="7.1214850594691" calcext:value-type="float">
            <text:p>7.1214851</text:p>
          </table:table-cell>
          <table:table-cell table:style-name="ce31" table:formula="of:=LN([.R46])" office:value-type="float" office:value="0" calcext:value-type="float">
            <text:p>0.0000000</text:p>
          </table:table-cell>
          <table:table-cell table:style-name="ce31" table:formula="of:=[.S46]/[.R46]" office:value-type="float" office:value="0.0247861074485262" calcext:value-type="float">
            <text:p>0.0247861</text:p>
          </table:table-cell>
          <table:table-cell table:formula="of:=[.W46]*100/[.V46]" office:value-type="string" office:string-value="" calcext:value-type="error">
            <text:p>#DIV/0!</text:p>
          </table:table-cell>
          <table:table-cell table:formula="of:=[.$T$63]+[.$T$64]*[.U46]+[.$T$65]*[.U46]^2+[.$T$69]" office:value-type="float" office:value="0" calcext:value-type="float">
            <text:p>0</text:p>
          </table:table-cell>
          <table:table-cell/>
          <table:table-cell table:formula="of:=[.V46]-[.Y46]" office:value-type="float" office:value="0" calcext:value-type="float">
            <text:p>0</text:p>
          </table:table-cell>
          <table:table-cell/>
          <table:table-cell table:formula="of:=[.R46]/10^[.$T$69]" office:value-type="float" office:value="1" calcext:value-type="float">
            <text:p>1</text:p>
          </table:table-cell>
          <table:table-cell/>
          <table:table-cell table:formula="of:=[.AA46]/[.W46]" office:value-type="float" office:value="0" calcext:value-type="float">
            <text:p>0</text:p>
          </table:table-cell>
          <table:table-cell/>
          <table:table-cell table:formula="of:=[.AA46]^2/[.W46]^2" office:value-type="float" office:value="0" calcext:value-type="float">
            <text:p>0</text:p>
          </table:table-cell>
          <table:table-cell/>
          <table:table-cell table:style-name="ce31" office:value-type="float" office:value="7.1214850594691" calcext:value-type="float">
            <text:p>7.1214851</text:p>
          </table:table-cell>
          <table:table-cell table:style-name="ce31" office:value-type="float" office:value="0" calcext:value-type="float">
            <text:p>0.0000000</text:p>
          </table:table-cell>
          <table:table-cell table:style-name="ce31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7532+782" office:value-type="float" office:value="8314" calcext:value-type="float">
            <text:p>8314</text:p>
          </table:table-cell>
          <table:table-cell table:formula="of:=SQRT(178^2+92^2)" office:value-type="float" office:value="200.369658381702" calcext:value-type="float">
            <text:p>200.3696583817</text:p>
          </table:table-cell>
          <table:table-cell table:style-name="ce12" table:formula="of:=[.C47]/1000" office:value-type="float" office:value="8.314" calcext:value-type="float">
            <text:p>8.3</text:p>
          </table:table-cell>
          <table:table-cell table:style-name="ce12" table:formula="of:=[.D47]/1000" office:value-type="float" office:value="0.200369658381702" calcext:value-type="float">
            <text:p>0.2</text:p>
          </table:table-cell>
          <table:table-cell table:style-name="ce8" office:value-type="float" office:value="1360.212" calcext:value-type="float">
            <text:p>1360.212</text:p>
          </table:table-cell>
          <table:table-cell table:style-name="ce8" office:value-type="float" office:value="0.004" calcext:value-type="float">
            <text:p>0.004</text:p>
          </table:table-cell>
          <table:table-cell table:style-name="ce15" office:value-type="float" office:value="4.23" calcext:value-type="float">
            <text:p>4.230</text:p>
          </table:table-cell>
          <table:table-cell table:style-name="ce8" office:value-type="float" office:value="0.07" calcext:value-type="float">
            <text:p>0.07</text:p>
          </table:table-cell>
          <table:table-cell table:style-name="ce8" table:formula="of:=[.C47]/[.$C$46]" office:value-type="float" office:value="0.0584287350748104" calcext:value-type="float">
            <text:p>0.0584287351</text:p>
          </table:table-cell>
          <table:table-cell table:style-name="ce8" table:formula="of:=[.K47]*SQRT(([.D47]*[.D47])/([.C47]*[.C47])+([.$D$46]*[.$D$46])/([.$C$46]*[.$C$46]))" office:value-type="float" office:value="0.00142832518537912" calcext:value-type="float">
            <text:p>0.0014283252</text:p>
          </table:table-cell>
          <table:table-cell table:style-name="ce15" table:formula="of:=([.I47]/[.$I$46])" office:value-type="float" office:value="0.0636473066506169" calcext:value-type="float">
            <text:p>0.064</text:p>
          </table:table-cell>
          <table:table-cell table:style-name="ce17" table:formula="of:=[.M47]*SQRT(([.J47]*[.J47])/([.I47]*[.I47])+([.$J$46]*[.$J$46])/([.$I$46]*[.$I$46]))" office:value-type="float" office:value="0.00105951609098609" calcext:value-type="float">
            <text:p>0.0011</text:p>
          </table:table-cell>
          <table:table-cell table:number-columns-repeated="2"/>
          <table:table-cell table:style-name="ce17" table:formula="of:=[.G47]" office:value-type="float" office:value="1360.212" calcext:value-type="float">
            <text:p>1360.2120</text:p>
          </table:table-cell>
          <table:table-cell table:style-name="ce29" table:formula="of:=[.K47]/[.M47]" office:value-type="float" office:value="0.91800797472149" calcext:value-type="float">
            <text:p>0.91801</text:p>
          </table:table-cell>
          <table:table-cell table:style-name="ce29" table:formula="of:=[.R47]*SQRT(([.D47]*[.D47])/([.C47]*[.C47])+([.$L$47]*[.$L$47])/([.$K$47]*[.$K$47]))" office:value-type="float" office:value="0.0315133592588653" calcext:value-type="float">
            <text:p>0.03151</text:p>
          </table:table-cell>
          <table:table-cell table:style-name="ce30" table:formula="of:=[.S47]*100/[.R47]" office:value-type="float" office:value="3.43279798505302" calcext:value-type="float">
            <text:p>3.4327979851</text:p>
          </table:table-cell>
          <table:table-cell table:style-name="ce31" table:formula="of:=LN([.Q47])" office:value-type="float" office:value="7.21539584893465" calcext:value-type="float">
            <text:p>7.2153958</text:p>
          </table:table-cell>
          <table:table-cell table:style-name="ce31" table:formula="of:=LN([.R47])" office:value-type="float" office:value="-0.0855492013389325" calcext:value-type="float">
            <text:p>-0.0855492</text:p>
          </table:table-cell>
          <table:table-cell table:style-name="ce31" table:formula="of:=[.S47]/[.R47]" office:value-type="float" office:value="0.0343279798505302" calcext:value-type="float">
            <text:p>0.0343280</text:p>
          </table:table-cell>
          <table:table-cell table:formula="of:=[.W47]*100/[.V47]" office:value-type="float" office:value="-40.1265930169565" calcext:value-type="float">
            <text:p>-40.126593017</text:p>
          </table:table-cell>
          <table:table-cell table:formula="of:=[.$T$63]+[.$T$64]*[.U47]+[.$T$65]*[.U47]^2+[.$T$69]" office:value-type="float" office:value="0" calcext:value-type="float">
            <text:p>0</text:p>
          </table:table-cell>
          <table:table-cell/>
          <table:table-cell table:formula="of:=[.V47]-[.Y47]" office:value-type="float" office:value="-0.0855492013389325" calcext:value-type="float">
            <text:p>-0.0855492013</text:p>
          </table:table-cell>
          <table:table-cell/>
          <table:table-cell table:formula="of:=[.R47]/10^[.$T$69]" office:value-type="float" office:value="0.91800797472149" calcext:value-type="float">
            <text:p>0.9180079747</text:p>
          </table:table-cell>
          <table:table-cell/>
          <table:table-cell table:formula="of:=[.AA47]/[.W47]" office:value-type="float" office:value="-2.49211289774196" calcext:value-type="float">
            <text:p>-2.4921128977</text:p>
          </table:table-cell>
          <table:table-cell/>
          <table:table-cell table:formula="of:=[.AA47]^2/[.W47]^2" office:value-type="float" office:value="6.21062669509185" calcext:value-type="float">
            <text:p>6.2106266951</text:p>
          </table:table-cell>
          <table:table-cell/>
          <table:table-cell table:style-name="ce31" office:value-type="float" office:value="7.21539584893465" calcext:value-type="float">
            <text:p>7.2153958</text:p>
          </table:table-cell>
          <table:table-cell table:style-name="ce31" office:value-type="float" office:value="-0.0321671611141892" calcext:value-type="float">
            <text:p>-0.0321672</text:p>
          </table:table-cell>
          <table:table-cell table:style-name="ce31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4197+629" office:value-type="float" office:value="4826" calcext:value-type="float">
            <text:p>4826</text:p>
          </table:table-cell>
          <table:table-cell table:formula="of:=SQRT(86^2+48^2)" office:value-type="float" office:value="98.488578017961" calcext:value-type="float">
            <text:p>98.488578018</text:p>
          </table:table-cell>
          <table:table-cell table:style-name="ce12" table:formula="of:=[.C48]/1000" office:value-type="float" office:value="4.826" calcext:value-type="float">
            <text:p>4.8</text:p>
          </table:table-cell>
          <table:table-cell table:style-name="ce12" table:formula="of:=[.D48]/1000" office:value-type="float" office:value="0.098488578017961" calcext:value-type="float">
            <text:p>0.1</text:p>
          </table:table-cell>
          <table:table-cell table:style-name="ce8" office:value-type="float" office:value="2015.215" calcext:value-type="float">
            <text:p>2015.215</text:p>
          </table:table-cell>
          <table:table-cell table:style-name="ce8" office:value-type="float" office:value="0.005" calcext:value-type="float">
            <text:p>0.005</text:p>
          </table:table-cell>
          <table:table-cell table:style-name="ce15" office:value-type="float" office:value="3.016" calcext:value-type="float">
            <text:p>3.016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table:formula="of:=[.C48]/[.$C$46]" office:value-type="float" office:value="0.0339159340234586" calcext:value-type="float">
            <text:p>0.033915934</text:p>
          </table:table-cell>
          <table:table-cell table:style-name="ce8" table:formula="of:=[.K48]*SQRT(([.D48]*[.D48])/([.C48]*[.C48])+([.$D$46]*[.$D$46])/([.$C$46]*[.$C$46]))" office:value-type="float" office:value="0.000705946004788898" calcext:value-type="float">
            <text:p>0.000705946</text:p>
          </table:table-cell>
          <table:table-cell table:style-name="ce15" table:formula="of:=([.I48]/[.$I$46])" office:value-type="float" office:value="0.0453806801083359" calcext:value-type="float">
            <text:p>0.045</text:p>
          </table:table-cell>
          <table:table-cell table:style-name="ce17" table:formula="of:=[.M48]*SQRT(([.J48]*[.J48])/([.I48]*[.I48])+([.$J$46]*[.$J$46])/([.$I$46]*[.$I$46]))" office:value-type="float" office:value="0.000198282264299382" calcext:value-type="float">
            <text:p>0.0002</text:p>
          </table:table-cell>
          <table:table-cell table:number-columns-repeated="2"/>
          <table:table-cell table:style-name="ce17" table:formula="of:=[.G48]" office:value-type="float" office:value="2015.215" calcext:value-type="float">
            <text:p>2015.2150</text:p>
          </table:table-cell>
          <table:table-cell table:style-name="ce29" table:formula="of:=[.K48]/[.M48]" office:value-type="float" office:value="0.747365044827274" calcext:value-type="float">
            <text:p>0.74737</text:p>
          </table:table-cell>
          <table:table-cell table:style-name="ce29" table:formula="of:=[.R48]*SQRT(([.D48]*[.D48])/([.C48]*[.C48])+([.$L$47]*[.$L$47])/([.$K$47]*[.$K$47]))" office:value-type="float" office:value="0.0237994398242217" calcext:value-type="float">
            <text:p>0.02380</text:p>
          </table:table-cell>
          <table:table-cell table:style-name="ce30" table:formula="of:=[.S48]*100/[.R48]" office:value-type="float" office:value="3.18444647484444" calcext:value-type="float">
            <text:p>3.1844464748</text:p>
          </table:table-cell>
          <table:table-cell table:style-name="ce31" table:formula="of:=LN([.Q48])" office:value-type="float" office:value="7.60848116844063" calcext:value-type="float">
            <text:p>7.6084812</text:p>
          </table:table-cell>
          <table:table-cell table:style-name="ce31" table:formula="of:=LN([.R48])" office:value-type="float" office:value="-0.291201532054063" calcext:value-type="float">
            <text:p>-0.2912015</text:p>
          </table:table-cell>
          <table:table-cell table:style-name="ce31" table:formula="of:=[.S48]/[.R48]" office:value-type="float" office:value="0.0318444647484444" calcext:value-type="float">
            <text:p>0.0318445</text:p>
          </table:table-cell>
          <table:table-cell table:formula="of:=[.W48]*100/[.V48]" office:value-type="float" office:value="-10.9355416243251" calcext:value-type="float">
            <text:p>-10.9355416243</text:p>
          </table:table-cell>
          <table:table-cell table:formula="of:=[.$T$63]+[.$T$64]*[.U48]+[.$T$65]*[.U48]^2+[.$T$69]" office:value-type="float" office:value="0" calcext:value-type="float">
            <text:p>0</text:p>
          </table:table-cell>
          <table:table-cell/>
          <table:table-cell table:formula="of:=[.V48]-[.Y48]" office:value-type="float" office:value="-0.291201532054063" calcext:value-type="float">
            <text:p>-0.2912015321</text:p>
          </table:table-cell>
          <table:table-cell/>
          <table:table-cell table:formula="of:=[.R48]/10^[.$T$69]" office:value-type="float" office:value="0.747365044827274" calcext:value-type="float">
            <text:p>0.7473650448</text:p>
          </table:table-cell>
          <table:table-cell/>
          <table:table-cell table:formula="of:=[.AA48]/[.W48]" office:value-type="float" office:value="-9.14449447822129" calcext:value-type="float">
            <text:p>-9.1444944782</text:p>
          </table:table-cell>
          <table:table-cell/>
          <table:table-cell table:formula="of:=[.AA48]^2/[.W48]^2" office:value-type="float" office:value="83.6217792622197" calcext:value-type="float">
            <text:p>83.6217792622</text:p>
          </table:table-cell>
          <table:table-cell/>
          <table:table-cell table:style-name="ce31" office:value-type="float" office:value="7.60848116844063" calcext:value-type="float">
            <text:p>7.6084812</text:p>
          </table:table-cell>
          <table:table-cell table:style-name="ce31" office:value-type="float" office:value="-0.385317747291334" calcext:value-type="float">
            <text:p>-0.3853177</text:p>
          </table:table-cell>
          <table:table-cell table:style-name="ce31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10648+1406" office:value-type="float" office:value="12054" calcext:value-type="float">
            <text:p>12054</text:p>
          </table:table-cell>
          <table:table-cell table:formula="of:=SQRT(166^2+71^2)" office:value-type="float" office:value="180.546392929906" calcext:value-type="float">
            <text:p>180.5463929299</text:p>
          </table:table-cell>
          <table:table-cell table:style-name="ce12" table:formula="of:=[.C49]/1000" office:value-type="float" office:value="12.054" calcext:value-type="float">
            <text:p>12.1</text:p>
          </table:table-cell>
          <table:table-cell table:style-name="ce12" table:formula="of:=[.D49]/1000" office:value-type="float" office:value="0.180546392929906" calcext:value-type="float">
            <text:p>0.2</text:p>
          </table:table-cell>
          <table:table-cell table:style-name="ce8" office:value-type="float" office:value="2034.791" calcext:value-type="float">
            <text:p>2034.791</text:p>
          </table:table-cell>
          <table:table-cell table:style-name="ce8" office:value-type="float" office:value="0.005" calcext:value-type="float">
            <text:p>0.005</text:p>
          </table:table-cell>
          <table:table-cell table:style-name="ce15" office:value-type="float" office:value="7.77" calcext:value-type="float">
            <text:p>7.770</text:p>
          </table:table-cell>
          <table:table-cell table:style-name="ce8" office:value-type="float" office:value="0.03" calcext:value-type="float">
            <text:p>0.03</text:p>
          </table:table-cell>
          <table:table-cell table:style-name="ce8" table:formula="of:=[.C49]/[.$C$46]" office:value-type="float" office:value="0.0847125297801016" calcext:value-type="float">
            <text:p>0.0847125298</text:p>
          </table:table-cell>
          <table:table-cell table:style-name="ce8" table:formula="of:=[.K49]*SQRT(([.D49]*[.D49])/([.C49]*[.C49])+([.$D$46]*[.$D$46])/([.$C$46]*[.$C$46]))" office:value-type="float" office:value="0.00131538791268066" calcext:value-type="float">
            <text:p>0.0013153879</text:p>
          </table:table-cell>
          <table:table-cell table:style-name="ce15" table:formula="of:=([.I49]/[.$I$46])" office:value-type="float" office:value="0.116912428528438" calcext:value-type="float">
            <text:p>0.117</text:p>
          </table:table-cell>
          <table:table-cell table:style-name="ce17" table:formula="of:=[.M49]*SQRT(([.J49]*[.J49])/([.I49]*[.I49])+([.$J$46]*[.$J$46])/([.$I$46]*[.$I$46]))" office:value-type="float" office:value="0.00049832038807451" calcext:value-type="float">
            <text:p>0.0005</text:p>
          </table:table-cell>
          <table:table-cell table:number-columns-repeated="2"/>
          <table:table-cell table:style-name="ce17" table:formula="of:=[.G49]" office:value-type="float" office:value="2034.791" calcext:value-type="float">
            <text:p>2034.7910</text:p>
          </table:table-cell>
          <table:table-cell table:style-name="ce29" table:formula="of:=[.K49]/[.M49]" office:value-type="float" office:value="0.724581046227228" calcext:value-type="float">
            <text:p>0.72458</text:p>
          </table:table-cell>
          <table:table-cell table:style-name="ce29" table:formula="of:=[.R49]*SQRT(([.D49]*[.D49])/([.C49]*[.C49])+([.$L$47]*[.$L$47])/([.$K$47]*[.$K$47]))" office:value-type="float" office:value="0.0207732662419093" calcext:value-type="float">
            <text:p>0.02077</text:p>
          </table:table-cell>
          <table:table-cell table:style-name="ce30" table:formula="of:=[.S49]*100/[.R49]" office:value-type="float" office:value="2.86693481013231" calcext:value-type="float">
            <text:p>2.8669348101</text:p>
          </table:table-cell>
          <table:table-cell table:style-name="ce31" table:formula="of:=LN([.Q49])" office:value-type="float" office:value="7.61814838989971" calcext:value-type="float">
            <text:p>7.6181484</text:p>
          </table:table-cell>
          <table:table-cell table:style-name="ce31" table:formula="of:=LN([.R49])" office:value-type="float" office:value="-0.322161658429894" calcext:value-type="float">
            <text:p>-0.3221617</text:p>
          </table:table-cell>
          <table:table-cell table:style-name="ce31" table:formula="of:=[.S49]/[.R49]" office:value-type="float" office:value="0.0286693481013231" calcext:value-type="float">
            <text:p>0.0286693</text:p>
          </table:table-cell>
          <table:table-cell table:formula="of:=[.W49]*100/[.V49]" office:value-type="float" office:value="-8.89905652989486" calcext:value-type="float">
            <text:p>-8.8990565299</text:p>
          </table:table-cell>
          <table:table-cell table:formula="of:=[.$T$63]+[.$T$64]*[.U49]+[.$T$65]*[.U49]^2+[.$T$69]" office:value-type="float" office:value="0" calcext:value-type="float">
            <text:p>0</text:p>
          </table:table-cell>
          <table:table-cell/>
          <table:table-cell table:formula="of:=[.V49]-[.Y49]" office:value-type="float" office:value="-0.322161658429894" calcext:value-type="float">
            <text:p>-0.3221616584</text:p>
          </table:table-cell>
          <table:table-cell/>
          <table:table-cell table:formula="of:=[.R49]/10^[.$T$69]" office:value-type="float" office:value="0.724581046227228" calcext:value-type="float">
            <text:p>0.7245810462</text:p>
          </table:table-cell>
          <table:table-cell/>
          <table:table-cell table:formula="of:=[.AA49]/[.W49]" office:value-type="float" office:value="-11.2371462822005" calcext:value-type="float">
            <text:p>-11.2371462822</text:p>
          </table:table-cell>
          <table:table-cell/>
          <table:table-cell table:formula="of:=[.AA49]^2/[.W49]^2" office:value-type="float" office:value="126.273456567572" calcext:value-type="float">
            <text:p>126.2734565676</text:p>
          </table:table-cell>
          <table:table-cell/>
          <table:table-cell table:style-name="ce31" office:value-type="float" office:value="7.61814838989971" calcext:value-type="float">
            <text:p>7.6181484</text:p>
          </table:table-cell>
          <table:table-cell table:style-name="ce31" office:value-type="float" office:value="-0.367127108348694" calcext:value-type="float">
            <text:p>-0.3671271</text:p>
          </table:table-cell>
          <table:table-cell table:style-name="ce31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19552+2844" office:value-type="float" office:value="22396" calcext:value-type="float">
            <text:p>22396</text:p>
          </table:table-cell>
          <table:table-cell table:formula="of:=SQRT(184^2+89^2)" office:value-type="float" office:value="204.394226924343" calcext:value-type="float">
            <text:p>204.3942269243</text:p>
          </table:table-cell>
          <table:table-cell table:style-name="ce12" table:formula="of:=[.C50]/1000" office:value-type="float" office:value="22.396" calcext:value-type="float">
            <text:p>22.4</text:p>
          </table:table-cell>
          <table:table-cell table:style-name="ce12" table:formula="of:=[.D50]/1000" office:value-type="float" office:value="0.204394226924343" calcext:value-type="float">
            <text:p>0.2</text:p>
          </table:table-cell>
          <table:table-cell table:style-name="ce8" office:value-type="float" office:value="2598.5" calcext:value-type="float">
            <text:p>2598.5</text:p>
          </table:table-cell>
          <table:table-cell table:style-name="ce8" office:value-type="float" office:value="0.004" calcext:value-type="float">
            <text:p>0.004</text:p>
          </table:table-cell>
          <table:table-cell table:style-name="ce15" office:value-type="float" office:value="16.97" calcext:value-type="float">
            <text:p>16.970</text:p>
          </table:table-cell>
          <table:table-cell table:style-name="ce8" office:value-type="float" office:value="0.04" calcext:value-type="float">
            <text:p>0.04</text:p>
          </table:table-cell>
          <table:table-cell table:style-name="ce8" table:formula="of:=[.C50]/[.$C$46]" office:value-type="float" office:value="0.157393547117567" calcext:value-type="float">
            <text:p>0.1573935471</text:p>
          </table:table-cell>
          <table:table-cell table:style-name="ce8" table:formula="of:=[.K50]*SQRT(([.D50]*[.D50])/([.C50]*[.C50])+([.$D$46]*[.$D$46])/([.$C$46]*[.$C$46]))" office:value-type="float" office:value="0.00157436572889755" calcext:value-type="float">
            <text:p>0.0015743657</text:p>
          </table:table-cell>
          <table:table-cell table:style-name="ce15" table:formula="of:=([.I50]/[.$I$46])" office:value-type="float" office:value="0.25534155883238" calcext:value-type="float">
            <text:p>0.255</text:p>
          </table:table-cell>
          <table:table-cell table:style-name="ce17" table:formula="of:=[.M50]*SQRT(([.J50]*[.J50])/([.I50]*[.I50])+([.$J$46]*[.$J$46])/([.$I$46]*[.$I$46]))" office:value-type="float" office:value="0.000758158315212543" calcext:value-type="float">
            <text:p>0.0008</text:p>
          </table:table-cell>
          <table:table-cell table:number-columns-repeated="2"/>
          <table:table-cell table:style-name="ce17" table:formula="of:=[.G50]" office:value-type="float" office:value="2598.5" calcext:value-type="float">
            <text:p>2598.5000</text:p>
          </table:table-cell>
          <table:table-cell table:style-name="ce29" table:formula="of:=[.K50]/[.M50]" office:value-type="float" office:value="0.616403956478111" calcext:value-type="float">
            <text:p>0.61640</text:p>
          </table:table-cell>
          <table:table-cell table:style-name="ce29" table:formula="of:=[.R50]*SQRT(([.D50]*[.D50])/([.C50]*[.C50])+([.$L$47]*[.$L$47])/([.$K$47]*[.$K$47]))" office:value-type="float" office:value="0.0160842196844967" calcext:value-type="float">
            <text:p>0.01608</text:p>
          </table:table-cell>
          <table:table-cell table:style-name="ce30" table:formula="of:=[.S50]*100/[.R50]" office:value-type="float" office:value="2.60936347268041" calcext:value-type="float">
            <text:p>2.6093634727</text:p>
          </table:table-cell>
          <table:table-cell table:style-name="ce31" table:formula="of:=LN([.Q50])" office:value-type="float" office:value="7.8626896344485" calcext:value-type="float">
            <text:p>7.8626896</text:p>
          </table:table-cell>
          <table:table-cell table:style-name="ce31" table:formula="of:=LN([.R50])" office:value-type="float" office:value="-0.483852756870679" calcext:value-type="float">
            <text:p>-0.4838528</text:p>
          </table:table-cell>
          <table:table-cell table:style-name="ce31" table:formula="of:=[.S50]/[.R50]" office:value-type="float" office:value="0.0260936347268041" calcext:value-type="float">
            <text:p>0.0260936</text:p>
          </table:table-cell>
          <table:table-cell table:formula="of:=[.W50]*100/[.V50]" office:value-type="float" office:value="-5.39288747584386" calcext:value-type="float">
            <text:p>-5.3928874758</text:p>
          </table:table-cell>
          <table:table-cell table:formula="of:=[.$T$63]+[.$T$64]*[.U50]+[.$T$65]*[.U50]^2+[.$T$69]" office:value-type="float" office:value="0" calcext:value-type="float">
            <text:p>0</text:p>
          </table:table-cell>
          <table:table-cell/>
          <table:table-cell table:formula="of:=[.V50]-[.Y50]" office:value-type="float" office:value="-0.483852756870679" calcext:value-type="float">
            <text:p>-0.4838527569</text:p>
          </table:table-cell>
          <table:table-cell/>
          <table:table-cell table:formula="of:=[.R50]/10^[.$T$69]" office:value-type="float" office:value="0.616403956478111" calcext:value-type="float">
            <text:p>0.6164039565</text:p>
          </table:table-cell>
          <table:table-cell/>
          <table:table-cell table:formula="of:=[.AA50]/[.W50]" office:value-type="float" office:value="-18.5429420598753" calcext:value-type="float">
            <text:p>-18.5429420599</text:p>
          </table:table-cell>
          <table:table-cell/>
          <table:table-cell table:formula="of:=[.AA50]^2/[.W50]^2" office:value-type="float" office:value="343.840700235893" calcext:value-type="float">
            <text:p>343.8407002359</text:p>
          </table:table-cell>
          <table:table-cell/>
          <table:table-cell table:style-name="ce31" office:value-type="float" office:value="7.8626896344485" calcext:value-type="float">
            <text:p>7.8626896</text:p>
          </table:table-cell>
          <table:table-cell table:style-name="ce31" office:value-type="float" office:value="-0.579381370935581" calcext:value-type="float">
            <text:p>-0.5793814</text:p>
          </table:table-cell>
          <table:table-cell table:style-name="ce31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1129+189" office:value-type="float" office:value="1318" calcext:value-type="float">
            <text:p>1318</text:p>
          </table:table-cell>
          <table:table-cell table:formula="of:=SQRT(66^2+41^2)" office:value-type="float" office:value="77.6981338257233" calcext:value-type="float">
            <text:p>77.6981338257</text:p>
          </table:table-cell>
          <table:table-cell table:style-name="ce12" table:formula="of:=[.C51]/1000" office:value-type="float" office:value="1.318" calcext:value-type="float">
            <text:p>1.3</text:p>
          </table:table-cell>
          <table:table-cell table:style-name="ce12" table:formula="of:=[.D51]/1000" office:value-type="float" office:value="0.0776981338257232" calcext:value-type="float">
            <text:p>0.1</text:p>
          </table:table-cell>
          <table:table-cell table:style-name="ce8" office:value-type="float" office:value="3009.645" calcext:value-type="float">
            <text:p>3009.645</text:p>
          </table:table-cell>
          <table:table-cell table:style-name="ce8" office:value-type="float" office:value="0.004" calcext:value-type="float">
            <text:p>0.004</text:p>
          </table:table-cell>
          <table:table-cell table:style-name="ce15" office:value-type="float" office:value="1.036" calcext:value-type="float">
            <text:p>1.036</text:p>
          </table:table-cell>
          <table:table-cell table:style-name="ce8" office:value-type="float" office:value="0.013" calcext:value-type="float">
            <text:p>0.013</text:p>
          </table:table-cell>
          <table:table-cell table:style-name="ce8" table:formula="of:=[.C51]/[.$C$46]" office:value-type="float" office:value="0.0092625779202069" calcext:value-type="float">
            <text:p>0.0092625779</text:p>
          </table:table-cell>
          <table:table-cell table:style-name="ce8" table:formula="of:=[.K51]*SQRT(([.D51]*[.D51])/([.C51]*[.C51])+([.$D$46]*[.$D$46])/([.$C$46]*[.$C$46]))" office:value-type="float" office:value="0.000547358674061209" calcext:value-type="float">
            <text:p>0.0005473587</text:p>
          </table:table-cell>
          <table:table-cell table:style-name="ce15" table:formula="of:=([.I51]/[.$I$46])" office:value-type="float" office:value="0.0155883238037918" calcext:value-type="float">
            <text:p>0.016</text:p>
          </table:table-cell>
          <table:table-cell table:style-name="ce17" table:formula="of:=[.M51]*SQRT(([.J51]*[.J51])/([.I51]*[.I51])+([.$J$46]*[.$J$46])/([.$I$46]*[.$I$46]))" office:value-type="float" office:value="0.000197621017153106" calcext:value-type="float">
            <text:p>0.0002</text:p>
          </table:table-cell>
          <table:table-cell table:number-columns-repeated="2"/>
          <table:table-cell table:style-name="ce17" table:formula="of:=[.G51]" office:value-type="float" office:value="3009.645" calcext:value-type="float">
            <text:p>3009.6450</text:p>
          </table:table-cell>
          <table:table-cell table:style-name="ce29" table:formula="of:=[.K51]/[.M51]" office:value-type="float" office:value="0.594199738008638" calcext:value-type="float">
            <text:p>0.59420</text:p>
          </table:table-cell>
          <table:table-cell table:style-name="ce29" table:formula="of:=[.R51]*SQRT(([.D51]*[.D51])/([.C51]*[.C51])+([.$L$47]*[.$L$47])/([.$K$47]*[.$K$47]))" office:value-type="float" office:value="0.0379212646541491" calcext:value-type="float">
            <text:p>0.03792</text:p>
          </table:table-cell>
          <table:table-cell table:style-name="ce30" table:formula="of:=[.S51]*100/[.R51]" office:value-type="float" office:value="6.38190531373104" calcext:value-type="float">
            <text:p>6.3819053137</text:p>
          </table:table-cell>
          <table:table-cell table:style-name="ce31" table:formula="of:=LN([.Q51])" office:value-type="float" office:value="8.00957741058809" calcext:value-type="float">
            <text:p>8.0095774</text:p>
          </table:table-cell>
          <table:table-cell table:style-name="ce31" table:formula="of:=LN([.R51])" office:value-type="float" office:value="-0.52053975686817" calcext:value-type="float">
            <text:p>-0.5205398</text:p>
          </table:table-cell>
          <table:table-cell table:style-name="ce31" table:formula="of:=[.S51]/[.R51]" office:value-type="float" office:value="0.0638190531373104" calcext:value-type="float">
            <text:p>0.0638191</text:p>
          </table:table-cell>
          <table:table-cell table:formula="of:=[.W51]*100/[.V51]" office:value-type="float" office:value="-12.260168852669" calcext:value-type="float">
            <text:p>-12.2601688527</text:p>
          </table:table-cell>
          <table:table-cell table:formula="of:=[.$T$63]+[.$T$64]*[.U51]+[.$T$65]*[.U51]^2+[.$T$69]" office:value-type="float" office:value="0" calcext:value-type="float">
            <text:p>0</text:p>
          </table:table-cell>
          <table:table-cell/>
          <table:table-cell table:formula="of:=[.V51]-[.Y51]" office:value-type="float" office:value="-0.52053975686817" calcext:value-type="float">
            <text:p>-0.5205397569</text:p>
          </table:table-cell>
          <table:table-cell/>
          <table:table-cell table:formula="of:=[.R51]/10^[.$T$69]" office:value-type="float" office:value="0.594199738008638" calcext:value-type="float">
            <text:p>0.594199738</text:p>
          </table:table-cell>
          <table:table-cell/>
          <table:table-cell table:formula="of:=[.AA51]/[.W51]" office:value-type="float" office:value="-8.15649451501888" calcext:value-type="float">
            <text:p>-8.156494515</text:p>
          </table:table-cell>
          <table:table-cell/>
          <table:table-cell table:formula="of:=[.AA51]^2/[.W51]^2" office:value-type="float" office:value="66.5284027735331" calcext:value-type="float">
            <text:p>66.5284027735</text:p>
          </table:table-cell>
          <table:table-cell/>
          <table:table-cell table:style-name="ce31" office:value-type="float" office:value="8.00957741058809" calcext:value-type="float">
            <text:p>8.0095774</text:p>
          </table:table-cell>
          <table:table-cell table:style-name="ce31" office:value-type="float" office:value="-0.72270262066322" calcext:value-type="float">
            <text:p>-0.7227026</text:p>
          </table:table-cell>
          <table:table-cell table:style-name="ce31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3545+215" office:value-type="float" office:value="3760" calcext:value-type="float">
            <text:p>3760</text:p>
          </table:table-cell>
          <table:table-cell table:formula="of:=SQRT(91^2+35^2)" office:value-type="float" office:value="97.4987179402888" calcext:value-type="float">
            <text:p>97.4987179403</text:p>
          </table:table-cell>
          <table:table-cell table:style-name="ce12" table:formula="of:=[.C52]/1000" office:value-type="float" office:value="3.76" calcext:value-type="float">
            <text:p>3.8</text:p>
          </table:table-cell>
          <table:table-cell table:style-name="ce12" table:formula="of:=[.D52]/1000" office:value-type="float" office:value="0.0974987179402888" calcext:value-type="float">
            <text:p>0.1</text:p>
          </table:table-cell>
          <table:table-cell table:style-name="ce8" office:value-type="float" office:value="3202.029" calcext:value-type="float">
            <text:p>3202.029</text:p>
          </table:table-cell>
          <table:table-cell table:style-name="ce8" office:value-type="float" office:value="0.008" calcext:value-type="float">
            <text:p>0.008</text:p>
          </table:table-cell>
          <table:table-cell table:style-name="ce15" office:value-type="float" office:value="3.209" calcext:value-type="float">
            <text:p>3.209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table:formula="of:=[.C52]/[.$C$46]" office:value-type="float" office:value="0.0264243497571911" calcext:value-type="float">
            <text:p>0.0264243498</text:p>
          </table:table-cell>
          <table:table-cell table:style-name="ce8" table:formula="of:=[.K52]*SQRT(([.D52]*[.D52])/([.C52]*[.C52])+([.$D$46]*[.$D$46])/([.$C$46]*[.$C$46]))" office:value-type="float" office:value="0.000693685922119313" calcext:value-type="float">
            <text:p>0.0006936859</text:p>
          </table:table-cell>
          <table:table-cell table:style-name="ce15" table:formula="of:=([.I52]/[.$I$46])" office:value-type="float" office:value="0.048284682515799" calcext:value-type="float">
            <text:p>0.048</text:p>
          </table:table-cell>
          <table:table-cell table:style-name="ce17" table:formula="of:=[.M52]*SQRT(([.J52]*[.J52])/([.I52]*[.I52])+([.$J$46]*[.$J$46])/([.$I$46]*[.$I$46]))" office:value-type="float" office:value="0.000200505960646856" calcext:value-type="float">
            <text:p>0.0002</text:p>
          </table:table-cell>
          <table:table-cell table:number-columns-repeated="2"/>
          <table:table-cell table:style-name="ce17" table:formula="of:=[.G52]" office:value-type="float" office:value="3202.029" calcext:value-type="float">
            <text:p>3202.0290</text:p>
          </table:table-cell>
          <table:table-cell table:style-name="ce29" table:formula="of:=[.K52]/[.M52]" office:value-type="float" office:value="0.547261540935781" calcext:value-type="float">
            <text:p>0.54726</text:p>
          </table:table-cell>
          <table:table-cell table:style-name="ce29" table:formula="of:=[.R52]*SQRT(([.D52]*[.D52])/([.C52]*[.C52])+([.$L$47]*[.$L$47])/([.$K$47]*[.$K$47]))" office:value-type="float" office:value="0.0195026266401174" calcext:value-type="float">
            <text:p>0.01950</text:p>
          </table:table-cell>
          <table:table-cell table:style-name="ce30" table:formula="of:=[.S52]*100/[.R52]" office:value-type="float" office:value="3.56367571650827" calcext:value-type="float">
            <text:p>3.5636757165</text:p>
          </table:table-cell>
          <table:table-cell table:style-name="ce31" table:formula="of:=LN([.Q52])" office:value-type="float" office:value="8.07153995035512" calcext:value-type="float">
            <text:p>8.0715400</text:p>
          </table:table-cell>
          <table:table-cell table:style-name="ce31" table:formula="of:=LN([.R52])" office:value-type="float" office:value="-0.602828453837109" calcext:value-type="float">
            <text:p>-0.6028285</text:p>
          </table:table-cell>
          <table:table-cell table:style-name="ce31" table:formula="of:=[.S52]/[.R52]" office:value-type="float" office:value="0.0356367571650827" calcext:value-type="float">
            <text:p>0.0356368</text:p>
          </table:table-cell>
          <table:table-cell table:formula="of:=[.W52]*100/[.V52]" office:value-type="float" office:value="-5.91159175354921" calcext:value-type="float">
            <text:p>-5.9115917535</text:p>
          </table:table-cell>
          <table:table-cell table:formula="of:=[.$T$63]+[.$T$64]*[.U52]+[.$T$65]*[.U52]^2+[.$T$69]" office:value-type="float" office:value="0" calcext:value-type="float">
            <text:p>0</text:p>
          </table:table-cell>
          <table:table-cell/>
          <table:table-cell table:formula="of:=[.V52]-[.Y52]" office:value-type="float" office:value="-0.602828453837109" calcext:value-type="float">
            <text:p>-0.6028284538</text:p>
          </table:table-cell>
          <table:table-cell/>
          <table:table-cell table:formula="of:=[.R52]/10^[.$T$69]" office:value-type="float" office:value="0.547261540935781" calcext:value-type="float">
            <text:p>0.5472615409</text:p>
          </table:table-cell>
          <table:table-cell/>
          <table:table-cell table:formula="of:=[.AA52]/[.W52]" office:value-type="float" office:value="-16.9159177712097" calcext:value-type="float">
            <text:p>-16.9159177712</text:p>
          </table:table-cell>
          <table:table-cell/>
          <table:table-cell table:formula="of:=[.AA52]^2/[.W52]^2" office:value-type="float" office:value="286.148274042329" calcext:value-type="float">
            <text:p>286.1482740423</text:p>
          </table:table-cell>
          <table:table-cell/>
          <table:table-cell table:style-name="ce31" office:value-type="float" office:value="8.07153995035512" calcext:value-type="float">
            <text:p>8.0715400</text:p>
          </table:table-cell>
          <table:table-cell table:style-name="ce31" office:value-type="float" office:value="-0.775671811000996" calcext:value-type="float">
            <text:p>-0.7756718</text:p>
          </table:table-cell>
          <table:table-cell table:style-name="ce31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8244+630" office:value-type="float" office:value="8874" calcext:value-type="float">
            <text:p>8874</text:p>
          </table:table-cell>
          <table:table-cell table:formula="of:=SQRT(138^2+71^2)" office:value-type="float" office:value="155.193427695892" calcext:value-type="float">
            <text:p>155.1934276959</text:p>
          </table:table-cell>
          <table:table-cell table:style-name="ce12" table:formula="of:=[.C53]/1000" office:value-type="float" office:value="8.874" calcext:value-type="float">
            <text:p>8.9</text:p>
          </table:table-cell>
          <table:table-cell table:style-name="ce12" table:formula="of:=[.D53]/1000" office:value-type="float" office:value="0.155193427695892" calcext:value-type="float">
            <text:p>0.2</text:p>
          </table:table-cell>
          <table:table-cell table:style-name="ce8" office:value-type="float" office:value="3253.503" calcext:value-type="float">
            <text:p>3253.503</text:p>
          </table:table-cell>
          <table:table-cell table:style-name="ce8" office:value-type="float" office:value="0.004" calcext:value-type="float">
            <text:p>0.004</text:p>
          </table:table-cell>
          <table:table-cell table:style-name="ce15" office:value-type="float" office:value="7.923" calcext:value-type="float">
            <text:p>7.923</text:p>
          </table:table-cell>
          <table:table-cell table:style-name="ce8" office:value-type="float" office:value="0.021" calcext:value-type="float">
            <text:p>0.021</text:p>
          </table:table-cell>
          <table:table-cell table:style-name="ce8" table:formula="of:=[.C53]/[.$C$46]" office:value-type="float" office:value="0.0623642765280091" calcext:value-type="float">
            <text:p>0.0623642765</text:p>
          </table:table-cell>
          <table:table-cell table:style-name="ce8" table:formula="of:=[.K53]*SQRT(([.D53]*[.D53])/([.C53]*[.C53])+([.$D$46]*[.$D$46])/([.$C$46]*[.$C$46]))" office:value-type="float" office:value="0.00112015257023816" calcext:value-type="float">
            <text:p>0.0011201526</text:p>
          </table:table-cell>
          <table:table-cell table:style-name="ce15" table:formula="of:=([.I53]/[.$I$46])" office:value-type="float" office:value="0.119214565151971" calcext:value-type="float">
            <text:p>0.119</text:p>
          </table:table-cell>
          <table:table-cell table:style-name="ce17" table:formula="of:=[.M53]*SQRT(([.J53]*[.J53])/([.I53]*[.I53])+([.$J$46]*[.$J$46])/([.$I$46]*[.$I$46]))" office:value-type="float" office:value="0.00038233118907294" calcext:value-type="float">
            <text:p>0.0004</text:p>
          </table:table-cell>
          <table:table-cell table:number-columns-repeated="2"/>
          <table:table-cell table:style-name="ce17" table:formula="of:=[.G53]" office:value-type="float" office:value="3253.503" calcext:value-type="float">
            <text:p>3253.5030</text:p>
          </table:table-cell>
          <table:table-cell table:style-name="ce29" table:formula="of:=[.K53]/[.M53]" office:value-type="float" office:value="0.523126318067839" calcext:value-type="float">
            <text:p>0.52313</text:p>
          </table:table-cell>
          <table:table-cell table:style-name="ce29" table:formula="of:=[.R53]*SQRT(([.D53]*[.D53])/([.C53]*[.C53])+([.$L$47]*[.$L$47])/([.$K$47]*[.$K$47]))" office:value-type="float" office:value="0.0157237241579133" calcext:value-type="float">
            <text:p>0.01572</text:p>
          </table:table-cell>
          <table:table-cell table:style-name="ce30" table:formula="of:=[.S53]*100/[.R53]" office:value-type="float" office:value="3.00572225385041" calcext:value-type="float">
            <text:p>3.0057222539</text:p>
          </table:table-cell>
          <table:table-cell table:style-name="ce31" table:formula="of:=LN([.Q53])" office:value-type="float" office:value="8.08748754101852" calcext:value-type="float">
            <text:p>8.0874875</text:p>
          </table:table-cell>
          <table:table-cell table:style-name="ce31" table:formula="of:=LN([.R53])" office:value-type="float" office:value="-0.647932318137578" calcext:value-type="float">
            <text:p>-0.6479323</text:p>
          </table:table-cell>
          <table:table-cell table:style-name="ce31" table:formula="of:=[.S53]/[.R53]" office:value-type="float" office:value="0.0300572225385041" calcext:value-type="float">
            <text:p>0.0300572</text:p>
          </table:table-cell>
          <table:table-cell table:formula="of:=[.W53]*100/[.V53]" office:value-type="float" office:value="-4.63894479363228" calcext:value-type="float">
            <text:p>-4.6389447936</text:p>
          </table:table-cell>
          <table:table-cell table:formula="of:=[.$T$63]+[.$T$64]*[.U53]+[.$T$65]*[.U53]^2+[.$T$69]" office:value-type="float" office:value="0" calcext:value-type="float">
            <text:p>0</text:p>
          </table:table-cell>
          <table:table-cell/>
          <table:table-cell table:formula="of:=[.V53]-[.Y53]" office:value-type="float" office:value="-0.647932318137578" calcext:value-type="float">
            <text:p>-0.6479323181</text:p>
          </table:table-cell>
          <table:table-cell/>
          <table:table-cell table:formula="of:=[.R53]/10^[.$T$69]" office:value-type="float" office:value="0.523126318067839" calcext:value-type="float">
            <text:p>0.5231263181</text:p>
          </table:table-cell>
          <table:table-cell/>
          <table:table-cell table:formula="of:=[.AA53]/[.W53]" office:value-type="float" office:value="-21.5566264417" calcext:value-type="float">
            <text:p>-21.5566264417</text:p>
          </table:table-cell>
          <table:table-cell/>
          <table:table-cell table:formula="of:=[.AA53]^2/[.W53]^2" office:value-type="float" office:value="464.688143546999" calcext:value-type="float">
            <text:p>464.688143547</text:p>
          </table:table-cell>
          <table:table-cell/>
          <table:table-cell table:style-name="ce31" office:value-type="float" office:value="8.08748754101852" calcext:value-type="float">
            <text:p>8.0874875</text:p>
          </table:table-cell>
          <table:table-cell table:style-name="ce31" office:value-type="float" office:value="-0.838263258536661" calcext:value-type="float">
            <text:p>-0.8382633</text:p>
          </table:table-cell>
          <table:table-cell table:style-name="ce31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1982+106" office:value-type="float" office:value="2088" calcext:value-type="float">
            <text:p>2088</text:p>
          </table:table-cell>
          <table:table-cell table:formula="of:=SQRT(57^2+31^2)" office:value-type="float" office:value="64.8845127900333" calcext:value-type="float">
            <text:p>64.88451279</text:p>
          </table:table-cell>
          <table:table-cell table:style-name="ce12" table:formula="of:=[.C54]/1000" office:value-type="float" office:value="2.088" calcext:value-type="float">
            <text:p>2.1</text:p>
          </table:table-cell>
          <table:table-cell table:style-name="ce12" table:formula="of:=[.D54]/1000" office:value-type="float" office:value="0.0648845127900333" calcext:value-type="float">
            <text:p>0.1</text:p>
          </table:table-cell>
          <table:table-cell table:style-name="ce8" office:value-type="float" office:value="3273.079" calcext:value-type="float">
            <text:p>3273.079</text:p>
          </table:table-cell>
          <table:table-cell table:style-name="ce8" office:value-type="float" office:value="0.004" calcext:value-type="float">
            <text:p>0.004</text:p>
          </table:table-cell>
          <table:table-cell table:style-name="ce15" office:value-type="float" office:value="1.8759" calcext:value-type="float">
            <text:p>1.876</text:p>
          </table:table-cell>
          <table:table-cell table:style-name="ce8" office:value-type="float" office:value="0.02" calcext:value-type="float">
            <text:p>0.02</text:p>
          </table:table-cell>
          <table:table-cell table:style-name="ce8" table:formula="of:=[.C54]/[.$C$46]" office:value-type="float" office:value="0.0146739474183551" calcext:value-type="float">
            <text:p>0.0146739474</text:p>
          </table:table-cell>
          <table:table-cell table:style-name="ce8" table:formula="of:=[.K54]*SQRT(([.D54]*[.D54])/([.C54]*[.C54])+([.$D$46]*[.$D$46])/([.$C$46]*[.$C$46]))" office:value-type="float" office:value="0.000459933351169725" calcext:value-type="float">
            <text:p>0.0004599334</text:p>
          </table:table-cell>
          <table:table-cell table:style-name="ce15" table:formula="of:=([.I54]/[.$I$46])" office:value-type="float" office:value="0.0282260006018658" calcext:value-type="float">
            <text:p>0.028</text:p>
          </table:table-cell>
          <table:table-cell table:style-name="ce17" table:formula="of:=[.M54]*SQRT(([.J54]*[.J54])/([.I54]*[.I54])+([.$J$46]*[.$J$46])/([.$I$46]*[.$I$46]))" office:value-type="float" office:value="0.000305217980276056" calcext:value-type="float">
            <text:p>0.0003</text:p>
          </table:table-cell>
          <table:table-cell table:number-columns-repeated="2"/>
          <table:table-cell table:style-name="ce17" table:formula="of:=[.G54]" office:value-type="float" office:value="3273.079" calcext:value-type="float">
            <text:p>3273.0790</text:p>
          </table:table-cell>
          <table:table-cell table:style-name="ce29" table:formula="of:=[.K54]/[.M54]" office:value-type="float" office:value="0.519873418318609" calcext:value-type="float">
            <text:p>0.51987</text:p>
          </table:table-cell>
          <table:table-cell table:style-name="ce29" table:formula="of:=[.R54]*SQRT(([.D54]*[.D54])/([.C54]*[.C54])+([.$L$47]*[.$L$47])/([.$K$47]*[.$K$47]))" office:value-type="float" office:value="0.0205546677274669" calcext:value-type="float">
            <text:p>0.02055</text:p>
          </table:table-cell>
          <table:table-cell table:style-name="ce30" table:formula="of:=[.S54]*100/[.R54]" office:value-type="float" office:value="3.95378317167004" calcext:value-type="float">
            <text:p>3.9537831717</text:p>
          </table:table-cell>
          <table:table-cell table:style-name="ce31" table:formula="of:=LN([.Q54])" office:value-type="float" office:value="8.09348641108737" calcext:value-type="float">
            <text:p>8.0934864</text:p>
          </table:table-cell>
          <table:table-cell table:style-name="ce31" table:formula="of:=LN([.R54])" office:value-type="float" office:value="-0.654169923350025" calcext:value-type="float">
            <text:p>-0.6541699</text:p>
          </table:table-cell>
          <table:table-cell table:style-name="ce31" table:formula="of:=[.S54]/[.R54]" office:value-type="float" office:value="0.0395378317167004" calcext:value-type="float">
            <text:p>0.0395378</text:p>
          </table:table-cell>
          <table:table-cell table:formula="of:=[.W54]*100/[.V54]" office:value-type="float" office:value="-6.04396966375737" calcext:value-type="float">
            <text:p>-6.0439696638</text:p>
          </table:table-cell>
          <table:table-cell table:formula="of:=[.$T$63]+[.$T$64]*[.U54]+[.$T$65]*[.U54]^2+[.$T$69]" office:value-type="float" office:value="0" calcext:value-type="float">
            <text:p>0</text:p>
          </table:table-cell>
          <table:table-cell/>
          <table:table-cell table:formula="of:=[.V54]-[.Y54]" office:value-type="float" office:value="-0.654169923350025" calcext:value-type="float">
            <text:p>-0.6541699234</text:p>
          </table:table-cell>
          <table:table-cell/>
          <table:table-cell table:formula="of:=[.R54]/10^[.$T$69]" office:value-type="float" office:value="0.519873418318609" calcext:value-type="float">
            <text:p>0.5198734183</text:p>
          </table:table-cell>
          <table:table-cell/>
          <table:table-cell table:formula="of:=[.AA54]/[.W54]" office:value-type="float" office:value="-16.545417261051" calcext:value-type="float">
            <text:p>-16.5454172611</text:p>
          </table:table-cell>
          <table:table-cell/>
          <table:table-cell table:formula="of:=[.AA54]^2/[.W54]^2" office:value-type="float" office:value="273.750832342285" calcext:value-type="float">
            <text:p>273.7508323423</text:p>
          </table:table-cell>
          <table:table-cell/>
          <table:table-cell table:style-name="ce31" office:value-type="float" office:value="8.09348641108737" calcext:value-type="float">
            <text:p>8.0934864</text:p>
          </table:table-cell>
          <table:table-cell table:style-name="ce31" office:value-type="float" office:value="-0.783728738429196" calcext:value-type="float">
            <text:p>-0.7837287</text:p>
          </table:table-cell>
          <table:table-cell table:style-name="ce31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954+61" office:value-type="float" office:value="1015" calcext:value-type="float">
            <text:p>1015</text:p>
          </table:table-cell>
          <table:table-cell table:formula="of:=SQRT(48^2+21^2)" office:value-type="float" office:value="52.3927475897189" calcext:value-type="float">
            <text:p>52.3927475897</text:p>
          </table:table-cell>
          <table:table-cell table:style-name="ce12" table:formula="of:=[.C55]/1000" office:value-type="float" office:value="1.015" calcext:value-type="float">
            <text:p>1.0</text:p>
          </table:table-cell>
          <table:table-cell table:style-name="ce12" table:formula="of:=[.D55]/1000" office:value-type="float" office:value="0.0523927475897189" calcext:value-type="float">
            <text:p>0.1</text:p>
          </table:table-cell>
          <table:table-cell table:style-name="ce8" office:value-type="float" office:value="3451.232" calcext:value-type="float">
            <text:p>3451.232</text:p>
          </table:table-cell>
          <table:table-cell table:style-name="ce8" office:value-type="float" office:value="0.004" calcext:value-type="float">
            <text:p>0.004</text:p>
          </table:table-cell>
          <table:table-cell table:style-name="ce15" office:value-type="float" office:value="0.949" calcext:value-type="float">
            <text:p>0.949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table:formula="of:=[.C55]/[.$C$46]" office:value-type="float" office:value="0.00713316888392261" calcext:value-type="float">
            <text:p>0.0071331689</text:p>
          </table:table-cell>
          <table:table-cell table:style-name="ce8" table:formula="of:=[.K55]*SQRT(([.D55]*[.D55])/([.C55]*[.C55])+([.$D$46]*[.$D$46])/([.$C$46]*[.$C$46]))" office:value-type="float" office:value="0.0003693597632256" calcext:value-type="float">
            <text:p>0.0003693598</text:p>
          </table:table-cell>
          <table:table-cell table:style-name="ce15" table:formula="of:=([.I55]/[.$I$46])" office:value-type="float" office:value="0.0142792657237436" calcext:value-type="float">
            <text:p>0.014</text:p>
          </table:table-cell>
          <table:table-cell table:style-name="ce22" table:formula="of:=[.M55]*SQRT(([.J55]*[.J55])/([.I55]*[.I55])+([.$J$46]*[.$J$46])/([.$I$46]*[.$I$46]))" office:value-type="float" office:value="0.0000795284887953975" calcext:value-type="float">
            <text:p>0.00008</text:p>
          </table:table-cell>
          <table:table-cell table:number-columns-repeated="2"/>
          <table:table-cell table:style-name="ce17" table:formula="of:=[.G55]" office:value-type="float" office:value="3451.232" calcext:value-type="float">
            <text:p>3451.2320</text:p>
          </table:table-cell>
          <table:table-cell table:style-name="ce29" table:formula="of:=[.K55]/[.M55]" office:value-type="float" office:value="0.499547317202842" calcext:value-type="float">
            <text:p>0.49955</text:p>
          </table:table-cell>
          <table:table-cell table:style-name="ce29" table:formula="of:=[.R55]*SQRT(([.D55]*[.D55])/([.C55]*[.C55])+([.$L$47]*[.$L$47])/([.$K$47]*[.$K$47]))" office:value-type="float" office:value="0.0285313405721752" calcext:value-type="float">
            <text:p>0.02853</text:p>
          </table:table-cell>
          <table:table-cell table:style-name="ce30" table:formula="of:=[.S55]*100/[.R55]" office:value-type="float" office:value="5.71143905484934" calcext:value-type="float">
            <text:p>5.7114390548</text:p>
          </table:table-cell>
          <table:table-cell table:style-name="ce31" table:formula="of:=LN([.Q55])" office:value-type="float" office:value="8.14648654772913" calcext:value-type="float">
            <text:p>8.1464865</text:p>
          </table:table-cell>
          <table:table-cell table:style-name="ce31" table:formula="of:=LN([.R55])" office:value-type="float" office:value="-0.694052956245232" calcext:value-type="float">
            <text:p>-0.6940530</text:p>
          </table:table-cell>
          <table:table-cell table:style-name="ce31" table:formula="of:=[.S55]/[.R55]" office:value-type="float" office:value="0.0571143905484934" calcext:value-type="float">
            <text:p>0.0571144</text:p>
          </table:table-cell>
          <table:table-cell table:formula="of:=[.W55]*100/[.V55]" office:value-type="float" office:value="-8.22911134295537" calcext:value-type="float">
            <text:p>-8.229111343</text:p>
          </table:table-cell>
          <table:table-cell table:formula="of:=[.$T$63]+[.$T$64]*[.U55]+[.$T$65]*[.U55]^2+[.$T$69]" office:value-type="float" office:value="0" calcext:value-type="float">
            <text:p>0</text:p>
          </table:table-cell>
          <table:table-cell/>
          <table:table-cell table:formula="of:=[.V55]-[.Y55]" office:value-type="float" office:value="-0.694052956245232" calcext:value-type="float">
            <text:p>-0.6940529562</text:p>
          </table:table-cell>
          <table:table-cell/>
          <table:table-cell table:formula="of:=[.R55]/10^[.$T$69]" office:value-type="float" office:value="0.499547317202842" calcext:value-type="float">
            <text:p>0.4995473172</text:p>
          </table:table-cell>
          <table:table-cell/>
          <table:table-cell table:formula="of:=[.AA55]/[.W55]" office:value-type="float" office:value="-12.1519804305001" calcext:value-type="float">
            <text:p>-12.1519804305</text:p>
          </table:table-cell>
          <table:table-cell/>
          <table:table-cell table:formula="of:=[.AA55]^2/[.W55]^2" office:value-type="float" office:value="147.670628383257" calcext:value-type="float">
            <text:p>147.6706283833</text:p>
          </table:table-cell>
          <table:table-cell/>
          <table:table-cell office:value-type="float" office:value="8.14648654772913" calcext:value-type="float">
            <text:p>8.1464865477</text:p>
          </table:table-cell>
          <table:table-cell office:value-type="float" office:value="-0.903098375750627" calcext:value-type="float">
            <text:p>-0.9030983758</text:p>
          </table:table-cell>
          <table:table-cell table:style-name="ce31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2"/>
          <table:table-cell table:style-name="ce9" table:formula="of:=[.C44]/1000" office:value-type="float" office:value="254.614" calcext:value-type="float">
            <text:p>254.6</text:p>
          </table:table-cell>
          <table:table-cell table:style-name="ce9" table:formula="of:=[.D44]/1000" office:value-type="float" office:value="0.731648139476894" calcext:value-type="float">
            <text:p>0.7</text:p>
          </table:table-cell>
          <table:table-cell table:number-columns-repeated="37"/>
        </table:table-row>
        <table:table-row table:style-name="ro1">
          <table:table-cell table:number-columns-repeated="2"/>
          <table:table-cell table:style-name="ce9" table:formula="of:=[.C45]/1000" office:value-type="float" office:value="32.492" calcext:value-type="float">
            <text:p>32.5</text:p>
          </table:table-cell>
          <table:table-cell table:style-name="ce9" table:formula="of:=[.D45]/1000" office:value-type="float" office:value="0.320544848656159" calcext:value-type="float">
            <text:p>0.3</text:p>
          </table:table-cell>
          <table:table-cell table:number-columns-repeated="37"/>
        </table:table-row>
        <table:table-row table:style-name="ro1">
          <table:table-cell table:number-columns-repeated="2"/>
          <table:table-cell table:style-name="ce9" table:formula="of:=[.C46]/1000" office:value-type="float" office:value="142.293" calcext:value-type="float">
            <text:p>142.3</text:p>
          </table:table-cell>
          <table:table-cell table:style-name="ce9" table:formula="of:=[.D46]/1000" office:value-type="float" office:value="0.582602780631881" calcext:value-type="float">
            <text:p>0.6</text:p>
          </table:table-cell>
          <table:table-cell table:number-columns-repeated="28"/>
          <table:table-cell table:formula="of:=SUM([.AG10:.AG11];[.AG18:.AG28];[.AG33:.AG39];[.AG44:.AG55])" office:value-type="float" office:value="2937694669.84587" calcext:value-type="float">
            <text:p>2937694669.8458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0" table:formula="of:=[.C47]/1000" office:value-type="float" office:value="8.314" calcext:value-type="float">
            <text:p>8.31</text:p>
          </table:table-cell>
          <table:table-cell table:style-name="ce10" table:formula="of:=[.D47]/1000" office:value-type="float" office:value="0.200369658381702" calcext:value-type="float">
            <text:p>0.20</text:p>
          </table:table-cell>
          <table:table-cell table:number-columns-repeated="37"/>
        </table:table-row>
        <table:table-row table:style-name="ro1">
          <table:table-cell table:number-columns-repeated="2"/>
          <table:table-cell table:style-name="ce10" table:formula="of:=[.C48]/1000" office:value-type="float" office:value="4.826" calcext:value-type="float">
            <text:p>4.83</text:p>
          </table:table-cell>
          <table:table-cell table:style-name="ce10" table:formula="of:=[.D48]/1000" office:value-type="float" office:value="0.098488578017961" calcext:value-type="float">
            <text:p>0.10</text:p>
          </table:table-cell>
          <table:table-cell table:number-columns-repeated="37"/>
        </table:table-row>
        <table:table-row table:style-name="ro1">
          <table:table-cell table:number-columns-repeated="2"/>
          <table:table-cell table:style-name="ce10" table:formula="of:=[.C49]/1000" office:value-type="float" office:value="12.054" calcext:value-type="float">
            <text:p>12.05</text:p>
          </table:table-cell>
          <table:table-cell table:style-name="ce10" table:formula="of:=[.D49]/1000" office:value-type="float" office:value="0.180546392929906" calcext:value-type="float">
            <text:p>0.18</text:p>
          </table:table-cell>
          <table:table-cell table:number-columns-repeated="37"/>
        </table:table-row>
        <table:table-row table:style-name="ro1">
          <table:table-cell table:number-columns-repeated="2"/>
          <table:table-cell table:style-name="ce9" table:formula="of:=[.C50]/1000" office:value-type="float" office:value="22.396" calcext:value-type="float">
            <text:p>22.4</text:p>
          </table:table-cell>
          <table:table-cell table:style-name="ce9" table:formula="of:=[.D50]/1000" office:value-type="float" office:value="0.204394226924343" calcext:value-type="float">
            <text:p>0.2</text:p>
          </table:table-cell>
          <table:table-cell table:number-columns-repeated="37"/>
        </table:table-row>
        <table:table-row table:style-name="ro1">
          <table:table-cell table:number-columns-repeated="2"/>
          <table:table-cell table:style-name="ce10" table:formula="of:=[.C51]/1000" office:value-type="float" office:value="1.318" calcext:value-type="float">
            <text:p>1.32</text:p>
          </table:table-cell>
          <table:table-cell table:style-name="ce10" table:formula="of:=[.D51]/1000" office:value-type="float" office:value="0.0776981338257232" calcext:value-type="float">
            <text:p>0.08</text:p>
          </table:table-cell>
          <table:table-cell table:number-columns-repeated="37"/>
        </table:table-row>
        <table:table-row table:style-name="ro1">
          <table:table-cell table:number-columns-repeated="2"/>
          <table:table-cell table:style-name="ce10" table:formula="of:=[.C52]/1000" office:value-type="float" office:value="3.76" calcext:value-type="float">
            <text:p>3.76</text:p>
          </table:table-cell>
          <table:table-cell table:style-name="ce10" table:formula="of:=[.D52]/1000" office:value-type="float" office:value="0.0974987179402888" calcext:value-type="float">
            <text:p>0.10</text:p>
          </table:table-cell>
          <table:table-cell table:number-columns-repeated="37"/>
        </table:table-row>
        <table:table-row table:style-name="ro1">
          <table:table-cell table:number-columns-repeated="2"/>
          <table:table-cell table:style-name="ce10" table:formula="of:=[.C53]/1000" office:value-type="float" office:value="8.874" calcext:value-type="float">
            <text:p>8.87</text:p>
          </table:table-cell>
          <table:table-cell table:style-name="ce10" table:formula="of:=[.D53]/1000" office:value-type="float" office:value="0.155193427695892" calcext:value-type="float">
            <text:p>0.16</text:p>
          </table:table-cell>
          <table:table-cell table:number-columns-repeated="16"/>
          <table:table-cell office:value-type="string" calcext:value-type="string">
            <text:p>Without 53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10" table:formula="of:=[.C54]/1000" office:value-type="float" office:value="2.088" calcext:value-type="float">
            <text:p>2.09</text:p>
          </table:table-cell>
          <table:table-cell table:style-name="ce10" table:formula="of:=[.D54]/1000" office:value-type="float" office:value="0.0648845127900333" calcext:value-type="float">
            <text:p>0.06</text:p>
          </table:table-cell>
          <table:table-cell table:number-columns-repeated="37"/>
        </table:table-row>
        <table:table-row table:style-name="ro1">
          <table:table-cell table:number-columns-repeated="2"/>
          <table:table-cell table:style-name="ce10" table:formula="of:=[.C55]/1000" office:value-type="float" office:value="1.015" calcext:value-type="float">
            <text:p>1.02</text:p>
          </table:table-cell>
          <table:table-cell table:style-name="ce10" table:formula="of:=[.D55]/1000" office:value-type="float" office:value="0.0523927475897189" calcext:value-type="float">
            <text:p>0.05</text:p>
          </table:table-cell>
          <table:table-cell table:number-columns-repeated="37"/>
        </table:table-row>
        <table:table-row table:style-name="ro1">
          <table:table-cell table:number-columns-repeated="21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^2</text:p>
          </table:table-cell>
          <table:table-cell table:number-columns-repeated="17"/>
        </table:table-row>
        <table:table-row table:style-name="ro2">
          <table:table-cell table:number-columns-repeated="13"/>
          <table:table-cell table:style-name="ce23" office:value-type="float" office:value="0.317310507863" calcext:value-type="float">
            <text:p>0.3173105079</text:p>
          </table:table-cell>
          <table:table-cell table:number-columns-repeated="2"/>
          <table:table-cell table:formula="of:=TINV(0.1;31-7)" office:value-type="float" office:value="1.71088207990943" calcext:value-type="float">
            <text:p>1.710882079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3" office:value-type="float" office:value="0.02860123" calcext:value-type="float">
            <text:p>2.86E-002</text:p>
          </table:table-cell>
          <table:table-cell table:style-name="ce3" office:value-type="float" office:value="-0.00915453" calcext:value-type="float">
            <text:p>-9.15E-003</text:p>
          </table:table-cell>
          <table:table-cell table:style-name="ce3" office:value-type="float" office:value="0.0007222581" calcext:value-type="float">
            <text:p>7.22E-004</text:p>
          </table:table-cell>
          <table:table-cell table:style-name="ce3" office:value-type="float" office:value="-0.003309168" calcext:value-type="float">
            <text:p>-3.31E-003</text:p>
          </table:table-cell>
          <table:table-cell table:style-name="ce3" office:value-type="float" office:value="0.00001868196" calcext:value-type="float">
            <text:p>1.87E-005</text:p>
          </table:table-cell>
          <table:table-cell table:style-name="ce3" office:value-type="float" office:value="0.0003042661" calcext:value-type="float">
            <text:p>3.04E-004</text:p>
          </table:table-cell>
          <table:table-cell table:number-columns-repeated="2" table:style-name="ce3" office:value-type="float" office:value="-0.000578112" calcext:value-type="float">
            <text:p>-5.78E-004</text:p>
          </table:table-cell>
          <table:table-cell table:number-columns-repeated="12"/>
        </table:table-row>
        <table:table-row table:style-name="ro1">
          <table:table-cell table:number-columns-repeated="20"/>
          <table:table-cell office:value-type="string" calcext:value-type="string">
            <text:p>x</text:p>
          </table:table-cell>
          <table:table-cell table:style-name="ce3" office:value-type="float" office:value="-0.00915453" calcext:value-type="float">
            <text:p>-9.15E-003</text:p>
          </table:table-cell>
          <table:table-cell table:style-name="ce3" office:value-type="float" office:value="0.002952736" calcext:value-type="float">
            <text:p>2.95E-003</text:p>
          </table:table-cell>
          <table:table-cell table:style-name="ce3" office:value-type="float" office:value="-0.0002340246" calcext:value-type="float">
            <text:p>-2.34E-004</text:p>
          </table:table-cell>
          <table:table-cell table:style-name="ce3" office:value-type="float" office:value="0.001027857" calcext:value-type="float">
            <text:p>1.03E-003</text:p>
          </table:table-cell>
          <table:table-cell table:style-name="ce3" office:value-type="float" office:value="-0.00003394123" calcext:value-type="float">
            <text:p>-3.39E-005</text:p>
          </table:table-cell>
          <table:table-cell table:style-name="ce3" office:value-type="float" office:value="-0.000130255" calcext:value-type="float">
            <text:p>-1.30E-004</text:p>
          </table:table-cell>
          <table:table-cell table:number-columns-repeated="2" table:style-name="ce3" office:value-type="float" office:value="0.000174403" calcext:value-type="float">
            <text:p>1.74E-004</text:p>
          </table:table-cell>
          <table:table-cell table:number-columns-repeated="12"/>
        </table:table-row>
        <table:table-row table:style-name="ro1">
          <table:table-cell table:number-columns-repeated="8"/>
          <table:table-cell office:value-type="string" calcext:value-type="string">
            <text:p>Old</text:p>
          </table:table-cell>
          <table:table-cell table:number-columns-repeated="11"/>
          <table:table-cell office:value-type="string" calcext:value-type="string">
            <text:p>X^2</text:p>
          </table:table-cell>
          <table:table-cell table:style-name="ce3" office:value-type="float" office:value="0.0007222581" calcext:value-type="float">
            <text:p>7.22E-004</text:p>
          </table:table-cell>
          <table:table-cell table:style-name="ce3" office:value-type="float" office:value="-0.0002340246" calcext:value-type="float">
            <text:p>-2.34E-004</text:p>
          </table:table-cell>
          <table:table-cell table:style-name="ce3" office:value-type="float" office:value="0.00001861296" calcext:value-type="float">
            <text:p>1.86E-005</text:p>
          </table:table-cell>
          <table:table-cell table:style-name="ce3" office:value-type="float" office:value="-0.00007905712" calcext:value-type="float">
            <text:p>-7.91E-005</text:p>
          </table:table-cell>
          <table:table-cell table:style-name="ce3" office:value-type="float" office:value="0.000003388242" calcext:value-type="float">
            <text:p>3.39E-006</text:p>
          </table:table-cell>
          <table:table-cell table:style-name="ce3" office:value-type="float" office:value="0.00001127783" calcext:value-type="float">
            <text:p>1.13E-005</text:p>
          </table:table-cell>
          <table:table-cell table:number-columns-repeated="2" table:style-name="ce3" office:value-type="float" office:value="-0.00001409084" calcext:value-type="float">
            <text:p>-1.41E-0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ars</text:p>
          </table:table-cell>
          <table:table-cell/>
          <table:table-cell office:value-type="string" calcext:value-type="string">
            <text:p>New</text:p>
          </table:table-cell>
          <table:table-cell table:number-columns-repeated="13"/>
          <table:table-cell table:formula="of:=TINV(0.1;32-7)" office:value-type="float" office:value="1.7081407612519" calcext:value-type="float">
            <text:p>1.7081407613</text:p>
          </table:table-cell>
          <table:table-cell table:number-columns-repeated="4"/>
          <table:table-cell table:style-name="ce3" office:value-type="float" office:value="-0.003309168" calcext:value-type="float">
            <text:p>-3.31E-003</text:p>
          </table:table-cell>
          <table:table-cell table:style-name="ce3" office:value-type="float" office:value="0.001027857" calcext:value-type="float">
            <text:p>1.03E-003</text:p>
          </table:table-cell>
          <table:table-cell table:style-name="ce3" office:value-type="float" office:value="-0.00007905712" calcext:value-type="float">
            <text:p>-7.91E-005</text:p>
          </table:table-cell>
          <table:table-cell table:style-name="ce3" office:value-type="float" office:value="0.0006247981" calcext:value-type="float">
            <text:p>6.25E-004</text:p>
          </table:table-cell>
          <table:table-cell table:style-name="ce3" office:value-type="float" office:value="0.000006264772" calcext:value-type="float">
            <text:p>6.26E-006</text:p>
          </table:table-cell>
          <table:table-cell table:style-name="ce3" office:value-type="float" office:value="-0.00003435379" calcext:value-type="float">
            <text:p>-3.44E-005</text:p>
          </table:table-cell>
          <table:table-cell table:number-columns-repeated="2" table:style-name="ce3" office:value-type="float" office:value="0.0000507622" calcext:value-type="float">
            <text:p>5.08E-005</text:p>
          </table:table-cell>
          <table:table-cell table:number-columns-repeated="12"/>
        </table:table-row>
        <table:table-row table:style-name="ro1">
          <table:table-cell table:number-columns-repeated="8"/>
          <table:table-cell office:value-type="float" office:value="53.1622" calcext:value-type="float">
            <text:p>53.1622</text:p>
          </table:table-cell>
          <table:table-cell office:value-type="float" office:value="14201" calcext:value-type="float">
            <text:p>14201</text:p>
          </table:table-cell>
          <table:table-cell office:value-type="float" office:value="569" calcext:value-type="float">
            <text:p>569</text:p>
          </table:table-cell>
          <table:table-cell/>
          <table:table-cell table:formula="of:=[.J74]/[.J80]" office:value-type="float" office:value="0.050523342275098" calcext:value-type="float">
            <text:p>0.0505233423</text:p>
          </table:table-cell>
          <table:table-cell table:number-columns-repeated="8"/>
          <table:table-cell table:style-name="ce3" office:value-type="float" office:value="0.00001868196" calcext:value-type="float">
            <text:p>1.87E-005</text:p>
          </table:table-cell>
          <table:table-cell table:style-name="ce3" office:value-type="float" office:value="-0.00003394123" calcext:value-type="float">
            <text:p>-3.39E-005</text:p>
          </table:table-cell>
          <table:table-cell table:style-name="ce3" office:value-type="float" office:value="0.000003388242" calcext:value-type="float">
            <text:p>3.39E-006</text:p>
          </table:table-cell>
          <table:table-cell table:style-name="ce3" office:value-type="float" office:value="0.000006264772" calcext:value-type="float">
            <text:p>6.26E-006</text:p>
          </table:table-cell>
          <table:table-cell table:style-name="ce3" office:value-type="float" office:value="0.00006465915" calcext:value-type="float">
            <text:p>6.47E-005</text:p>
          </table:table-cell>
          <table:table-cell table:style-name="ce3" office:value-type="float" office:value="0.00006387517" calcext:value-type="float">
            <text:p>6.39E-005</text:p>
          </table:table-cell>
          <table:table-cell table:number-columns-repeated="2" table:style-name="ce3" office:value-type="float" office:value="0.00004615136" calcext:value-type="float">
            <text:p>4.62E-005</text:p>
          </table:table-cell>
          <table:table-cell table:number-columns-repeated="12"/>
        </table:table-row>
        <table:table-row table:style-name="ro1">
          <table:table-cell table:style-name="ce3" office:value-type="float" office:value="5455" calcext:value-type="float">
            <text:p>5.46E+003</text:p>
          </table:table-cell>
          <table:table-cell table:formula="of:=[.A75]/[.A81]" office:value-type="float" office:value="0.055795352262499" calcext:value-type="float">
            <text:p>0.0557953523</text:p>
          </table:table-cell>
          <table:table-cell office:value-type="float" office:value="53.1622" calcext:value-type="float">
            <text:p>53.1622</text:p>
          </table:table-cell>
          <table:table-cell office:value-type="float" office:value="5913" calcext:value-type="float">
            <text:p>5913</text:p>
          </table:table-cell>
          <table:table-cell office:value-type="float" office:value="344" calcext:value-type="float">
            <text:p>344</text:p>
          </table:table-cell>
          <table:table-cell/>
          <table:table-cell table:formula="of:=[.D75]/[.D81]" office:value-type="float" office:value="0.0605672611060465" calcext:value-type="float">
            <text:p>0.0605672611</text:p>
          </table:table-cell>
          <table:table-cell/>
          <table:table-cell office:value-type="float" office:value="79.6142" calcext:value-type="float">
            <text:p>79.6142</text:p>
          </table:table-cell>
          <table:table-cell table:number-columns-repeated="12"/>
          <table:table-cell table:style-name="ce3" office:value-type="float" office:value="0.0003042661" calcext:value-type="float">
            <text:p>3.04E-004</text:p>
          </table:table-cell>
          <table:table-cell table:style-name="ce3" office:value-type="float" office:value="-0.000130255" calcext:value-type="float">
            <text:p>-1.30E-004</text:p>
          </table:table-cell>
          <table:table-cell table:style-name="ce3" office:value-type="float" office:value="0.00001127783" calcext:value-type="float">
            <text:p>1.13E-005</text:p>
          </table:table-cell>
          <table:table-cell table:style-name="ce3" office:value-type="float" office:value="-0.00003435379" calcext:value-type="float">
            <text:p>-3.44E-005</text:p>
          </table:table-cell>
          <table:table-cell table:style-name="ce3" office:value-type="float" office:value="0.00006387517" calcext:value-type="float">
            <text:p>6.39E-005</text:p>
          </table:table-cell>
          <table:table-cell table:style-name="ce3" office:value-type="float" office:value="0.00009553918" calcext:value-type="float">
            <text:p>9.55E-005</text:p>
          </table:table-cell>
          <table:table-cell table:number-columns-repeated="2" table:style-name="ce3" office:value-type="float" office:value="0.00003940456" calcext:value-type="float">
            <text:p>3.94E-005</text:p>
          </table:table-cell>
          <table:table-cell table:number-columns-repeated="12"/>
        </table:table-row>
        <table:table-row table:style-name="ro1">
          <table:table-cell table:style-name="ce3" office:value-type="float" office:value="34066" calcext:value-type="float">
            <text:p>3.41E+004</text:p>
          </table:table-cell>
          <table:table-cell table:formula="of:=[.A76]/[.A81]" office:value-type="float" office:value="0.348437116438917" calcext:value-type="float">
            <text:p>0.3484371164</text:p>
          </table:table-cell>
          <table:table-cell office:value-type="float" office:value="79.6142" calcext:value-type="float">
            <text:p>79.6142</text:p>
          </table:table-cell>
          <table:table-cell office:value-type="float" office:value="35229" calcext:value-type="float">
            <text:p>35229</text:p>
          </table:table-cell>
          <table:table-cell office:value-type="float" office:value="291" calcext:value-type="float">
            <text:p>291</text:p>
          </table:table-cell>
          <table:table-cell table:number-columns-repeated="3"/>
          <table:table-cell table:style-name="ce8" office:value-type="float" office:value="80.9979" calcext:value-type="float">
            <text:p>80.9979</text:p>
          </table:table-cell>
          <table:table-cell table:number-columns-repeated="12"/>
          <table:table-cell table:style-name="ce3" office:value-type="float" office:value="-0.000578112" calcext:value-type="float">
            <text:p>-5.78E-004</text:p>
          </table:table-cell>
          <table:table-cell table:style-name="ce3" office:value-type="float" office:value="0.000174403" calcext:value-type="float">
            <text:p>1.74E-004</text:p>
          </table:table-cell>
          <table:table-cell table:style-name="ce3" office:value-type="float" office:value="-0.00001409084" calcext:value-type="float">
            <text:p>-1.41E-005</text:p>
          </table:table-cell>
          <table:table-cell table:style-name="ce3" office:value-type="float" office:value="0.0000507622" calcext:value-type="float">
            <text:p>5.08E-005</text:p>
          </table:table-cell>
          <table:table-cell table:style-name="ce3" office:value-type="float" office:value="0.00004615136" calcext:value-type="float">
            <text:p>4.62E-005</text:p>
          </table:table-cell>
          <table:table-cell table:style-name="ce3" office:value-type="float" office:value="0.00003940456" calcext:value-type="float">
            <text:p>3.94E-005</text:p>
          </table:table-cell>
          <table:table-cell table:number-columns-repeated="2" table:style-name="ce3" office:value-type="float" office:value="0.0001105264" calcext:value-type="float">
            <text:p>1.11E-004</text:p>
          </table:table-cell>
          <table:table-cell table:number-columns-repeated="12"/>
        </table:table-row>
        <table:table-row table:style-name="ro1">
          <table:table-cell table:style-name="ce3" office:value-type="float" office:value="427871" calcext:value-type="float">
            <text:p>4.28E+005</text:p>
          </table:table-cell>
          <table:table-cell table:formula="of:=[.A77]/[.A81]" office:value-type="float" office:value="4.37639104819573" calcext:value-type="float">
            <text:p>4.3763910482</text:p>
          </table:table-cell>
          <table:table-cell table:style-name="ce8" office:value-type="float" office:value="80.9979" calcext:value-type="float">
            <text:p>80.9979</text:p>
          </table:table-cell>
          <table:table-cell office:value-type="float" office:value="429461" calcext:value-type="float">
            <text:p>429461</text:p>
          </table:table-cell>
          <table:table-cell office:value-type="float" office:value="949" calcext:value-type="float">
            <text:p>949</text:p>
          </table:table-cell>
          <table:table-cell table:number-columns-repeated="3"/>
          <table:table-cell table:style-name="ce8" office:value-type="float" office:value="276.3989" calcext:value-type="float">
            <text:p>276.3989</text:p>
          </table:table-cell>
          <table:table-cell table:number-columns-repeated="32"/>
        </table:table-row>
        <table:table-row table:style-name="ro1">
          <table:table-cell table:style-name="ce3"/>
          <table:table-cell/>
          <table:table-cell table:style-name="ce8" office:value-type="float" office:value="276.3989" calcext:value-type="float">
            <text:p>276.3989</text:p>
          </table:table-cell>
          <table:table-cell office:value-type="float" office:value="100011" calcext:value-type="float">
            <text:p>100011</text:p>
          </table:table-cell>
          <table:table-cell office:value-type="float" office:value="448" calcext:value-type="float">
            <text:p>448</text:p>
          </table:table-cell>
          <table:table-cell table:number-columns-repeated="3"/>
          <table:table-cell table:style-name="ce8" office:value-type="float" office:value="302.8508" calcext:value-type="float">
            <text:p>302.8508</text:p>
          </table:table-cell>
          <table:table-cell table:number-columns-repeated="32"/>
        </table:table-row>
        <table:table-row table:style-name="ro1">
          <table:table-cell table:style-name="ce3"/>
          <table:table-cell/>
          <table:table-cell table:style-name="ce8" office:value-type="float" office:value="302.8508" calcext:value-type="float">
            <text:p>302.8508</text:p>
          </table:table-cell>
          <table:table-cell office:value-type="float" office:value="239719" calcext:value-type="float">
            <text:p>239719</text:p>
          </table:table-cell>
          <table:table-cell office:value-type="float" office:value="671" calcext:value-type="float">
            <text:p>671</text:p>
          </table:table-cell>
          <table:table-cell table:number-columns-repeated="3"/>
          <table:table-cell table:style-name="ce8" office:value-type="float" office:value="356.0129" calcext:value-type="float">
            <text:p>356.0129</text:p>
          </table:table-cell>
          <table:table-cell table:number-columns-repeated="12"/>
          <table:table-cell office:value-type="float" office:value="-1.672893" calcext:value-type="float">
            <text:p>-1.672893</text:p>
          </table:table-cell>
          <table:table-cell/>
          <table:table-cell office:value-type="float" office:value="604" calcext:value-type="float">
            <text:p>604</text:p>
          </table:table-cell>
          <table:table-cell table:formula="of:=LN([.X79])" office:value-type="float" office:value="6.40357419793482" calcext:value-type="float">
            <text:p>6.4035741979</text:p>
          </table:table-cell>
          <table:table-cell table:style-name="ce3" table:formula="of:=EXP([.$V$79]+[.$V$80]*[.Y79]+[.$V$81]*[.Y79]*[.Y79])" office:value-type="float" office:value="0.00367743114356152" calcext:value-type="float">
            <text:p>3.68E-003</text:p>
          </table:table-cell>
          <table:table-cell table:style-name="ce3"/>
          <table:table-cell table:style-name="ce3" table:formula="of:=[.Z79]*EXP([.$Q$70]*SQRT(1.658694*([.$V$70]+([.$V$71]+[.$W$70])*[.Y79]+([.$V$72]+[.$W$71]+[.$X$70])*[.Y79]^2+([.$W$72]+[.$X$71])*[.Y79]^3+[.$X$72]*[.Y79]^4)))" office:value-type="float" office:value="0.00374369891523969" calcext:value-type="float">
            <text:p>3.74E-003</text:p>
          </table:table-cell>
          <table:table-cell/>
          <table:table-cell table:formula="of:=[.AB79]-[.Z79]" office:value-type="float" office:value="0.0000662677716781698" calcext:value-type="float">
            <text:p>6.62677716781698E-005</text:p>
          </table:table-cell>
          <table:table-cell table:formula="of:=[.AD79]*100/[.Z79]" office:value-type="float" office:value="1.80201257593067" calcext:value-type="float">
            <text:p>1.8020125759</text:p>
          </table:table-cell>
          <table:table-cell table:number-columns-repeated="10"/>
        </table:table-row>
        <table:table-row table:style-name="ro1">
          <table:table-cell table:style-name="ce3" office:value-type="float" office:value="718857" calcext:value-type="float">
            <text:p>7.19E+005</text:p>
          </table:table-cell>
          <table:table-cell table:formula="of:=[.A80]/[.A81]" office:value-type="float" office:value="7.352681859095" calcext:value-type="float">
            <text:p>7.3526818591</text:p>
          </table:table-cell>
          <table:table-cell table:style-name="ce8" office:value-type="float" office:value="356.0129" calcext:value-type="float">
            <text:p>356.0129</text:p>
          </table:table-cell>
          <table:table-cell office:value-type="float" office:value="718804" calcext:value-type="float">
            <text:p>718804</text:p>
          </table:table-cell>
          <table:table-cell office:value-type="float" office:value="1137" calcext:value-type="float">
            <text:p>1137</text:p>
          </table:table-cell>
          <table:table-cell table:number-columns-repeated="3"/>
          <table:table-cell table:style-name="ce8" office:value-type="float" office:value="383.8485" calcext:value-type="float">
            <text:p>383.8485</text:p>
          </table:table-cell>
          <table:table-cell office:value-type="float" office:value="281078" calcext:value-type="float">
            <text:p>281078</text:p>
          </table:table-cell>
          <table:table-cell office:value-type="float" office:value="832" calcext:value-type="float">
            <text:p>832</text:p>
          </table:table-cell>
          <table:table-cell table:number-columns-repeated="10"/>
          <table:table-cell office:value-type="float" office:value="-0.491857" calcext:value-type="float">
            <text:p>-0.491857</text:p>
          </table:table-cell>
          <table:table-cell/>
          <table:table-cell office:value-type="float" office:value="661" calcext:value-type="float">
            <text:p>661</text:p>
          </table:table-cell>
          <table:table-cell table:formula="of:=LN([.X80])" office:value-type="float" office:value="6.49375383985169" calcext:value-type="float">
            <text:p>6.4937538399</text:p>
          </table:table-cell>
          <table:table-cell table:style-name="ce3" table:formula="of:=EXP([.$V$79]+[.$V$80]*[.Y80]+[.$V$81]*[.Y80]*[.Y80])" office:value-type="float" office:value="0.0034406142522871" calcext:value-type="float">
            <text:p>3.44E-003</text:p>
          </table:table-cell>
          <table:table-cell table:style-name="ce3"/>
          <table:table-cell table:style-name="ce3" table:formula="of:=[.Z80]*EXP([.$Q$70]*SQRT(1.658694*([.$V$70]+([.$V$71]+[.$W$70])*[.Y80]+([.$V$72]+[.$W$71]+[.$X$70])*[.Y80]^2+([.$W$72]+[.$X$71])*[.Y80]^3+[.$X$72]*[.Y80]^4)))" office:value-type="float" office:value="0.00350164639321887" calcext:value-type="float">
            <text:p>3.50E-003</text:p>
          </table:table-cell>
          <table:table-cell/>
          <table:table-cell table:formula="of:=[.AB80]-[.Z80]" office:value-type="float" office:value="0.0000610321409317705" calcext:value-type="float">
            <text:p>6.10321409317705E-005</text:p>
          </table:table-cell>
          <table:table-cell table:formula="of:=[.AD80]*100/[.Z80]" office:value-type="float" office:value="1.77387339749582" calcext:value-type="float">
            <text:p>1.7738733975</text:p>
          </table:table-cell>
          <table:table-cell table:number-columns-repeated="10"/>
        </table:table-row>
        <table:table-row table:style-name="ro1">
          <table:table-cell table:style-name="ce3" office:value-type="float" office:value="97768" calcext:value-type="float">
            <text:p>9.78E+004</text:p>
          </table:table-cell>
          <table:table-cell/>
          <table:table-cell table:style-name="ce8" office:value-type="float" office:value="383.8485" calcext:value-type="float">
            <text:p>383.8485</text:p>
          </table:table-cell>
          <table:table-cell office:value-type="float" office:value="97627" calcext:value-type="float">
            <text:p>97627</text:p>
          </table:table-cell>
          <table:table-cell office:value-type="float" office:value="422" calcext:value-type="float">
            <text:p>422</text:p>
          </table:table-cell>
          <table:table-cell table:number-columns-repeated="16"/>
          <table:table-cell office:value-type="float" office:value="-0.019095" calcext:value-type="float">
            <text:p>-0.019095</text:p>
          </table:table-cell>
          <table:table-cell/>
          <table:table-cell office:value-type="float" office:value="795" calcext:value-type="float">
            <text:p>795</text:p>
          </table:table-cell>
          <table:table-cell table:formula="of:=LN([.X81])" office:value-type="float" office:value="6.67834211465433" calcext:value-type="float">
            <text:p>6.6783421147</text:p>
          </table:table-cell>
          <table:table-cell table:style-name="ce3" table:formula="of:=EXP([.$V$79]+[.$V$80]*[.Y81]+[.$V$81]*[.Y81]*[.Y81])" office:value-type="float" office:value="0.00299945655166815" calcext:value-type="float">
            <text:p>3.00E-003</text:p>
          </table:table-cell>
          <table:table-cell table:style-name="ce3"/>
          <table:table-cell table:style-name="ce3" table:formula="of:=[.Z81]*EXP([.$Q$70]*SQRT(1.658694*([.$V$70]+([.$V$71]+[.$W$70])*[.Y81]+([.$V$72]+[.$W$71]+[.$X$70])*[.Y81]^2+([.$W$72]+[.$X$71])*[.Y81]^3+[.$X$72]*[.Y81]^4)))" office:value-type="float" office:value="0.00305067910856385" calcext:value-type="float">
            <text:p>3.05E-003</text:p>
          </table:table-cell>
          <table:table-cell/>
          <table:table-cell table:formula="of:=[.AB81]-[.Z81]" office:value-type="float" office:value="0.0000512225568957002" calcext:value-type="float">
            <text:p>5.12225568957002E-005</text:p>
          </table:table-cell>
          <table:table-cell table:formula="of:=[.AD81]*100/[.Z81]" office:value-type="float" office:value="1.70772791715262" calcext:value-type="float">
            <text:p>1.7077279172</text:p>
          </table:table-cell>
          <table:table-cell table:number-columns-repeated="10"/>
        </table:table-row>
        <table:table-row table:style-name="ro1">
          <table:table-cell table:number-columns-repeated="23"/>
          <table:table-cell office:value-type="float" office:value="911" calcext:value-type="float">
            <text:p>911</text:p>
          </table:table-cell>
          <table:table-cell table:formula="of:=LN([.X82])" office:value-type="float" office:value="6.81454289725996" calcext:value-type="float">
            <text:p>6.8145428973</text:p>
          </table:table-cell>
          <table:table-cell table:style-name="ce3" table:formula="of:=EXP([.$V$79]+[.$V$80]*[.Y82]+[.$V$81]*[.Y82]*[.Y82])" office:value-type="float" office:value="0.0027083731489106" calcext:value-type="float">
            <text:p>2.71E-003</text:p>
          </table:table-cell>
          <table:table-cell table:style-name="ce3"/>
          <table:table-cell table:style-name="ce3" table:formula="of:=[.Z82]*EXP([.$Q$70]*SQRT(1.658694*([.$V$70]+([.$V$71]+[.$W$70])*[.Y82]+([.$V$72]+[.$W$71]+[.$X$70])*[.Y82]^2+([.$W$72]+[.$X$71])*[.Y82]^3+[.$X$72]*[.Y82]^4)))" office:value-type="float" office:value="0.00275325530634846" calcext:value-type="float">
            <text:p>2.75E-003</text:p>
          </table:table-cell>
          <table:table-cell/>
          <table:table-cell table:formula="of:=[.AB82]-[.Z82]" office:value-type="float" office:value="0.00004488215743786" calcext:value-type="float">
            <text:p>4.488215743786E-005</text:p>
          </table:table-cell>
          <table:table-cell table:formula="of:=[.AD82]*100/[.Z82]" office:value-type="float" office:value="1.65716298937291" calcext:value-type="float">
            <text:p>1.6571629894</text:p>
          </table:table-cell>
          <table:table-cell table:number-columns-repeated="10"/>
        </table:table-row>
        <table:table-row table:style-name="ro1">
          <table:table-cell table:number-columns-repeated="23"/>
          <table:table-cell office:value-type="float" office:value="1460" calcext:value-type="float">
            <text:p>1460</text:p>
          </table:table-cell>
          <table:table-cell table:formula="of:=LN([.X83])" office:value-type="float" office:value="7.28619171470238" calcext:value-type="float">
            <text:p>7.2861917147</text:p>
          </table:table-cell>
          <table:table-cell table:style-name="ce3" table:formula="of:=EXP([.$V$79]+[.$V$80]*[.Y83]+[.$V$81]*[.Y83]*[.Y83])" office:value-type="float" office:value="0.00189150207173544" calcext:value-type="float">
            <text:p>1.89E-003</text:p>
          </table:table-cell>
          <table:table-cell table:style-name="ce3"/>
          <table:table-cell table:style-name="ce3" table:formula="of:=[.Z83]*EXP([.$Q$70]*SQRT(1.658694*([.$V$70]+([.$V$71]+[.$W$70])*[.Y83]+([.$V$72]+[.$W$71]+[.$X$70])*[.Y83]^2+([.$W$72]+[.$X$71])*[.Y83]^3+[.$X$72]*[.Y83]^4)))" office:value-type="float" office:value="0.00192201520474792" calcext:value-type="float">
            <text:p>1.92E-003</text:p>
          </table:table-cell>
          <table:table-cell/>
          <table:table-cell table:formula="of:=[.AB83]-[.Z83]" office:value-type="float" office:value="0.0000305131330124802" calcext:value-type="float">
            <text:p>3.05131330124802E-005</text:p>
          </table:table-cell>
          <table:table-cell table:formula="of:=[.AD83]*100/[.Z83]" office:value-type="float" office:value="1.61316942066495" calcext:value-type="float">
            <text:p>1.6131694207</text:p>
          </table:table-cell>
          <table:table-cell table:number-columns-repeated="10"/>
        </table:table-row>
        <table:table-row table:style-name="ro1" table:number-rows-repeated="2">
          <table:table-cell table:number-columns-repeated="41"/>
        </table:table-row>
        <table:table-row table:style-name="ro1">
          <table:table-cell table:number-columns-repeated="12"/>
          <table:table-cell office:value-type="float" office:value="83" calcext:value-type="float">
            <text:p>83</text:p>
          </table:table-cell>
          <table:table-cell office:value-type="float" office:value="13207" calcext:value-type="float">
            <text:p>13207</text:p>
          </table:table-cell>
          <table:table-cell office:value-type="float" office:value="304" calcext:value-type="float">
            <text:p>304</text:p>
          </table:table-cell>
          <table:table-cell table:number-columns-repeated="26"/>
        </table:table-row>
        <table:table-row table:style-name="ro1">
          <table:table-cell table:number-columns-repeated="2"/>
          <table:table-cell table:style-name="ce8" office:value-type="float" office:value="80.9979" calcext:value-type="float">
            <text:p>80.9979</text:p>
          </table:table-cell>
          <table:table-cell office:value-type="float" office:value="800.573" calcext:value-type="float">
            <text:p>800.573</text:p>
          </table:table-cell>
          <table:table-cell table:number-columns-repeated="3"/>
          <table:table-cell table:number-matrix-columns-spanned="2" table:number-matrix-rows-spanned="5" table:formula="of:=LINEST([.C87:.C91];[.D87:.D91];1;1)" office:value-type="float" office:value="0.10090274180511" calcext:value-type="float">
            <text:p>0.1009027418</text:p>
          </table:table-cell>
          <table:table-cell office:value-type="float" office:value="0.232724261023577" calcext:value-type="float">
            <text:p>0.232724261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8" office:value-type="float" office:value="276.3989" calcext:value-type="float">
            <text:p>276.3989</text:p>
          </table:table-cell>
          <table:table-cell office:value-type="float" office:value="2736.74" calcext:value-type="float">
            <text:p>2736.74</text:p>
          </table:table-cell>
          <table:table-cell table:number-columns-repeated="3"/>
          <table:table-cell office:value-type="float" office:value="0.0000125360005134107" calcext:value-type="float">
            <text:p>0.000012536</text:p>
          </table:table-cell>
          <table:table-cell office:value-type="float" office:value="0.0371931443880987" calcext:value-type="float">
            <text:p>0.0371931444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8" office:value-type="float" office:value="302.8508" calcext:value-type="float">
            <text:p>302.8508</text:p>
          </table:table-cell>
          <table:table-cell office:value-type="float" office:value="2998.852" calcext:value-type="float">
            <text:p>2998.852</text:p>
          </table:table-cell>
          <table:table-cell table:number-columns-repeated="3"/>
          <table:table-cell office:value-type="float" office:value="0.999999953694423" calcext:value-type="float">
            <text:p>0.9999999537</text:p>
          </table:table-cell>
          <table:table-cell office:value-type="float" office:value="0.0295832156392826" calcext:value-type="float">
            <text:p>0.0295832156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8" office:value-type="float" office:value="356.0129" calcext:value-type="float">
            <text:p>356.0129</text:p>
          </table:table-cell>
          <table:table-cell office:value-type="float" office:value="3525.94" calcext:value-type="float">
            <text:p>3525.94</text:p>
          </table:table-cell>
          <table:table-cell table:number-columns-repeated="3"/>
          <table:table-cell office:value-type="float" office:value="64787009.2642142" calcext:value-type="float">
            <text:p>64787009.2642142</text:p>
          </table:table-cell>
          <table:table-cell office:value-type="float" office:value="3" calcext:value-type="float">
            <text:p>3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8" office:value-type="float" office:value="383.8485" calcext:value-type="float">
            <text:p>383.8485</text:p>
          </table:table-cell>
          <table:table-cell office:value-type="float" office:value="3802.19" calcext:value-type="float">
            <text:p>3802.19</text:p>
          </table:table-cell>
          <table:table-cell table:number-columns-repeated="3"/>
          <table:table-cell office:value-type="float" office:value="56699.4297032201" calcext:value-type="float">
            <text:p>56699.4297032201</text:p>
          </table:table-cell>
          <table:table-cell office:value-type="float" office:value="0.00262549994268088" calcext:value-type="float">
            <text:p>0.0026254999</text:p>
          </table:table-cell>
          <table:table-cell table:number-columns-repeated="12"/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x</text:p>
          </table:table-cell>
          <table:table-cell table:style-name="ce34" office:value-type="string" calcext:value-type="string">
            <text:p>2x*x_0-x_0^2</text:p>
          </table:table-cell>
          <table:table-cell table:style-name="ce35" office:value-type="string" calcext:value-type="string">
            <text:p>(x-x_0)^2</text:p>
          </table:table-cell>
          <table:table-cell table:number-columns-repeated="3" table:style-name="ce35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20"/>
          <table:table-cell table:style-name="ce32" office:value-type="float" office:value="1" calcext:value-type="float">
            <text:p>1</text:p>
          </table:table-cell>
          <table:table-cell table:style-name="ce3" office:value-type="float" office:value="0.02860123" calcext:value-type="float">
            <text:p>2.86E-002</text:p>
          </table:table-cell>
          <table:table-cell table:style-name="ce3" office:value-type="float" office:value="-0.00915453" calcext:value-type="float">
            <text:p>-9.15E-003</text:p>
          </table:table-cell>
          <table:table-cell table:style-name="ce3" office:value-type="float" office:value="0.0007222581" calcext:value-type="float">
            <text:p>7.22E-004</text:p>
          </table:table-cell>
          <table:table-cell table:style-name="ce3" office:value-type="float" office:value="-0.003309168" calcext:value-type="float">
            <text:p>-3.31E-003</text:p>
          </table:table-cell>
          <table:table-cell table:style-name="ce3" table:number-columns-repeated="3"/>
          <table:table-cell table:number-columns-repeated="13"/>
        </table:table-row>
        <table:table-row table:style-name="ro1">
          <table:table-cell table:number-columns-repeated="20"/>
          <table:table-cell table:style-name="ce33" office:value-type="string" calcext:value-type="string">
            <text:p>x</text:p>
          </table:table-cell>
          <table:table-cell table:style-name="ce3" office:value-type="float" office:value="-0.00915453" calcext:value-type="float">
            <text:p>-9.15E-003</text:p>
          </table:table-cell>
          <table:table-cell table:style-name="ce3" office:value-type="float" office:value="0.002952736" calcext:value-type="float">
            <text:p>2.95E-003</text:p>
          </table:table-cell>
          <table:table-cell table:style-name="ce3" office:value-type="float" office:value="-0.0002340246" calcext:value-type="float">
            <text:p>-2.34E-004</text:p>
          </table:table-cell>
          <table:table-cell table:style-name="ce3" office:value-type="float" office:value="0.001027857" calcext:value-type="float">
            <text:p>1.03E-003</text:p>
          </table:table-cell>
          <table:table-cell table:style-name="ce3" table:number-columns-repeated="3"/>
          <table:table-cell/>
          <table:table-cell office:value-type="string" calcext:value-type="string">
            <text:p>x0</text:p>
          </table:table-cell>
          <table:table-cell office:value-type="float" office:value="195.469199" calcext:value-type="float">
            <text:p>195.469199</text:p>
          </table:table-cell>
          <table:table-cell table:formula="of:=LN([.AE93])" office:value-type="float" office:value="5.27540281714101" calcext:value-type="float">
            <text:p>5.2754028171</text:p>
          </table:table-cell>
          <table:table-cell table:number-columns-repeated="9"/>
        </table:table-row>
        <table:table-row table:style-name="ro1">
          <table:table-cell table:number-columns-repeated="20"/>
          <table:table-cell table:style-name="ce34" office:value-type="string" calcext:value-type="string">
            <text:p>2x*x_0-x_0^2</text:p>
          </table:table-cell>
          <table:table-cell table:style-name="ce3" office:value-type="float" office:value="0.0007222581" calcext:value-type="float">
            <text:p>7.22E-004</text:p>
          </table:table-cell>
          <table:table-cell table:style-name="ce3" office:value-type="float" office:value="-0.0002340246" calcext:value-type="float">
            <text:p>-2.34E-004</text:p>
          </table:table-cell>
          <table:table-cell table:style-name="ce3" office:value-type="float" office:value="0.00001861296" calcext:value-type="float">
            <text:p>1.86E-005</text:p>
          </table:table-cell>
          <table:table-cell table:style-name="ce3" office:value-type="float" office:value="-0.00007905712" calcext:value-type="float">
            <text:p>-7.91E-005</text:p>
          </table:table-cell>
          <table:table-cell table:style-name="ce3" table:number-columns-repeated="3"/>
          <table:table-cell table:number-columns-repeated="13"/>
        </table:table-row>
        <table:table-row table:style-name="ro1">
          <table:table-cell table:number-columns-repeated="20"/>
          <table:table-cell table:style-name="ce33" office:value-type="string" calcext:value-type="string">
            <text:p>(x-x_0)^2</text:p>
          </table:table-cell>
          <table:table-cell table:style-name="ce3" office:value-type="float" office:value="-0.003309168" calcext:value-type="float">
            <text:p>-3.31E-003</text:p>
          </table:table-cell>
          <table:table-cell table:style-name="ce3" office:value-type="float" office:value="0.001027857" calcext:value-type="float">
            <text:p>1.03E-003</text:p>
          </table:table-cell>
          <table:table-cell table:style-name="ce3" office:value-type="float" office:value="-0.00007905712" calcext:value-type="float">
            <text:p>-7.91E-005</text:p>
          </table:table-cell>
          <table:table-cell table:style-name="ce3" office:value-type="float" office:value="0.0006247981" calcext:value-type="float">
            <text:p>6.25E-004</text:p>
          </table:table-cell>
          <table:table-cell table:style-name="ce3" table:number-columns-repeated="3"/>
          <table:table-cell table:number-columns-repeated="13"/>
        </table:table-row>
        <table:table-row table:style-name="ro1">
          <table:table-cell table:number-columns-repeated="2"/>
          <table:table-cell table:style-name="ce8" office:value-type="float" office:value="80.9979" calcext:value-type="float">
            <text:p>80.9979</text:p>
          </table:table-cell>
          <table:table-cell office:value-type="float" office:value="361.975" calcext:value-type="float">
            <text:p>361.975</text:p>
          </table:table-cell>
          <table:table-cell table:number-columns-repeated="3"/>
          <table:table-cell table:number-matrix-columns-spanned="2" table:number-matrix-rows-spanned="5" table:formula="of:=LINEST([.C96:.C100];[.D96:.D100];1;1)" office:value-type="float" office:value="0.224036230902008" calcext:value-type="float">
            <text:p>0.2240362309</text:p>
          </table:table-cell>
          <table:table-cell office:value-type="float" office:value="-0.0610505419834908" calcext:value-type="float">
            <text:p>-0.061050542</text:p>
          </table:table-cell>
          <table:table-cell table:number-columns-repeated="11"/>
          <table:table-cell table:style-name="ce33" office:value-type="float" office:value="1" calcext:value-type="float">
            <text:p>1</text:p>
          </table:table-cell>
          <table:table-cell table:style-name="ce3" table:number-columns-repeated="7"/>
          <table:table-cell table:number-columns-repeated="2"/>
          <table:table-cell office:value-type="string" calcext:value-type="string">
            <text:p>2x*x_0-x_0^2</text:p>
          </table:table-cell>
          <table:table-cell table:formula="of:=2*[.AF93]*[.V108]-[.AF93]^2" office:value-type="float" office:value="27.8298748830993" calcext:value-type="float">
            <text:p>27.8298748831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8" office:value-type="float" office:value="276.3989" calcext:value-type="float">
            <text:p>276.3989</text:p>
          </table:table-cell>
          <table:table-cell office:value-type="float" office:value="1233.688" calcext:value-type="float">
            <text:p>1233.688</text:p>
          </table:table-cell>
          <table:table-cell table:number-columns-repeated="3"/>
          <table:table-cell office:value-type="float" office:value="0.0000628165618209328" calcext:value-type="float">
            <text:p>6.28165618209328E-005</text:p>
          </table:table-cell>
          <table:table-cell office:value-type="float" office:value="0.0840157890595039" calcext:value-type="float">
            <text:p>0.0840157891</text:p>
          </table:table-cell>
          <table:table-cell table:number-columns-repeated="11"/>
          <table:table-cell table:style-name="ce33" office:value-type="float" office:value="1" calcext:value-type="float">
            <text:p>1</text:p>
          </table:table-cell>
          <table:table-cell table:style-name="ce3" table:number-columns-repeated="7"/>
          <table:table-cell table:number-columns-repeated="2"/>
          <table:table-cell table:style-name="ce33" office:value-type="string" calcext:value-type="string">
            <text:p>(x-x_0)^2</text:p>
          </table:table-cell>
          <table:table-cell table:formula="of:=([.V108]-[.AF93])^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8" office:value-type="float" office:value="302.8508" calcext:value-type="float">
            <text:p>302.8508</text:p>
          </table:table-cell>
          <table:table-cell office:value-type="float" office:value="1351.841" calcext:value-type="float">
            <text:p>1351.841</text:p>
          </table:table-cell>
          <table:table-cell table:number-columns-repeated="3"/>
          <table:table-cell office:value-type="float" office:value="0.999999764151585" calcext:value-type="float">
            <text:p>0.9999997642</text:p>
          </table:table-cell>
          <table:table-cell office:value-type="float" office:value="0.0667644397069806" calcext:value-type="float">
            <text:p>0.0667644397</text:p>
          </table:table-cell>
          <table:table-cell table:number-columns-repeated="11"/>
          <table:table-cell table:style-name="ce33" office:value-type="float" office:value="1" calcext:value-type="float">
            <text:p>1</text:p>
          </table:table-cell>
          <table:table-cell table:style-name="ce3" table:number-columns-repeated="7"/>
          <table:table-cell table:number-columns-repeated="13"/>
        </table:table-row>
        <table:table-row table:style-name="ro1">
          <table:table-cell table:number-columns-repeated="2"/>
          <table:table-cell table:style-name="ce8" office:value-type="float" office:value="356.0129" calcext:value-type="float">
            <text:p>356.0129</text:p>
          </table:table-cell>
          <table:table-cell office:value-type="float" office:value="1589.4323" calcext:value-type="float">
            <text:p>1589.4323</text:p>
          </table:table-cell>
          <table:table-cell table:number-columns-repeated="3"/>
          <table:table-cell office:value-type="float" office:value="12720031.6206728" calcext:value-type="float">
            <text:p>12720031.6206728</text:p>
          </table:table-cell>
          <table:table-cell office:value-type="float" office:value="3" calcext:value-type="float">
            <text:p>3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8" office:value-type="float" office:value="383.8485" calcext:value-type="float">
            <text:p>383.8485</text:p>
          </table:table-cell>
          <table:table-cell office:value-type="float" office:value="1713.902" calcext:value-type="float">
            <text:p>1713.902</text:p>
          </table:table-cell>
          <table:table-cell table:number-columns-repeated="3"/>
          <table:table-cell office:value-type="float" office:value="56699.4189562488" calcext:value-type="float">
            <text:p>56699.4189562488</text:p>
          </table:table-cell>
          <table:table-cell office:value-type="float" office:value="0.0133724712281611" calcext:value-type="float">
            <text:p>0.0133724712</text:p>
          </table:table-cell>
          <table:table-cell table:number-columns-repeated="32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20"/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x*x_0-x_0^2</text:p>
          </table:table-cell>
          <table:table-cell table:style-name="ce33" office:value-type="string" calcext:value-type="string">
            <text:p>(x-x_0)^2</text:p>
          </table:table-cell>
          <table:table-cell office:value-type="string" calcext:value-type="string">
            <text:p>x^2</text:p>
          </table:table-cell>
          <table:table-cell office:value-type="string" calcext:value-type="string">
            <text:p>X(2x*x_0-x_0^2)</text:p>
          </table:table-cell>
          <table:table-cell office:value-type="string" calcext:value-type="string">
            <text:p>(2x*x_0-x_0^2)^2</text:p>
          </table:table-cell>
          <table:table-cell table:style-name="ce33" office:value-type="string" calcext:value-type="string">
            <text:p>(x-x_0)^2*(2x*x_0-x_0^2)</text:p>
          </table:table-cell>
          <table:table-cell office:value-type="string" calcext:value-type="string">
            <text:p>(x-x_0)^4</text:p>
          </table:table-cell>
          <table:table-cell office:value-type="string" calcext:value-type="string">
            <text:p>x*(x-x_0)^2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formula="of:=[.V92]+SUM([.V96:.V98])+SUM([.Z96:.AB98])+SUM([.Z92:.AB92])" office:value-type="float" office:value="0.02860123" calcext:value-type="float">
            <text:p>0.02860123</text:p>
          </table:table-cell>
          <table:table-cell table:formula="of:=[.V93]+[.W92]+SUM([.Z93:.AB93])+SUM([.W96:.W98])" office:value-type="float" office:value="-0.01830906" calcext:value-type="float">
            <text:p>-0.01830906</text:p>
          </table:table-cell>
          <table:table-cell table:formula="of:=[.V94]+[.X92]+SUM([.Z94:.AB94])+SUM([.X96:.X98])" office:value-type="float" office:value="0.0014445162" calcext:value-type="float">
            <text:p>0.0014445162</text:p>
          </table:table-cell>
          <table:table-cell table:formula="of:=[.V95]+[.Y92]+SUM([.Z95:.AB95])+SUM([.Y96:.Y98])" office:value-type="float" office:value="-0.006618336" calcext:value-type="float">
            <text:p>-0.006618336</text:p>
          </table:table-cell>
          <table:table-cell table:style-name="ce3" table:formula="of:=[.W93]" office:value-type="float" office:value="0.002952736" calcext:value-type="float">
            <text:p>2.95E-003</text:p>
          </table:table-cell>
          <table:table-cell table:formula="of:=[.W94]+[.X93]" office:value-type="float" office:value="-0.0004680492" calcext:value-type="float">
            <text:p>-0.0004680492</text:p>
          </table:table-cell>
          <table:table-cell table:style-name="ce3" table:formula="of:=[.X94]" office:value-type="float" office:value="0.00001861296" calcext:value-type="float">
            <text:p>1.86E-005</text:p>
          </table:table-cell>
          <table:table-cell table:formula="of:=[.Y94]+[.X95]" office:value-type="float" office:value="-0.00015811424" calcext:value-type="float">
            <text:p>-0.0001581142</text:p>
          </table:table-cell>
          <table:table-cell table:style-name="ce3" table:formula="of:=[.Y95]" office:value-type="float" office:value="0.0006247981" calcext:value-type="float">
            <text:p>6.25E-004</text:p>
          </table:table-cell>
          <table:table-cell table:formula="of:=[.W95]+[.Y93]" office:value-type="float" office:value="0.002055714" calcext:value-type="float">
            <text:p>0.002055714</text:p>
          </table:table-cell>
          <table:table-cell table:number-columns-repeated="10"/>
        </table:table-row>
        <table:table-row table:style-name="ro1">
          <table:table-cell table:number-columns-repeated="22"/>
          <table:table-cell table:formula="of:=[.W103]*[.V108]" office:value-type="float" office:value="-0.0965876667032038" calcext:value-type="float">
            <text:p>-0.0965876667</text:p>
          </table:table-cell>
          <table:table-cell table:formula="of:=[.X103]*[.AF96]" office:value-type="float" office:value="0.0402007051126101" calcext:value-type="float">
            <text:p>0.0402007051</text:p>
          </table:table-cell>
          <table:table-cell table:formula="of:=[.Y103]*[.AF97]" office:value-type="float" office:value="-0" calcext:value-type="float">
            <text:p>0</text:p>
          </table:table-cell>
          <table:table-cell table:formula="of:=[.Z103]*[.V108]^2" office:value-type="float" office:value="0.0821742734428232" calcext:value-type="float">
            <text:p>0.0821742734</text:p>
          </table:table-cell>
          <table:table-cell table:formula="of:=[.AA103]*[.V108]*[.AF96]" office:value-type="float" office:value="-0.0687160818069823" calcext:value-type="float">
            <text:p>-0.0687160818</text:p>
          </table:table-cell>
          <table:table-cell table:formula="of:=[.AB103]*[.AF96]^2" office:value-type="float" office:value="0.0144157735548574" calcext:value-type="float">
            <text:p>0.0144157736</text:p>
          </table:table-cell>
          <table:table-cell table:formula="of:=[.AC103]*[.AF97]*[.AF96]" office:value-type="float" office:value="-0" calcext:value-type="float">
            <text:p>0</text:p>
          </table:table-cell>
          <table:table-cell table:formula="of:=[.AD103]*[.AF97]^2" office:value-type="float" office:value="0" calcext:value-type="float">
            <text:p>0</text:p>
          </table:table-cell>
          <table:table-cell table:formula="of:=[.AE103]*[.AF97]*[.V108]" office:value-type="float" office:value="0" calcext:value-type="float">
            <text:p>0</text:p>
          </table:table-cell>
          <table:table-cell table:style-name="ce3" table:formula="of:=SQRT(SUM([.V103];[.W104:.AE104]))*7.7" office:value-type="float" office:value="0.0723282113023863" calcext:value-type="float">
            <text:p>7.23E-002</text:p>
          </table:table-cell>
          <table:table-cell table:number-columns-repeated="9"/>
        </table:table-row>
        <table:table-row table:style-name="ro1">
          <table:table-cell table:number-columns-repeated="15"/>
          <table:table-cell office:value-type="float" office:value="-1.672893" calcext:value-type="float">
            <text:p>-1.672893</text:p>
          </table:table-cell>
          <table:table-cell table:number-columns-repeated="5"/>
          <table:table-cell table:style-name="ce36" table:formula="of:=[.V92]+SUM([.V96:.V98])+SUM([.Z96:.AB98])+SUM([.Z92:.AB92])" office:value-type="float" office:value="0.02860123" calcext:value-type="float">
            <text:p>2.8601E-002</text:p>
          </table:table-cell>
          <table:table-cell table:style-name="ce38" table:formula="of:=[.W92]+[.V93]+SUM([.Z93:.AB93];[.W96:.W98])" office:value-type="float" office:value="-0.01830906" calcext:value-type="float">
            <text:p>-1.8309E-002</text:p>
          </table:table-cell>
          <table:table-cell table:style-name="ce38" table:formula="of:=[.X92]+[.W93]+[.V94]+SUM([.Z94:.AB94])+SUM([.X96:.X98])+SUM([.Y96:.Y98])+SUM([.Z95:.AB95])" office:value-type="float" office:value="0.0043972522" calcext:value-type="float">
            <text:p>4.3973E-003</text:p>
          </table:table-cell>
          <table:table-cell table:style-name="ce38" table:formula="of:=[.Y93]+[.W95]" office:value-type="float" office:value="0.002055714" calcext:value-type="float">
            <text:p>2.0557E-003</text:p>
          </table:table-cell>
          <table:table-cell table:style-name="ce38" table:formula="of:=[.Y95]" office:value-type="float" office:value="0.0006247981" calcext:value-type="float">
            <text:p>6.2480E-004</text:p>
          </table:table-cell>
          <table:table-cell table:number-columns-repeated="15"/>
        </table:table-row>
        <table:table-row table:style-name="ro1">
          <table:table-cell table:number-columns-repeated="15"/>
          <table:table-cell office:value-type="float" office:value="-0.491857" calcext:value-type="float">
            <text:p>-0.491857</text:p>
          </table:table-cell>
          <table:table-cell table:number-columns-repeated="25"/>
        </table:table-row>
        <table:table-row table:style-name="ro1">
          <table:table-cell table:number-columns-repeated="15"/>
          <table:table-cell office:value-type="float" office:value="-0.019095" calcext:value-type="float">
            <text:p>-0.019095</text:p>
          </table:table-cell>
          <table:table-cell table:number-columns-repeated="6"/>
          <table:table-cell office:value-type="string" calcext:value-type="string">
            <text:p>prediction</text:p>
          </table:table-cell>
          <table:table-cell office:value-type="string" calcext:value-type="string">
            <text:p>error</text:p>
          </table:table-cell>
          <table:table-cell table:number-columns-repeated="17"/>
        </table:table-row>
        <table:table-row table:style-name="ro1">
          <table:table-cell table:number-columns-repeated="15"/>
          <table:table-cell office:value-type="float" office:value="-1.181594" calcext:value-type="float">
            <text:p>-1.181594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-34.02509" calcext:value-type="float">
            <text:p>-34.02509</text:p>
          </table:table-cell>
          <table:table-cell/>
          <table:table-cell office:value-type="float" office:value="195.469199" calcext:value-type="float">
            <text:p>195.469199</text:p>
          </table:table-cell>
          <table:table-cell table:formula="of:=LN([.U108])" office:value-type="float" office:value="5.27540281714101" calcext:value-type="float">
            <text:p>5.2754028171</text:p>
          </table:table-cell>
          <table:table-cell table:formula="of:=EXP([.S108]+[.S109]*[.V108]+[.P108]*[.V108]^2)" office:value-type="float" office:value="0.00823753534536744" calcext:value-type="float">
            <text:p>0.0082375353</text:p>
          </table:table-cell>
          <table:table-cell table:style-name="ce38" table:formula="of:=[.W108]*EXP([.Q70]*SQRT(1.658694*([.V103]+[.W103]*[.V108]+[.X103]*[.AF96]+[.Y103]*[.AF97]+[.Z103]*[.V108]^2+[.AA103]*[.V108]*[.AF96]+[.AB103]*[.AF96]^2+[.AC103]*[.AF96]*[.AF97]+[.AD103]*[.AF97]^2+[.AE103]*[.V108]*[.V108])))" office:value-type="float" office:value="0.0139592634738932" calcext:value-type="float">
            <text:p>1.3959E-002</text:p>
          </table:table-cell>
          <table:table-cell table:number-columns-repeated="5"/>
          <table:table-cell table:formula="of:=[.V103]+[.W103]*[.V108]+[.X103]*(2*[.V108]*[.AF93]-[.AF93]^2)+[.Y103]*([.V108]-[.AF93])^2+[.Z103]*[.V108]^2+[.AA103]*[.V108]*(2*[.V108]*[.AF93]-[.AF93]^2)+[.AB103]*(2*[.V108]*[.AF93]-[.AF93]^2)^2+[.AC103]*([.V108]-[.AF93])^2*(2*[.V108]*[.AF93]-[.AF93]^2)+[.AD103]*([.V108]-[.AF93])^4" office:value-type="float" office:value="0.0000882336001046206" calcext:value-type="float">
            <text:p>8.82336001046206E-005</text:p>
          </table:table-cell>
          <table:table-cell/>
          <table:table-cell table:formula="of:=[.Y103]*([.V108]-[.AF93])^2+[.Z103]*[.V108]^2+[.AA103]*[.V108]*(2*[.V108]*[.AF93]-[.AF93]^2)+[.AB103]*(2*[.V108]*[.AF93]-[.AF93]^2)^2+[.AC103]*([.V108]-[.AF93])^2*(2*[.V108]*[.AF93]-[.AF93]^2)+[.AD103]*([.V108]-[.AF93])^4" office:value-type="float" office:value="0.0278739651906984" calcext:value-type="float">
            <text:p>0.0278739652</text:p>
          </table:table-cell>
          <table:table-cell table:number-columns-repeated="9"/>
        </table:table-row>
        <table:table-row table:style-name="ro1">
          <table:table-cell table:number-columns-repeated="15"/>
          <table:table-cell office:value-type="float" office:value="2.72945855982046" calcext:value-type="float">
            <text:p>2.7294585598</text:p>
          </table:table-cell>
          <table:table-cell/>
          <table:table-cell office:value-type="string" calcext:value-type="string">
            <text:p>beta</text:p>
          </table:table-cell>
          <table:table-cell office:value-type="float" office:value="11.773442" calcext:value-type="float">
            <text:p>11.773442</text:p>
          </table:table-cell>
          <table:table-cell table:number-columns-repeated="3"/>
          <table:table-cell table:style-name="ce38" table:number-columns-repeated="2"/>
          <table:table-cell table:number-columns-repeated="17"/>
        </table:table-row>
        <table:table-row table:style-name="ro1">
          <table:table-cell table:number-columns-repeated="15"/>
          <table:table-cell office:value-type="float" office:value="2.35647040823719" calcext:value-type="float">
            <text:p>2.3564704082</text:p>
          </table:table-cell>
          <table:table-cell table:number-columns-repeated="11"/>
          <table:table-cell table:formula="of:=LN(10)" office:value-type="float" office:value="2.30258509299405" calcext:value-type="float">
            <text:p>2.302585093</text:p>
          </table:table-cell>
          <table:table-cell table:number-columns-repeated="13"/>
        </table:table-row>
        <table:table-row table:style-name="ro1">
          <table:table-cell table:number-columns-repeated="15"/>
          <table:table-cell office:value-type="float" office:value="2.67719721414534" calcext:value-type="float">
            <text:p>2.677197214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^2</text:p>
          </table:table-cell>
          <table:table-cell office:value-type="string" calcext:value-type="string">
            <text:p>X^3</text:p>
          </table:table-cell>
          <table:table-cell office:value-type="string" calcext:value-type="string">
            <text:p>X^4</text:p>
          </table:table-cell>
          <table:table-cell table:number-columns-repeated="15"/>
        </table:table-row>
        <table:table-row table:style-name="ro1">
          <table:table-cell table:number-columns-repeated="21"/>
          <table:table-cell table:style-name="ce3" table:formula="of:=[.V92]" office:value-type="float" office:value="0.02860123" calcext:value-type="float">
            <text:p>2.86E-002</text:p>
          </table:table-cell>
          <table:table-cell table:formula="of:=[.W92]+[.V93]" office:value-type="float" office:value="-0.01830906" calcext:value-type="float">
            <text:p>-0.01830906</text:p>
          </table:table-cell>
          <table:table-cell table:formula="of:=[.V94]+[.W93]+[.X92]" office:value-type="float" office:value="0.0043972522" calcext:value-type="float">
            <text:p>0.0043972522</text:p>
          </table:table-cell>
          <table:table-cell table:formula="of:=[.W94]+[.X93]" office:value-type="float" office:value="-0.0004680492" calcext:value-type="float">
            <text:p>-0.0004680492</text:p>
          </table:table-cell>
          <table:table-cell table:style-name="ce3" table:formula="of:=[.X94]" office:value-type="float" office:value="0.00001861296" calcext:value-type="float">
            <text:p>1.86E-005</text:p>
          </table:table-cell>
          <table:table-cell table:number-columns-repeated="15"/>
        </table:table-row>
        <table:table-row table:style-name="ro1" table:number-rows-repeated="3">
          <table:table-cell table:number-columns-repeated="4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9776" calcext:value-type="float">
            <text:p>79776</text:p>
          </table:table-cell>
          <table:table-cell office:value-type="float" office:value="656" calcext:value-type="float">
            <text:p>656</text:p>
          </table:table-cell>
          <table:table-cell table:formula="of:=[.C116]^2" office:value-type="float" office:value="430336" calcext:value-type="float">
            <text:p>430336</text:p>
          </table:table-cell>
          <table:table-cell table:number-columns-repeated="37"/>
        </table:table-row>
        <table:table-row table:style-name="ro1">
          <table:table-cell/>
          <table:table-cell office:value-type="float" office:value="88087" calcext:value-type="float">
            <text:p>88087</text:p>
          </table:table-cell>
          <table:table-cell office:value-type="float" office:value="1368" calcext:value-type="float">
            <text:p>1368</text:p>
          </table:table-cell>
          <table:table-cell table:formula="of:=[.C117]^2" office:value-type="float" office:value="1871424" calcext:value-type="float">
            <text:p>1871424</text:p>
          </table:table-cell>
          <table:table-cell table:number-columns-repeated="37"/>
        </table:table-row>
        <table:table-row table:style-name="ro1">
          <table:table-cell/>
          <table:table-cell office:value-type="float" office:value="81874" calcext:value-type="float">
            <text:p>81874</text:p>
          </table:table-cell>
          <table:table-cell office:value-type="float" office:value="653" calcext:value-type="float">
            <text:p>653</text:p>
          </table:table-cell>
          <table:table-cell table:formula="of:=[.C118]^2" office:value-type="float" office:value="426409" calcext:value-type="float">
            <text:p>426409</text:p>
          </table:table-cell>
          <table:table-cell table:number-columns-repeated="37"/>
        </table:table-row>
        <table:table-row table:style-name="ro1">
          <table:table-cell/>
          <table:table-cell office:value-type="float" office:value="85138" calcext:value-type="float">
            <text:p>85138</text:p>
          </table:table-cell>
          <table:table-cell office:value-type="float" office:value="756" calcext:value-type="float">
            <text:p>756</text:p>
          </table:table-cell>
          <table:table-cell table:formula="of:=[.C119]^2" office:value-type="float" office:value="571536" calcext:value-type="float">
            <text:p>571536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style-name="ce3" office:value-type="float" office:value="0.02860123" calcext:value-type="float">
            <text:p>2.86E-002</text:p>
          </table:table-cell>
          <table:table-cell table:style-name="ce3" office:value-type="float" office:value="-0.00915453" calcext:value-type="float">
            <text:p>-9.15E-003</text:p>
          </table:table-cell>
          <table:table-cell table:style-name="ce3" office:value-type="float" office:value="0.0007222581" calcext:value-type="float">
            <text:p>7.22E-004</text:p>
          </table:table-cell>
          <table:table-cell table:style-name="ce3" office:value-type="float" office:value="-0.003309168" calcext:value-type="float">
            <text:p>-3.31E-003</text:p>
          </table:table-cell>
          <table:table-cell/>
          <table:table-cell office:value-type="float" office:value="-1.672893" calcext:value-type="float">
            <text:p>-1.672893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^2</text:p>
          </table:table-cell>
          <table:table-cell office:value-type="string" calcext:value-type="string">
            <text:p>X^3</text:p>
          </table:table-cell>
          <table:table-cell office:value-type="string" calcext:value-type="string">
            <text:p>X^4</text:p>
          </table:table-cell>
          <table:table-cell table:number-columns-repeated="7"/>
        </table:table-row>
        <table:table-row table:style-name="ro1">
          <table:table-cell table:number-columns-repeated="20"/>
          <table:table-cell table:formula="of:=[.W118]" office:value-type="float" office:value="0" calcext:value-type="float">
            <text:p>0</text:p>
          </table:table-cell>
          <table:table-cell table:style-name="ce3" office:value-type="float" office:value="-0.00915453" calcext:value-type="float">
            <text:p>-9.15E-003</text:p>
          </table:table-cell>
          <table:table-cell table:style-name="ce3" office:value-type="float" office:value="0.002952736" calcext:value-type="float">
            <text:p>2.95E-003</text:p>
          </table:table-cell>
          <table:table-cell table:style-name="ce3" office:value-type="float" office:value="-0.0002340246" calcext:value-type="float">
            <text:p>-2.34E-004</text:p>
          </table:table-cell>
          <table:table-cell table:style-name="ce3" office:value-type="float" office:value="0.001027857" calcext:value-type="float">
            <text:p>1.03E-003</text:p>
          </table:table-cell>
          <table:table-cell/>
          <table:table-cell office:value-type="float" office:value="-0.491857" calcext:value-type="float">
            <text:p>-0.491857</text:p>
          </table:table-cell>
          <table:table-cell office:value-type="string" calcext:value-type="string">
            <text:p>b</text:p>
          </table:table-cell>
          <table:table-cell/>
          <table:table-cell table:style-name="ce3" table:formula="of:=[.V119]" office:value-type="float" office:value="0.02860123" calcext:value-type="float">
            <text:p>2.86E-002</text:p>
          </table:table-cell>
          <table:table-cell table:formula="of:=[.W119]+[.V120]" office:value-type="float" office:value="-0.01830906" calcext:value-type="float">
            <text:p>-0.01830906</text:p>
          </table:table-cell>
          <table:table-cell table:formula="of:=[.Y119]+[.V122]+[.W120]" office:value-type="float" office:value="-0.0036656" calcext:value-type="float">
            <text:p>-0.0036656</text:p>
          </table:table-cell>
          <table:table-cell table:formula="of:=[.W122]+[.Y120]" office:value-type="float" office:value="0.002055714" calcext:value-type="float">
            <text:p>0.002055714</text:p>
          </table:table-cell>
          <table:table-cell table:style-name="ce3" table:formula="of:=[.Y122]" office:value-type="float" office:value="0.0006247981" calcext:value-type="float">
            <text:p>6.25E-004</text:p>
          </table:table-cell>
          <table:table-cell/>
          <table:table-cell table:formula="of:=SQRT([.AD120]+[.AE120]*[.AE150]+[.AF120]*[.AE150]^2+[.AG120]*[.AE150]^3+[.AH120]*[.AE150]^4)" office:value-type="float" office:value="0.169118981785014" calcext:value-type="float">
            <text:p>0.1691189818</text:p>
          </table:table-cell>
          <table:table-cell table:number-columns-repeated="5"/>
        </table:table-row>
        <table:table-row table:style-name="ro1">
          <table:table-cell/>
          <table:table-cell table:formula="of:=SUM([.B116:.B119])" office:value-type="float" office:value="334875" calcext:value-type="float">
            <text:p>334875</text:p>
          </table:table-cell>
          <table:table-cell/>
          <table:table-cell table:formula="of:=SQRT(SUM([.D116:.D119]))" office:value-type="float" office:value="1816.50901456613" calcext:value-type="float">
            <text:p>1816.5090145661</text:p>
          </table:table-cell>
          <table:table-cell table:number-columns-repeated="16"/>
          <table:table-cell table:formula="of:=[.X118]" office:value-type="float" office:value="0" calcext:value-type="float">
            <text:p>0</text:p>
          </table:table-cell>
          <table:table-cell table:style-name="ce3" office:value-type="float" office:value="0.0007222581" calcext:value-type="float">
            <text:p>7.22E-004</text:p>
          </table:table-cell>
          <table:table-cell table:style-name="ce3" office:value-type="float" office:value="-0.0002340246" calcext:value-type="float">
            <text:p>-2.34E-004</text:p>
          </table:table-cell>
          <table:table-cell table:style-name="ce3" office:value-type="float" office:value="0.00001861296" calcext:value-type="float">
            <text:p>1.86E-005</text:p>
          </table:table-cell>
          <table:table-cell table:style-name="ce3" office:value-type="float" office:value="-0.00007905712" calcext:value-type="float">
            <text:p>-7.91E-005</text:p>
          </table:table-cell>
          <table:table-cell/>
          <table:table-cell office:value-type="float" office:value="-0.019095" calcext:value-type="float">
            <text:p>-0.019095</text:p>
          </table:table-cell>
          <table:table-cell office:value-type="string" calcext:value-type="string">
            <text:p>c</text:p>
          </table:table-cell>
          <table:table-cell table:number-columns-repeated="13"/>
        </table:table-row>
        <table:table-row table:style-name="ro1">
          <table:table-cell table:number-columns-repeated="20"/>
          <table:table-cell table:formula="of:=[.Y118]" office:value-type="float" office:value="0" calcext:value-type="float">
            <text:p>0</text:p>
          </table:table-cell>
          <table:table-cell table:style-name="ce3" office:value-type="float" office:value="-0.003309168" calcext:value-type="float">
            <text:p>-3.31E-003</text:p>
          </table:table-cell>
          <table:table-cell table:style-name="ce3" office:value-type="float" office:value="0.001027857" calcext:value-type="float">
            <text:p>1.03E-003</text:p>
          </table:table-cell>
          <table:table-cell table:style-name="ce3" office:value-type="float" office:value="-0.00007905712" calcext:value-type="float">
            <text:p>-7.91E-005</text:p>
          </table:table-cell>
          <table:table-cell table:style-name="ce3" office:value-type="float" office:value="0.0006247981" calcext:value-type="float">
            <text:p>6.25E-004</text:p>
          </table:table-cell>
          <table:table-cell/>
          <table:table-cell office:value-type="float" office:value="-1.181594" calcext:value-type="float">
            <text:p>-1.181594</text:p>
          </table:table-cell>
          <table:table-cell office:value-type="string" calcext:value-type="string">
            <text:p>g</text:p>
          </table:table-cell>
          <table:table-cell table:number-columns-repeated="13"/>
        </table:table-row>
        <table:table-row table:style-name="ro1">
          <table:table-cell table:number-columns-repeated="29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xx_0-x_0^2</text:p>
          </table:table-cell>
          <table:table-cell office:value-type="string" calcext:value-type="string">
            <text:p>(x-x_0)^2</text:p>
          </table:table-cell>
          <table:table-cell office:value-type="string" calcext:value-type="string">
            <text:p>x(2xx_0-x_0^2 )</text:p>
          </table:table-cell>
          <table:table-cell office:value-type="string" calcext:value-type="string">
            <text:p>(2xx_0-x_0^2 )^2</text:p>
          </table:table-cell>
          <table:table-cell office:value-type="string" calcext:value-type="string">
            <text:p>(x-x_0)^4</text:p>
          </table:table-cell>
          <table:table-cell office:value-type="string" calcext:value-type="string">
            <text:p>(2xx_0-x_0^2)*(x-x_0)^2</text:p>
          </table:table-cell>
          <table:table-cell office:value-type="string" calcext:value-type="string">
            <text:p>x(x-x_0)^2</text:p>
          </table:table-cell>
          <table:table-cell office:value-type="string" calcext:value-type="string">
            <text:p>X^2</text:p>
          </table:table-cell>
          <table:table-cell table:number-columns-repeated="2"/>
        </table:table-row>
        <table:table-row table:style-name="ro1">
          <table:table-cell table:number-columns-repeated="29"/>
          <table:table-cell table:style-name="ce3" table:formula="of:=[.V119]" office:value-type="float" office:value="0.02860123" calcext:value-type="float">
            <text:p>2.86E-002</text:p>
          </table:table-cell>
          <table:table-cell table:formula="of:=[.W119]+[.V120]" office:value-type="float" office:value="-0.01830906" calcext:value-type="float">
            <text:p>-0.01830906</text:p>
          </table:table-cell>
          <table:table-cell table:formula="of:=[.X119]+[.V121]" office:value-type="float" office:value="0.0014445162" calcext:value-type="float">
            <text:p>0.0014445162</text:p>
          </table:table-cell>
          <table:table-cell table:formula="of:=[.Y119]+[.V122]" office:value-type="float" office:value="-0.006618336" calcext:value-type="float">
            <text:p>-0.006618336</text:p>
          </table:table-cell>
          <table:table-cell table:formula="of:=[.W121]+[.X120]" office:value-type="float" office:value="-0.0004680492" calcext:value-type="float">
            <text:p>-0.0004680492</text:p>
          </table:table-cell>
          <table:table-cell table:style-name="ce3" table:formula="of:=[.X121]" office:value-type="float" office:value="0.00001861296" calcext:value-type="float">
            <text:p>1.86E-005</text:p>
          </table:table-cell>
          <table:table-cell table:style-name="ce3" table:formula="of:=[.Y122]" office:value-type="float" office:value="0.0006247981" calcext:value-type="float">
            <text:p>6.25E-004</text:p>
          </table:table-cell>
          <table:table-cell table:formula="of:=[.X122]+[.Y121]" office:value-type="float" office:value="-0.00015811424" calcext:value-type="float">
            <text:p>-0.0001581142</text:p>
          </table:table-cell>
          <table:table-cell table:formula="of:=[.Y120]+[.W122]" office:value-type="float" office:value="0.002055714" calcext:value-type="float">
            <text:p>0.002055714</text:p>
          </table:table-cell>
          <table:table-cell table:style-name="ce3" table:formula="of:=[.W120]" office:value-type="float" office:value="0.002952736" calcext:value-type="float">
            <text:p>2.95E-003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2901" calcext:value-type="float">
            <text:p>12901</text:p>
          </table:table-cell>
          <table:table-cell office:value-type="float" office:value="234" calcext:value-type="float">
            <text:p>234</text:p>
          </table:table-cell>
          <table:table-cell office:value-type="float" office:value="728" calcext:value-type="float">
            <text:p>728</text:p>
          </table:table-cell>
          <table:table-cell office:value-type="float" office:value="115" calcext:value-type="float">
            <text:p>115</text:p>
          </table:table-cell>
          <table:table-cell table:number-columns-repeated="25"/>
          <table:table-cell table:formula="of:=[.AE124]*[.AE128]" office:value-type="float" office:value="-0.0800004828976899" calcext:value-type="float">
            <text:p>-0.0800004829</text:p>
          </table:table-cell>
          <table:table-cell table:formula="of:=[.AF124]*[.AF128]" office:value-type="float" office:value="0.0263932179338767" calcext:value-type="float">
            <text:p>0.0263932179</text:p>
          </table:table-cell>
          <table:table-cell table:formula="of:=[.AG124]*[.AG128]" office:value-type="float" office:value="-0.00543202837955724" calcext:value-type="float">
            <text:p>-0.0054320284</text:p>
          </table:table-cell>
          <table:table-cell table:formula="of:=[.AH124]*[.AE128]*[.AF128]" office:value-type="float" office:value="-0.03736697960148" calcext:value-type="float">
            <text:p>-0.0373669796</text:p>
          </table:table-cell>
          <table:table-cell table:formula="of:=[.AI124]*[.AF128]^2" office:value-type="float" office:value="0.00621377177705484" calcext:value-type="float">
            <text:p>0.0062137718</text:p>
          </table:table-cell>
          <table:table-cell table:formula="of:=[.AJ124]*[.AG128]^2" office:value-type="float" office:value="0.000420887606197462" calcext:value-type="float">
            <text:p>0.0004208876</text:p>
          </table:table-cell>
          <table:table-cell table:formula="of:=[.AK124]*[.AF128]*[.AG128]" office:value-type="float" office:value="-0.0023711232584067" calcext:value-type="float">
            <text:p>-0.0023711233</text:p>
          </table:table-cell>
          <table:table-cell table:formula="of:=[.AL124]*[.AE128]*[.AG128]" office:value-type="float" office:value="0.00737229105632942" calcext:value-type="float">
            <text:p>0.0073722911</text:p>
          </table:table-cell>
          <table:table-cell table:formula="of:=[.AM124]*[.AE128]^2" office:value-type="float" office:value="0.0563738557954435" calcext:value-type="float">
            <text:p>0.0563738558</text:p>
          </table:table-cell>
          <table:table-cell/>
          <table:table-cell table:style-name="ce3" table:formula="of:=SUM([.AD124];[.AE125:.AM125])" office:value-type="float" office:value="0.000204640031768111" calcext:value-type="float">
            <text:p>2.05E-004</text:p>
          </table:table-cell>
        </table:table-row>
        <table:table-row table:style-name="ro1">
          <table:table-cell/>
          <table:table-cell office:value-type="float" office:value="12049" calcext:value-type="float">
            <text:p>12049</text:p>
          </table:table-cell>
          <table:table-cell office:value-type="float" office:value="230" calcext:value-type="float">
            <text:p>230</text:p>
          </table:table-cell>
          <table:table-cell office:value-type="float" office:value="1409" calcext:value-type="float">
            <text:p>1409</text:p>
          </table:table-cell>
          <table:table-cell office:value-type="float" office:value="131" calcext:value-type="float">
            <text:p>131</text:p>
          </table:table-cell>
          <table:table-cell table:number-columns-repeated="36"/>
        </table:table-row>
        <table:table-row table:style-name="ro1">
          <table:table-cell/>
          <table:table-cell office:value-type="float" office:value="12133" calcext:value-type="float">
            <text:p>12133</text:p>
          </table:table-cell>
          <table:table-cell office:value-type="float" office:value="235" calcext:value-type="float">
            <text:p>235</text:p>
          </table:table-cell>
          <table:table-cell office:value-type="float" office:value="984" calcext:value-type="float">
            <text:p>984</text:p>
          </table:table-cell>
          <table:table-cell office:value-type="float" office:value="144" calcext:value-type="float">
            <text:p>144</text:p>
          </table:table-cell>
          <table:table-cell table:number-columns-repeated="25"/>
          <table:table-cell office:value-type="string" calcext:value-type="string">
            <text:p>x</text:p>
          </table:table-cell>
          <table:table-cell office:value-type="string" calcext:value-type="string">
            <text:p>2xx_0-x_0^2</text:p>
          </table:table-cell>
          <table:table-cell office:value-type="string" calcext:value-type="string">
            <text:p>(x-x_0)^2</text:p>
          </table:table-cell>
          <table:table-cell/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prediction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491" calcext:value-type="float">
            <text:p>12491</text:p>
          </table:table-cell>
          <table:table-cell office:value-type="float" office:value="235" calcext:value-type="float">
            <text:p>235</text:p>
          </table:table-cell>
          <table:table-cell office:value-type="float" office:value="610" calcext:value-type="float">
            <text:p>610</text:p>
          </table:table-cell>
          <table:table-cell office:value-type="float" office:value="131" calcext:value-type="float">
            <text:p>131</text:p>
          </table:table-cell>
          <table:table-cell table:number-columns-repeated="24"/>
          <table:table-cell office:value-type="float" office:value="79" calcext:value-type="float">
            <text:p>79</text:p>
          </table:table-cell>
          <table:table-cell table:formula="of:=LN([.AD128])" office:value-type="float" office:value="4.36944785246702" calcext:value-type="float">
            <text:p>4.3694478525</text:p>
          </table:table-cell>
          <table:table-cell table:formula="of:=2*[.AE128]*[.AF93]-[.AF93]^2" office:value-type="float" office:value="18.2713201374112" calcext:value-type="float">
            <text:p>18.2713201374</text:p>
          </table:table-cell>
          <table:table-cell table:formula="of:=([.AE128]-[.AF93])^2" office:value-type="float" office:value="0.820754398017454" calcext:value-type="float">
            <text:p>0.820754398</text:p>
          </table:table-cell>
          <table:table-cell/>
          <table:table-cell table:formula="of:=[.AK128]*EXP([.Q70]*SQRT(1.658694*([.AD124]+[.AE124]*[.AE128]+[.AF124]*[.AF128]+[.AG124]*[.AG128]+[.AH124]*[.AE128]*[.AF128]+[.AI124]*[.AF128]^2+[.AJ124]*[.AG128]^2+[.AK124]*[.AF128]*[.AG128]+[.AL124]*[.AE128]*[.AG128]+[.AM124]*[.AE128]^2)))" office:value-type="float" office:value="0.00604088382166322" calcext:value-type="float">
            <text:p>0.0060408838</text:p>
          </table:table-cell>
          <table:table-cell/>
          <table:table-cell table:formula="of:=EXP([.$AA$119]+[.$AA$120]*[.AE128]+[.$AA$121]*[.AF128]+[.$AA$122]*[.AG128])" office:value-type="float" office:value="0.00585343949548571" calcext:value-type="float">
            <text:p>0.0058534395</text:p>
          </table:table-cell>
          <table:table-cell table:number-columns-repeated="2"/>
          <table:table-cell table:style-name="ce39" table:formula="of:=100*([.AI128]-[.AK128])/[.AK128]" office:value-type="float" office:value="3.20229373383083" calcext:value-type="float">
            <text:p>3.2022937338</text:p>
          </table:table-cell>
          <table:table-cell/>
        </table:table-row>
        <table:table-row table:style-name="ro1">
          <table:table-cell table:number-columns-repeated="21"/>
          <table:table-cell office:value-type="float" office:value="27" calcext:value-type="float">
            <text:p>27</text:p>
          </table:table-cell>
          <table:table-cell office:value-type="float" office:value="81.8400577102057" calcext:value-type="float">
            <text:p>81.8400577102</text:p>
          </table:table-cell>
          <table:table-cell office:value-type="float" office:value="251.477858827856" calcext:value-type="float">
            <text:p>251.4778588279</text:p>
          </table:table-cell>
          <table:table-cell table:number-columns-repeated="2"/>
          <table:table-cell office:value-type="float" office:value="-71.9211446596242" calcext:value-type="float">
            <text:p>-71.9211446596</text:p>
          </table:table-cell>
          <table:table-cell table:number-columns-repeated="12"/>
          <table:table-cell table:style-name="ce39"/>
          <table:table-cell/>
        </table:table-row>
        <table:table-row table:style-name="ro1">
          <table:table-cell/>
          <table:table-cell table:formula="of:=SUM([.B125:.B128])+SUM([.D125:.D128])" office:value-type="float" office:value="53305" calcext:value-type="float">
            <text:p>53305</text:p>
          </table:table-cell>
          <table:table-cell table:formula="of:=SQRT([.C125]^2+[.C126]^2+[.C127]^2+[.C128]^2+[.E125]^2+[.E126]^2+[.E127]^2+[.E128]^2)" office:value-type="float" office:value="535.153249079177" calcext:value-type="float">
            <text:p>535.1532490792</text:p>
          </table:table-cell>
          <table:table-cell table:number-columns-repeated="38"/>
        </table:table-row>
        <table:table-row table:style-name="ro1">
          <table:table-cell table:number-columns-repeated="41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2695" calcext:value-type="float">
            <text:p>12695</text:p>
          </table:table-cell>
          <table:table-cell office:value-type="float" office:value="277" calcext:value-type="float">
            <text:p>277</text:p>
          </table:table-cell>
          <table:table-cell office:value-type="float" office:value="726" calcext:value-type="float">
            <text:p>726</text:p>
          </table:table-cell>
          <table:table-cell office:value-type="float" office:value="147" calcext:value-type="float">
            <text:p>147</text:p>
          </table:table-cell>
          <table:table-cell table:number-columns-repeated="36"/>
        </table:table-row>
        <table:table-row table:style-name="ro1">
          <table:table-cell/>
          <table:table-cell office:value-type="float" office:value="12723" calcext:value-type="float">
            <text:p>12723</text:p>
          </table:table-cell>
          <table:table-cell office:value-type="float" office:value="275" calcext:value-type="float">
            <text:p>275</text:p>
          </table:table-cell>
          <table:table-cell office:value-type="float" office:value="738" calcext:value-type="float">
            <text:p>738</text:p>
          </table:table-cell>
          <table:table-cell office:value-type="float" office:value="146" calcext:value-type="float">
            <text:p>146</text:p>
          </table:table-cell>
          <table:table-cell table:number-columns-repeated="36"/>
        </table:table-row>
        <table:table-row table:style-name="ro1">
          <table:table-cell/>
          <table:table-cell office:value-type="float" office:value="12344" calcext:value-type="float">
            <text:p>12344</text:p>
          </table:table-cell>
          <table:table-cell office:value-type="float" office:value="261" calcext:value-type="float">
            <text:p>2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table:style-name="ce3" office:value-type="float" office:value="0.02860123" calcext:value-type="float">
            <text:p>2.86E-002</text:p>
          </table:table-cell>
          <table:table-cell table:style-name="ce3" office:value-type="float" office:value="-0.00915453" calcext:value-type="float">
            <text:p>-9.15E-003</text:p>
          </table:table-cell>
          <table:table-cell table:style-name="ce3" office:value-type="float" office:value="0.0007222581" calcext:value-type="float">
            <text:p>7.22E-004</text:p>
          </table:table-cell>
          <table:table-cell table:style-name="ce3" office:value-type="float" office:value="-0.003309168" calcext:value-type="float">
            <text:p>-3.31E-003</text:p>
          </table:table-cell>
          <table:table-cell table:style-name="ce3" office:value-type="float" office:value="0.00001868196" calcext:value-type="float">
            <text:p>1.87E-005</text:p>
          </table:table-cell>
          <table:table-cell table:style-name="ce3" office:value-type="float" office:value="0.0003042661" calcext:value-type="float">
            <text:p>3.04E-004</text:p>
          </table:table-cell>
          <table:table-cell table:style-name="ce3" office:value-type="float" office:value="-0.000578112" calcext:value-type="float">
            <text:p>-5.78E-00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2371" calcext:value-type="float">
            <text:p>12371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table:style-name="ce3" office:value-type="float" office:value="-0.00915453" calcext:value-type="float">
            <text:p>-9.15E-003</text:p>
          </table:table-cell>
          <table:table-cell table:style-name="ce3" office:value-type="float" office:value="0.002952736" calcext:value-type="float">
            <text:p>2.95E-003</text:p>
          </table:table-cell>
          <table:table-cell table:style-name="ce3" office:value-type="float" office:value="-0.0002340246" calcext:value-type="float">
            <text:p>-2.34E-004</text:p>
          </table:table-cell>
          <table:table-cell table:style-name="ce3" office:value-type="float" office:value="0.001027857" calcext:value-type="float">
            <text:p>1.03E-003</text:p>
          </table:table-cell>
          <table:table-cell table:style-name="ce3" office:value-type="float" office:value="-0.00003394123" calcext:value-type="float">
            <text:p>-3.39E-005</text:p>
          </table:table-cell>
          <table:table-cell table:style-name="ce3" office:value-type="float" office:value="-0.000130255" calcext:value-type="float">
            <text:p>-1.30E-004</text:p>
          </table:table-cell>
          <table:table-cell table:style-name="ce3" office:value-type="float" office:value="0.000174403" calcext:value-type="float">
            <text:p>1.74E-004</text:p>
          </table:table-cell>
          <table:table-cell table:number-columns-repeated="23"/>
        </table:table-row>
        <table:table-row table:style-name="ro1">
          <table:table-cell table:number-columns-repeated="11"/>
          <table:table-cell table:style-name="ce3" office:value-type="float" office:value="0.0007222581" calcext:value-type="float">
            <text:p>7.22E-004</text:p>
          </table:table-cell>
          <table:table-cell table:style-name="ce3" office:value-type="float" office:value="-0.0002340246" calcext:value-type="float">
            <text:p>-2.34E-004</text:p>
          </table:table-cell>
          <table:table-cell table:style-name="ce3" office:value-type="float" office:value="0.00001861296" calcext:value-type="float">
            <text:p>1.86E-005</text:p>
          </table:table-cell>
          <table:table-cell table:style-name="ce3" office:value-type="float" office:value="-0.00007905712" calcext:value-type="float">
            <text:p>-7.91E-005</text:p>
          </table:table-cell>
          <table:table-cell table:style-name="ce3" office:value-type="float" office:value="0.000003388242" calcext:value-type="float">
            <text:p>3.39E-006</text:p>
          </table:table-cell>
          <table:table-cell table:style-name="ce3" office:value-type="float" office:value="0.00001127783" calcext:value-type="float">
            <text:p>1.13E-005</text:p>
          </table:table-cell>
          <table:table-cell table:style-name="ce3" office:value-type="float" office:value="-0.00001409084" calcext:value-type="float">
            <text:p>-1.41E-005</text:p>
          </table:table-cell>
          <table:table-cell table:number-columns-repeated="23"/>
        </table:table-row>
        <table:table-row table:style-name="ro1">
          <table:table-cell/>
          <table:table-cell table:formula="of:=SUM([.B132:.B135])+SUM([.D132:.D135])" office:value-type="float" office:value="51597" calcext:value-type="float">
            <text:p>51597</text:p>
          </table:table-cell>
          <table:table-cell table:formula="of:=SQRT([.C132]^2+[.C133]^2+[.C134]^2+[.C135]^2+[.E132]^2+[.E133]^2+[.E134]^2+[.E135]^2)" office:value-type="float" office:value="573.083763511059" calcext:value-type="float">
            <text:p>573.0837635111</text:p>
          </table:table-cell>
          <table:table-cell table:number-columns-repeated="8"/>
          <table:table-cell table:style-name="ce3" office:value-type="float" office:value="-0.003309168" calcext:value-type="float">
            <text:p>-3.31E-003</text:p>
          </table:table-cell>
          <table:table-cell table:style-name="ce3" office:value-type="float" office:value="0.001027857" calcext:value-type="float">
            <text:p>1.03E-003</text:p>
          </table:table-cell>
          <table:table-cell table:style-name="ce3" office:value-type="float" office:value="-0.00007905712" calcext:value-type="float">
            <text:p>-7.91E-005</text:p>
          </table:table-cell>
          <table:table-cell table:style-name="ce3" office:value-type="float" office:value="0.0006247981" calcext:value-type="float">
            <text:p>6.25E-004</text:p>
          </table:table-cell>
          <table:table-cell table:style-name="ce3" office:value-type="float" office:value="0.000006264772" calcext:value-type="float">
            <text:p>6.26E-006</text:p>
          </table:table-cell>
          <table:table-cell table:style-name="ce3" office:value-type="float" office:value="-0.00003435379" calcext:value-type="float">
            <text:p>-3.44E-005</text:p>
          </table:table-cell>
          <table:table-cell table:style-name="ce3" office:value-type="float" office:value="0.0000507622" calcext:value-type="float">
            <text:p>5.08E-005</text:p>
          </table:table-cell>
          <table:table-cell table:number-columns-repeated="23"/>
        </table:table-row>
        <table:table-row table:style-name="ro1">
          <table:table-cell table:number-columns-repeated="11"/>
          <table:table-cell table:style-name="ce3" office:value-type="float" office:value="0.00001868196" calcext:value-type="float">
            <text:p>1.87E-005</text:p>
          </table:table-cell>
          <table:table-cell table:style-name="ce3" office:value-type="float" office:value="-0.00003394123" calcext:value-type="float">
            <text:p>-3.39E-005</text:p>
          </table:table-cell>
          <table:table-cell table:style-name="ce3" office:value-type="float" office:value="0.000003388242" calcext:value-type="float">
            <text:p>3.39E-006</text:p>
          </table:table-cell>
          <table:table-cell table:style-name="ce3" office:value-type="float" office:value="0.000006264772" calcext:value-type="float">
            <text:p>6.26E-006</text:p>
          </table:table-cell>
          <table:table-cell table:style-name="ce3" office:value-type="float" office:value="0.00006465915" calcext:value-type="float">
            <text:p>6.47E-005</text:p>
          </table:table-cell>
          <table:table-cell table:style-name="ce3" office:value-type="float" office:value="0.00006387517" calcext:value-type="float">
            <text:p>6.39E-005</text:p>
          </table:table-cell>
          <table:table-cell table:style-name="ce3" office:value-type="float" office:value="0.00004615136" calcext:value-type="float">
            <text:p>4.62E-005</text:p>
          </table:table-cell>
          <table:table-cell table:number-columns-repeated="2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9135" calcext:value-type="float">
            <text:p>29135</text:p>
          </table:table-cell>
          <table:table-cell office:value-type="float" office:value="312" calcext:value-type="float">
            <text:p>3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ce3" office:value-type="float" office:value="0.0003042661" calcext:value-type="float">
            <text:p>3.04E-004</text:p>
          </table:table-cell>
          <table:table-cell table:style-name="ce3" office:value-type="float" office:value="-0.000130255" calcext:value-type="float">
            <text:p>-1.30E-004</text:p>
          </table:table-cell>
          <table:table-cell table:style-name="ce3" office:value-type="float" office:value="0.00001127783" calcext:value-type="float">
            <text:p>1.13E-005</text:p>
          </table:table-cell>
          <table:table-cell table:style-name="ce3" office:value-type="float" office:value="-0.00003435379" calcext:value-type="float">
            <text:p>-3.44E-005</text:p>
          </table:table-cell>
          <table:table-cell table:style-name="ce3" office:value-type="float" office:value="0.00006387517" calcext:value-type="float">
            <text:p>6.39E-005</text:p>
          </table:table-cell>
          <table:table-cell table:style-name="ce3" office:value-type="float" office:value="0.00009553918" calcext:value-type="float">
            <text:p>9.55E-005</text:p>
          </table:table-cell>
          <table:table-cell table:style-name="ce3" office:value-type="float" office:value="0.00003940456" calcext:value-type="float">
            <text:p>3.94E-00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718" calcext:value-type="float">
            <text:p>1718</text:p>
          </table:table-cell>
          <table:table-cell office:value-type="float" office:value="142" calcext:value-type="float">
            <text:p>142</text:p>
          </table:table-cell>
          <table:table-cell office:value-type="float" office:value="29104" calcext:value-type="float">
            <text:p>29104</text:p>
          </table:table-cell>
          <table:table-cell office:value-type="float" office:value="334" calcext:value-type="float">
            <text:p>334</text:p>
          </table:table-cell>
          <table:table-cell office:value-type="float" office:value="1331" calcext:value-type="float">
            <text:p>1331</text:p>
          </table:table-cell>
          <table:table-cell office:value-type="float" office:value="143" calcext:value-type="float">
            <text:p>143</text:p>
          </table:table-cell>
          <table:table-cell table:number-columns-repeated="4"/>
          <table:table-cell table:style-name="ce3" office:value-type="float" office:value="-0.000578112" calcext:value-type="float">
            <text:p>-5.78E-004</text:p>
          </table:table-cell>
          <table:table-cell table:style-name="ce3" office:value-type="float" office:value="0.000174403" calcext:value-type="float">
            <text:p>1.74E-004</text:p>
          </table:table-cell>
          <table:table-cell table:style-name="ce3" office:value-type="float" office:value="-0.00001409084" calcext:value-type="float">
            <text:p>-1.41E-005</text:p>
          </table:table-cell>
          <table:table-cell table:style-name="ce3" office:value-type="float" office:value="0.0000507622" calcext:value-type="float">
            <text:p>5.08E-005</text:p>
          </table:table-cell>
          <table:table-cell table:style-name="ce3" office:value-type="float" office:value="0.00004615136" calcext:value-type="float">
            <text:p>4.62E-005</text:p>
          </table:table-cell>
          <table:table-cell table:style-name="ce3" office:value-type="float" office:value="0.00003940456" calcext:value-type="float">
            <text:p>3.94E-005</text:p>
          </table:table-cell>
          <table:table-cell table:style-name="ce3" office:value-type="float" office:value="0.0001105264" calcext:value-type="float">
            <text:p>1.11E-00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586" calcext:value-type="float">
            <text:p>1586</text:p>
          </table:table-cell>
          <table:table-cell office:value-type="float" office:value="140" calcext:value-type="float">
            <text:p>140</text:p>
          </table:table-cell>
          <table:table-cell office:value-type="float" office:value="29493" calcext:value-type="float">
            <text:p>29493</text:p>
          </table:table-cell>
          <table:table-cell office:value-type="float" office:value="316" calcext:value-type="float">
            <text:p>316</text:p>
          </table:table-cell>
          <table:table-cell office:value-type="float" office:value="1470" calcext:value-type="float">
            <text:p>1470</text:p>
          </table:table-cell>
          <table:table-cell office:value-type="float" office:value="126" calcext:value-type="float">
            <text:p>126</text:p>
          </table:table-cell>
          <table:table-cell table:number-columns-repeated="34"/>
        </table:table-row>
        <table:table-row table:style-name="ro1">
          <table:table-cell/>
          <table:table-cell office:value-type="float" office:value="30297" calcext:value-type="float">
            <text:p>30297</text:p>
          </table:table-cell>
          <table:table-cell office:value-type="float" office:value="305" calcext:value-type="float">
            <text:p>305</text:p>
          </table:table-cell>
          <table:table-cell office:value-type="float" office:value="1022" calcext:value-type="float">
            <text:p>1022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table:number-columns-repeated="41"/>
        </table:table-row>
        <table:table-row table:style-name="ro1">
          <table:table-cell/>
          <table:table-cell table:formula="of:=SUM([.B139:.B142])+SUM([.D139:.D142])+SUM([.F139:.F142])" office:value-type="float" office:value="125156" calcext:value-type="float">
            <text:p>125156</text:p>
          </table:table-cell>
          <table:table-cell table:formula="of:=SQRT([.C139]^2+[.C140]^2+[.C141]^2+[.C142]^2+[.E139]^2+[.E140]^2+[.E141]^2+[.E142]^2+[.G139]^2+[.G140]^2+[.G141]^2+[.G142]^2)" office:value-type="float" office:value="701.791279512648" calcext:value-type="float">
            <text:p>701.7912795126</text:p>
          </table:table-cell>
          <table:table-cell table:number-columns-repeated="38"/>
        </table:table-row>
        <table:table-row table:style-name="ro1">
          <table:table-cell table:number-columns-repeated="41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93988" calcext:value-type="float">
            <text:p>93988</text:p>
          </table:table-cell>
          <table:table-cell office:value-type="float" office:value="478" calcext:value-type="float">
            <text:p>478</text:p>
          </table:table-cell>
          <table:table-cell office:value-type="float" office:value="4946" calcext:value-type="float">
            <text:p>4946</text:p>
          </table:table-cell>
          <table:table-cell office:value-type="float" office:value="167" calcext:value-type="float">
            <text:p>167</text:p>
          </table:table-cell>
          <table:table-cell table:number-columns-repeated="36"/>
        </table:table-row>
        <table:table-row table:style-name="ro1">
          <table:table-cell/>
          <table:table-cell office:value-type="float" office:value="90577" calcext:value-type="float">
            <text:p>90577</text:p>
          </table:table-cell>
          <table:table-cell office:value-type="float" office:value="462" calcext:value-type="float">
            <text:p>462</text:p>
          </table:table-cell>
          <table:table-cell office:value-type="float" office:value="8113" calcext:value-type="float">
            <text:p>8113</text:p>
          </table:table-cell>
          <table:table-cell office:value-type="float" office:value="169" calcext:value-type="float">
            <text:p>169</text:p>
          </table:table-cell>
          <table:table-cell table:number-columns-repeated="36"/>
        </table:table-row>
        <table:table-row table:style-name="ro1">
          <table:table-cell/>
          <table:table-cell office:value-type="float" office:value="90491" calcext:value-type="float">
            <text:p>90491</text:p>
          </table:table-cell>
          <table:table-cell office:value-type="float" office:value="452" calcext:value-type="float">
            <text:p>452</text:p>
          </table:table-cell>
          <table:table-cell office:value-type="float" office:value="6261" calcext:value-type="float">
            <text:p>6261</text:p>
          </table:table-cell>
          <table:table-cell office:value-type="float" office:value="151" calcext:value-type="float">
            <text:p>151</text:p>
          </table:table-cell>
          <table:table-cell table:number-columns-repeated="36"/>
        </table:table-row>
        <table:table-row table:style-name="ro1">
          <table:table-cell/>
          <table:table-cell office:value-type="float" office:value="92960" calcext:value-type="float">
            <text:p>92960</text:p>
          </table:table-cell>
          <table:table-cell office:value-type="float" office:value="455" calcext:value-type="float">
            <text:p>455</text:p>
          </table:table-cell>
          <table:table-cell office:value-type="float" office:value="4260" calcext:value-type="float">
            <text:p>4260</text:p>
          </table:table-cell>
          <table:table-cell office:value-type="float" office:value="137" calcext:value-type="float">
            <text:p>137</text:p>
          </table:table-cell>
          <table:table-cell table:number-columns-repeated="36"/>
        </table:table-row>
        <table:table-row table:style-name="ro1">
          <table:table-cell table:number-columns-repeated="41"/>
        </table:table-row>
        <table:table-row table:style-name="ro1">
          <table:table-cell/>
          <table:table-cell table:formula="of:=SUM([.B146:.B149])+SUM([.D146:.D149])" office:value-type="float" office:value="391596" calcext:value-type="float">
            <text:p>391596</text:p>
          </table:table-cell>
          <table:table-cell table:formula="of:=SQRT([.C146]^2+[.C147]^2+[.C148]^2+[.C149]^2+[.E146]^2+[.E147]^2+[.E148]^2+[.E149]^2)" office:value-type="float" office:value="975.334301662768" calcext:value-type="float">
            <text:p>975.3343016628</text:p>
          </table:table-cell>
          <table:table-cell table:number-columns-repeated="38"/>
        </table:table-row>
      </table:table>
      <table:table table:name="Sheet2" table:style-name="ta1">
        <table:table-column table:style-name="co1" table:number-columns-repeated="26" table:default-cell-style-name="Default"/>
        <table:table-row table:style-name="ro1">
          <table:table-cell table:number-columns-repeated="26"/>
        </table:table-row>
        <table:table-row table:style-name="ro1">
          <table:table-cell table:number-columns-repeated="5"/>
          <table:table-cell office:value-type="string" calcext:value-type="string">
            <text:p>With 53</text:p>
          </table:table-cell>
          <table:table-cell table:number-columns-repeated="20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^2</text:p>
          </table:table-cell>
          <table:table-cell table:number-columns-repeated="17"/>
        </table:table-row>
        <table:table-row table:style-name="ro1">
          <table:table-cell/>
          <table:table-cell table:formula="of:=TINV(0.1;32-7)" office:value-type="float" office:value="1.7081407612519" calcext:value-type="float">
            <text:p>1.708140761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3" office:value-type="float" office:value="0.02860123" calcext:value-type="float">
            <text:p>2.86E-002</text:p>
          </table:table-cell>
          <table:table-cell table:style-name="ce3" office:value-type="float" office:value="-0.00915453" calcext:value-type="float">
            <text:p>-9.15E-003</text:p>
          </table:table-cell>
          <table:table-cell table:style-name="ce3" office:value-type="float" office:value="0.0007222581" calcext:value-type="float">
            <text:p>7.22E-004</text:p>
          </table:table-cell>
          <table:table-cell table:style-name="ce3" office:value-type="float" office:value="-0.003309168" calcext:value-type="float">
            <text:p>-3.31E-003</text:p>
          </table:table-cell>
          <table:table-cell table:style-name="ce3" office:value-type="float" office:value="0.00001868196" calcext:value-type="float">
            <text:p>1.87E-005</text:p>
          </table:table-cell>
          <table:table-cell table:style-name="ce3" office:value-type="float" office:value="0.0003042661" calcext:value-type="float">
            <text:p>3.04E-004</text:p>
          </table:table-cell>
          <table:table-cell table:number-columns-repeated="2" table:style-name="ce3" office:value-type="float" office:value="-0.000578112" calcext:value-type="float">
            <text:p>-5.78E-004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table:style-name="ce3" office:value-type="float" office:value="-0.00915453" calcext:value-type="float">
            <text:p>-9.15E-003</text:p>
          </table:table-cell>
          <table:table-cell table:style-name="ce3" office:value-type="float" office:value="0.002952736" calcext:value-type="float">
            <text:p>2.95E-003</text:p>
          </table:table-cell>
          <table:table-cell table:style-name="ce3" office:value-type="float" office:value="-0.0002340246" calcext:value-type="float">
            <text:p>-2.34E-004</text:p>
          </table:table-cell>
          <table:table-cell table:style-name="ce3" office:value-type="float" office:value="0.001027857" calcext:value-type="float">
            <text:p>1.03E-003</text:p>
          </table:table-cell>
          <table:table-cell table:style-name="ce3" office:value-type="float" office:value="-0.00003394123" calcext:value-type="float">
            <text:p>-3.39E-005</text:p>
          </table:table-cell>
          <table:table-cell table:style-name="ce3" office:value-type="float" office:value="-0.000130255" calcext:value-type="float">
            <text:p>-1.30E-004</text:p>
          </table:table-cell>
          <table:table-cell table:number-columns-repeated="2" table:style-name="ce3" office:value-type="float" office:value="0.000174403" calcext:value-type="float">
            <text:p>1.74E-004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X^2</text:p>
          </table:table-cell>
          <table:table-cell table:style-name="ce3" office:value-type="float" office:value="0.0007222581" calcext:value-type="float">
            <text:p>7.22E-004</text:p>
          </table:table-cell>
          <table:table-cell table:style-name="ce3" office:value-type="float" office:value="-0.0002340246" calcext:value-type="float">
            <text:p>-2.34E-004</text:p>
          </table:table-cell>
          <table:table-cell table:style-name="ce3" office:value-type="float" office:value="0.00001861296" calcext:value-type="float">
            <text:p>1.86E-005</text:p>
          </table:table-cell>
          <table:table-cell table:style-name="ce3" office:value-type="float" office:value="-0.00007905712" calcext:value-type="float">
            <text:p>-7.91E-005</text:p>
          </table:table-cell>
          <table:table-cell table:style-name="ce3" office:value-type="float" office:value="0.000003388242" calcext:value-type="float">
            <text:p>3.39E-006</text:p>
          </table:table-cell>
          <table:table-cell table:style-name="ce3" office:value-type="float" office:value="0.00001127783" calcext:value-type="float">
            <text:p>1.13E-005</text:p>
          </table:table-cell>
          <table:table-cell table:number-columns-repeated="2" table:style-name="ce3" office:value-type="float" office:value="-0.00001409084" calcext:value-type="float">
            <text:p>-1.41E-005</text:p>
          </table:table-cell>
          <table:table-cell table:number-columns-repeated="12"/>
        </table:table-row>
        <table:table-row table:style-name="ro1">
          <table:table-cell/>
          <table:table-cell table:formula="of:=TINV(0.1;32-7)" office:value-type="float" office:value="1.7081407612519" calcext:value-type="float">
            <text:p>1.7081407613</text:p>
          </table:table-cell>
          <table:table-cell table:number-columns-repeated="4"/>
          <table:table-cell table:style-name="ce3" office:value-type="float" office:value="-0.003309168" calcext:value-type="float">
            <text:p>-3.31E-003</text:p>
          </table:table-cell>
          <table:table-cell table:style-name="ce3" office:value-type="float" office:value="0.001027857" calcext:value-type="float">
            <text:p>1.03E-003</text:p>
          </table:table-cell>
          <table:table-cell table:style-name="ce3" office:value-type="float" office:value="-0.00007905712" calcext:value-type="float">
            <text:p>-7.91E-005</text:p>
          </table:table-cell>
          <table:table-cell table:style-name="ce3" office:value-type="float" office:value="0.0006247981" calcext:value-type="float">
            <text:p>6.25E-004</text:p>
          </table:table-cell>
          <table:table-cell table:style-name="ce3" office:value-type="float" office:value="0.000006264772" calcext:value-type="float">
            <text:p>6.26E-006</text:p>
          </table:table-cell>
          <table:table-cell table:style-name="ce3" office:value-type="float" office:value="-0.00003435379" calcext:value-type="float">
            <text:p>-3.44E-005</text:p>
          </table:table-cell>
          <table:table-cell table:number-columns-repeated="2" table:style-name="ce3" office:value-type="float" office:value="0.0000507622" calcext:value-type="float">
            <text:p>5.08E-005</text:p>
          </table:table-cell>
          <table:table-cell table:number-columns-repeated="12"/>
        </table:table-row>
        <table:table-row table:style-name="ro1">
          <table:table-cell table:number-columns-repeated="6"/>
          <table:table-cell table:style-name="ce3" office:value-type="float" office:value="0.00001868196" calcext:value-type="float">
            <text:p>1.87E-005</text:p>
          </table:table-cell>
          <table:table-cell table:style-name="ce3" office:value-type="float" office:value="-0.00003394123" calcext:value-type="float">
            <text:p>-3.39E-005</text:p>
          </table:table-cell>
          <table:table-cell table:style-name="ce3" office:value-type="float" office:value="0.000003388242" calcext:value-type="float">
            <text:p>3.39E-006</text:p>
          </table:table-cell>
          <table:table-cell table:style-name="ce3" office:value-type="float" office:value="0.000006264772" calcext:value-type="float">
            <text:p>6.26E-006</text:p>
          </table:table-cell>
          <table:table-cell table:style-name="ce3" office:value-type="float" office:value="0.00006465915" calcext:value-type="float">
            <text:p>6.47E-005</text:p>
          </table:table-cell>
          <table:table-cell table:style-name="ce3" office:value-type="float" office:value="0.00006387517" calcext:value-type="float">
            <text:p>6.39E-005</text:p>
          </table:table-cell>
          <table:table-cell table:number-columns-repeated="2" table:style-name="ce3" office:value-type="float" office:value="0.00004615136" calcext:value-type="float">
            <text:p>4.62E-005</text:p>
          </table:table-cell>
          <table:table-cell table:number-columns-repeated="12"/>
        </table:table-row>
        <table:table-row table:style-name="ro1">
          <table:table-cell table:number-columns-repeated="6"/>
          <table:table-cell table:style-name="ce3" office:value-type="float" office:value="0.0003042661" calcext:value-type="float">
            <text:p>3.04E-004</text:p>
          </table:table-cell>
          <table:table-cell table:style-name="ce3" office:value-type="float" office:value="-0.000130255" calcext:value-type="float">
            <text:p>-1.30E-004</text:p>
          </table:table-cell>
          <table:table-cell table:style-name="ce3" office:value-type="float" office:value="0.00001127783" calcext:value-type="float">
            <text:p>1.13E-005</text:p>
          </table:table-cell>
          <table:table-cell table:style-name="ce3" office:value-type="float" office:value="-0.00003435379" calcext:value-type="float">
            <text:p>-3.44E-005</text:p>
          </table:table-cell>
          <table:table-cell table:style-name="ce3" office:value-type="float" office:value="0.00006387517" calcext:value-type="float">
            <text:p>6.39E-005</text:p>
          </table:table-cell>
          <table:table-cell table:style-name="ce3" office:value-type="float" office:value="0.00009553918" calcext:value-type="float">
            <text:p>9.55E-005</text:p>
          </table:table-cell>
          <table:table-cell table:number-columns-repeated="2" table:style-name="ce3" office:value-type="float" office:value="0.00003940456" calcext:value-type="float">
            <text:p>3.94E-005</text:p>
          </table:table-cell>
          <table:table-cell table:number-columns-repeated="12"/>
        </table:table-row>
        <table:table-row table:style-name="ro1">
          <table:table-cell table:number-columns-repeated="6"/>
          <table:table-cell table:style-name="ce3" office:value-type="float" office:value="-0.000578112" calcext:value-type="float">
            <text:p>-5.78E-004</text:p>
          </table:table-cell>
          <table:table-cell table:style-name="ce3" office:value-type="float" office:value="0.000174403" calcext:value-type="float">
            <text:p>1.74E-004</text:p>
          </table:table-cell>
          <table:table-cell table:style-name="ce3" office:value-type="float" office:value="-0.00001409084" calcext:value-type="float">
            <text:p>-1.41E-005</text:p>
          </table:table-cell>
          <table:table-cell table:style-name="ce3" office:value-type="float" office:value="0.0000507622" calcext:value-type="float">
            <text:p>5.08E-005</text:p>
          </table:table-cell>
          <table:table-cell table:style-name="ce3" office:value-type="float" office:value="0.00004615136" calcext:value-type="float">
            <text:p>4.62E-005</text:p>
          </table:table-cell>
          <table:table-cell table:style-name="ce3" office:value-type="float" office:value="0.00003940456" calcext:value-type="float">
            <text:p>3.94E-005</text:p>
          </table:table-cell>
          <table:table-cell table:number-columns-repeated="2" table:style-name="ce3" office:value-type="float" office:value="0.0001105264" calcext:value-type="float">
            <text:p>1.11E-004</text:p>
          </table:table-cell>
          <table:table-cell table:number-columns-repeated="12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number-columns-repeated="6"/>
          <table:table-cell office:value-type="float" office:value="-2.119256" calcext:value-type="float">
            <text:p>-2.119256</text:p>
          </table:table-cell>
          <table:table-cell/>
          <table:table-cell office:value-type="float" office:value="604" calcext:value-type="float">
            <text:p>604</text:p>
          </table:table-cell>
          <table:table-cell table:formula="of:=LN([.I15])" office:value-type="float" office:value="6.40357419793482" calcext:value-type="float">
            <text:p>6.4035741979</text:p>
          </table:table-cell>
          <table:table-cell table:style-name="ce3" table:formula="of:=EXP([.$G$15]+[.$G$16]*[.J15]+[.$G$17]*[.J15]*[.J15])" office:value-type="float" office:value="0.00367304212261281" calcext:value-type="float">
            <text:p>3.67E-003</text:p>
          </table:table-cell>
          <table:table-cell table:style-name="ce3"/>
          <table:table-cell table:style-name="ce3" table:formula="of:=[.K15]*EXP([.$B$6]*SQRT(5.819544*([.$G$6]+([.$G$7]+[.$H$6])*[.J15]+([.$G$8]+[.$H$7]+[.$I$6])*[.J15]^2+([.$H$8]+[.$I$7])*[.J15]^3+[.$I$8]*[.J15]^4)))" office:value-type="float" office:value="0.00379779123609781" calcext:value-type="float">
            <text:p>3.80E-003</text:p>
          </table:table-cell>
          <table:table-cell/>
          <table:table-cell table:formula="of:=[.M15]-[.K15]" office:value-type="float" office:value="0.000124749113485" calcext:value-type="float">
            <text:p>0.0001247491</text:p>
          </table:table-cell>
          <table:table-cell table:formula="of:=[.O15]*100/[.K15]" office:value-type="float" office:value="3.39634312160461" calcext:value-type="float">
            <text:p>3.396343121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-0.361421" calcext:value-type="float">
            <text:p>-0.361421</text:p>
          </table:table-cell>
          <table:table-cell/>
          <table:table-cell office:value-type="float" office:value="661" calcext:value-type="float">
            <text:p>661</text:p>
          </table:table-cell>
          <table:table-cell table:formula="of:=LN([.I16])" office:value-type="float" office:value="6.49375383985169" calcext:value-type="float">
            <text:p>6.4937538399</text:p>
          </table:table-cell>
          <table:table-cell table:style-name="ce3" table:formula="of:=EXP([.$G$15]+[.$G$16]*[.J16]+[.$G$17]*[.J16]*[.J16])" office:value-type="float" office:value="0.00343890851279659" calcext:value-type="float">
            <text:p>3.44E-003</text:p>
          </table:table-cell>
          <table:table-cell table:style-name="ce3"/>
          <table:table-cell table:style-name="ce3" table:formula="of:=[.K16]*EXP([.$B$6]*SQRT(5.819544*([.$G$6]+([.$G$7]+[.$H$6])*[.J16]+([.$G$8]+[.$H$7]+[.$I$6])*[.J16]^2+([.$H$8]+[.$I$7])*[.J16]^3+[.$I$8]*[.J16]^4)))" office:value-type="float" office:value="0.00355386786543944" calcext:value-type="float">
            <text:p>3.55E-003</text:p>
          </table:table-cell>
          <table:table-cell/>
          <table:table-cell table:formula="of:=[.M16]-[.K16]" office:value-type="float" office:value="0.00011495935264285" calcext:value-type="float">
            <text:p>0.0001149594</text:p>
          </table:table-cell>
          <table:table-cell table:formula="of:=[.O16]*100/[.K16]" office:value-type="float" office:value="3.34290232540564" calcext:value-type="float">
            <text:p>3.342902325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-0.028608" calcext:value-type="float">
            <text:p>-0.028608</text:p>
          </table:table-cell>
          <table:table-cell/>
          <table:table-cell office:value-type="float" office:value="795" calcext:value-type="float">
            <text:p>795</text:p>
          </table:table-cell>
          <table:table-cell table:formula="of:=LN([.I17])" office:value-type="float" office:value="6.67834211465433" calcext:value-type="float">
            <text:p>6.6783421147</text:p>
          </table:table-cell>
          <table:table-cell table:style-name="ce3" table:formula="of:=EXP([.$G$15]+[.$G$16]*[.J17]+[.$G$17]*[.J17]*[.J17])" office:value-type="float" office:value="0.00300080967609055" calcext:value-type="float">
            <text:p>3.00E-003</text:p>
          </table:table-cell>
          <table:table-cell table:style-name="ce3"/>
          <table:table-cell table:style-name="ce3" table:formula="of:=[.K17]*EXP([.$B$6]*SQRT(5.819544*([.$G$6]+([.$G$7]+[.$H$6])*[.J17]+([.$G$8]+[.$H$7]+[.$I$6])*[.J17]^2+([.$H$8]+[.$I$7])*[.J17]^3+[.$I$8]*[.J17]^4)))" office:value-type="float" office:value="0.00309735568945982" calcext:value-type="float">
            <text:p>3.10E-003</text:p>
          </table:table-cell>
          <table:table-cell/>
          <table:table-cell table:formula="of:=[.M17]-[.K17]" office:value-type="float" office:value="0.00009654601336927" calcext:value-type="float">
            <text:p>0.000096546</text:p>
          </table:table-cell>
          <table:table-cell table:formula="of:=[.O17]*100/[.K17]" office:value-type="float" office:value="3.21733211334649" calcext:value-type="float">
            <text:p>3.2173321133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911" calcext:value-type="float">
            <text:p>911</text:p>
          </table:table-cell>
          <table:table-cell table:formula="of:=LN([.I18])" office:value-type="float" office:value="6.81454289725996" calcext:value-type="float">
            <text:p>6.8145428973</text:p>
          </table:table-cell>
          <table:table-cell table:style-name="ce3" table:formula="of:=EXP([.$G$15]+[.$G$16]*[.J18]+[.$G$17]*[.J18]*[.J18])" office:value-type="float" office:value="0.00271036201936833" calcext:value-type="float">
            <text:p>2.71E-003</text:p>
          </table:table-cell>
          <table:table-cell table:style-name="ce3"/>
          <table:table-cell table:style-name="ce3" table:formula="of:=[.K18]*EXP([.$B$6]*SQRT(5.819544*([.$G$6]+([.$G$7]+[.$H$6])*[.J18]+([.$G$8]+[.$H$7]+[.$I$6])*[.J18]^2+([.$H$8]+[.$I$7])*[.J18]^3+[.$I$8]*[.J18]^4)))" office:value-type="float" office:value="0.00279496292995059" calcext:value-type="float">
            <text:p>2.79E-003</text:p>
          </table:table-cell>
          <table:table-cell/>
          <table:table-cell table:formula="of:=[.M18]-[.K18]" office:value-type="float" office:value="0.00008460091058226" calcext:value-type="float">
            <text:p>8.460091058226E-005</text:p>
          </table:table-cell>
          <table:table-cell table:formula="of:=[.O18]*100/[.K18]" office:value-type="float" office:value="3.1213878433102" calcext:value-type="float">
            <text:p>3.1213878433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1460" calcext:value-type="float">
            <text:p>1460</text:p>
          </table:table-cell>
          <table:table-cell table:formula="of:=LN([.I19])" office:value-type="float" office:value="7.28619171470238" calcext:value-type="float">
            <text:p>7.2861917147</text:p>
          </table:table-cell>
          <table:table-cell table:style-name="ce3" table:formula="of:=EXP([.$G$15]+[.$G$16]*[.J19]+[.$G$17]*[.J19]*[.J19])" office:value-type="float" office:value="0.0018895868532802" calcext:value-type="float">
            <text:p>1.89E-003</text:p>
          </table:table-cell>
          <table:table-cell table:style-name="ce3"/>
          <table:table-cell table:style-name="ce3" table:formula="of:=[.K19]*EXP([.$B$6]*SQRT(5.819544*([.$G$6]+([.$G$7]+[.$H$6])*[.J19]+([.$G$8]+[.$H$7]+[.$I$6])*[.J19]^2+([.$H$8]+[.$I$7])*[.J19]^3+[.$I$8]*[.J19]^4)))" office:value-type="float" office:value="0.00194699148436778" calcext:value-type="float">
            <text:p>1.95E-003</text:p>
          </table:table-cell>
          <table:table-cell/>
          <table:table-cell table:formula="of:=[.M19]-[.K19]" office:value-type="float" office:value="0.0000574046310875802" calcext:value-type="float">
            <text:p>5.74046310875802E-005</text:p>
          </table:table-cell>
          <table:table-cell table:formula="of:=[.O19]*100/[.K19]" office:value-type="float" office:value="3.03794615145261" calcext:value-type="float">
            <text:p>3.0379461515</text:p>
          </table:table-cell>
          <table:table-cell table:number-columns-repeated="10"/>
        </table:table-row>
        <table:table-row table:style-name="ro1" table:number-rows-repeated="7">
          <table:table-cell table:number-columns-repeated="26"/>
        </table:table-row>
        <table:table-row table:style-name="ro1">
          <table:table-cell table:number-columns-repeated="6"/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x</text:p>
          </table:table-cell>
          <table:table-cell table:style-name="ce34" office:value-type="string" calcext:value-type="string">
            <text:p>2x*x_0-x_0^2</text:p>
          </table:table-cell>
          <table:table-cell table:style-name="ce35" office:value-type="string" calcext:value-type="string">
            <text:p>(x-x_0)^2</text:p>
          </table:table-cell>
          <table:table-cell table:number-columns-repeated="3" table:style-name="ce35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32" office:value-type="float" office:value="1" calcext:value-type="float">
            <text:p>1</text:p>
          </table:table-cell>
          <table:table-cell table:style-name="ce3" office:value-type="float" office:value="0.02860123" calcext:value-type="float">
            <text:p>2.86E-002</text:p>
          </table:table-cell>
          <table:table-cell table:style-name="ce3" office:value-type="float" office:value="-0.00915453" calcext:value-type="float">
            <text:p>-9.15E-003</text:p>
          </table:table-cell>
          <table:table-cell table:style-name="ce3" office:value-type="float" office:value="0.0007222581" calcext:value-type="float">
            <text:p>7.22E-004</text:p>
          </table:table-cell>
          <table:table-cell table:style-name="ce3" office:value-type="float" office:value="-0.003309168" calcext:value-type="float">
            <text:p>-3.31E-003</text:p>
          </table:table-cell>
          <table:table-cell table:style-name="ce3" table:number-columns-repeated="3"/>
          <table:table-cell table:number-columns-repeated="13"/>
        </table:table-row>
        <table:table-row table:style-name="ro1">
          <table:table-cell table:number-columns-repeated="5"/>
          <table:table-cell table:style-name="ce33" office:value-type="string" calcext:value-type="string">
            <text:p>x</text:p>
          </table:table-cell>
          <table:table-cell table:style-name="ce3" office:value-type="float" office:value="-0.00915453" calcext:value-type="float">
            <text:p>-9.15E-003</text:p>
          </table:table-cell>
          <table:table-cell table:style-name="ce3" office:value-type="float" office:value="0.002952736" calcext:value-type="float">
            <text:p>2.95E-003</text:p>
          </table:table-cell>
          <table:table-cell table:style-name="ce3" office:value-type="float" office:value="-0.0002340246" calcext:value-type="float">
            <text:p>-2.34E-004</text:p>
          </table:table-cell>
          <table:table-cell table:style-name="ce3" office:value-type="float" office:value="0.001027857" calcext:value-type="float">
            <text:p>1.03E-003</text:p>
          </table:table-cell>
          <table:table-cell table:style-name="ce3" table:number-columns-repeated="3"/>
          <table:table-cell/>
          <table:table-cell office:value-type="string" calcext:value-type="string">
            <text:p>x0</text:p>
          </table:table-cell>
          <table:table-cell office:value-type="float" office:value="176.730811" calcext:value-type="float">
            <text:p>176.730811</text:p>
          </table:table-cell>
          <table:table-cell table:formula="of:=LN([.P29])" office:value-type="float" office:value="5.17462773311213" calcext:value-type="float">
            <text:p>5.1746277331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34" office:value-type="string" calcext:value-type="string">
            <text:p>2x*x_0-x_0^2</text:p>
          </table:table-cell>
          <table:table-cell table:style-name="ce3" office:value-type="float" office:value="0.0007222581" calcext:value-type="float">
            <text:p>7.22E-004</text:p>
          </table:table-cell>
          <table:table-cell table:style-name="ce3" office:value-type="float" office:value="-0.0002340246" calcext:value-type="float">
            <text:p>-2.34E-004</text:p>
          </table:table-cell>
          <table:table-cell table:style-name="ce3" office:value-type="float" office:value="0.00001861296" calcext:value-type="float">
            <text:p>1.86E-005</text:p>
          </table:table-cell>
          <table:table-cell table:style-name="ce3" office:value-type="float" office:value="-0.00007905712" calcext:value-type="float">
            <text:p>-7.91E-005</text:p>
          </table:table-cell>
          <table:table-cell table:style-name="ce3" table:number-columns-repeated="3"/>
          <table:table-cell table:number-columns-repeated="13"/>
        </table:table-row>
        <table:table-row table:style-name="ro1">
          <table:table-cell table:number-columns-repeated="5"/>
          <table:table-cell table:style-name="ce33" office:value-type="string" calcext:value-type="string">
            <text:p>(x-x_0)^2</text:p>
          </table:table-cell>
          <table:table-cell table:style-name="ce3" office:value-type="float" office:value="-0.003309168" calcext:value-type="float">
            <text:p>-3.31E-003</text:p>
          </table:table-cell>
          <table:table-cell table:style-name="ce3" office:value-type="float" office:value="0.001027857" calcext:value-type="float">
            <text:p>1.03E-003</text:p>
          </table:table-cell>
          <table:table-cell table:style-name="ce3" office:value-type="float" office:value="-0.00007905712" calcext:value-type="float">
            <text:p>-7.91E-005</text:p>
          </table:table-cell>
          <table:table-cell table:style-name="ce3" office:value-type="float" office:value="0.0006247981" calcext:value-type="float">
            <text:p>6.25E-004</text:p>
          </table:table-cell>
          <table:table-cell table:style-name="ce3" table:number-columns-repeated="3"/>
          <table:table-cell table:number-columns-repeated="13"/>
        </table:table-row>
        <table:table-row table:style-name="ro1">
          <table:table-cell table:number-columns-repeated="5"/>
          <table:table-cell table:style-name="ce33" office:value-type="float" office:value="1" calcext:value-type="float">
            <text:p>1</text:p>
          </table:table-cell>
          <table:table-cell table:style-name="ce3" table:number-columns-repeated="7"/>
          <table:table-cell table:number-columns-repeated="2"/>
          <table:table-cell office:value-type="string" calcext:value-type="string">
            <text:p>2x*x_0-x_0^2</text:p>
          </table:table-cell>
          <table:table-cell table:formula="of:=2*[.Q29]*[.G44]-[.Q29]^2" office:value-type="float" office:value="26.7767721762932" calcext:value-type="float">
            <text:p>26.7767721763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33" office:value-type="float" office:value="1" calcext:value-type="float">
            <text:p>1</text:p>
          </table:table-cell>
          <table:table-cell table:style-name="ce3" table:number-columns-repeated="7"/>
          <table:table-cell table:number-columns-repeated="2"/>
          <table:table-cell table:style-name="ce33" office:value-type="string" calcext:value-type="string">
            <text:p>(x-x_0)^2</text:p>
          </table:table-cell>
          <table:table-cell table:formula="of:=([.G44]-[.Q29])^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33" office:value-type="float" office:value="1" calcext:value-type="float">
            <text:p>1</text:p>
          </table:table-cell>
          <table:table-cell table:style-name="ce3" table:number-columns-repeated="7"/>
          <table:table-cell table:number-columns-repeated="13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number-columns-repeated="5"/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x*x_0-x_0^2</text:p>
          </table:table-cell>
          <table:table-cell table:style-name="ce33" office:value-type="string" calcext:value-type="string">
            <text:p>(x-x_0)^2</text:p>
          </table:table-cell>
          <table:table-cell office:value-type="string" calcext:value-type="string">
            <text:p>x^2</text:p>
          </table:table-cell>
          <table:table-cell office:value-type="string" calcext:value-type="string">
            <text:p>X(2x*x_0-x_0^2)</text:p>
          </table:table-cell>
          <table:table-cell office:value-type="string" calcext:value-type="string">
            <text:p>(2x*x_0-x_0^2)^2</text:p>
          </table:table-cell>
          <table:table-cell table:style-name="ce33" office:value-type="string" calcext:value-type="string">
            <text:p>(x-x_0)^2*(2x*x_0-x_0^2)</text:p>
          </table:table-cell>
          <table:table-cell office:value-type="string" calcext:value-type="string">
            <text:p>(x-x_0)^4</text:p>
          </table:table-cell>
          <table:table-cell office:value-type="string" calcext:value-type="string">
            <text:p>x*(x-x_0)^2</text:p>
          </table:table-cell>
          <table:table-cell table:number-columns-repeated="10"/>
        </table:table-row>
        <table:table-row table:style-name="ro1">
          <table:table-cell table:number-columns-repeated="6"/>
          <table:table-cell table:formula="of:=[.G28]+SUM([.G32:.G34])+SUM([.K32:.M34])+SUM([.K28:.M28])" office:value-type="float" office:value="0.02860123" calcext:value-type="float">
            <text:p>0.02860123</text:p>
          </table:table-cell>
          <table:table-cell table:formula="of:=[.G29]+[.H28]+SUM([.K29:.M29])+SUM([.H32:.H34])" office:value-type="float" office:value="-0.01830906" calcext:value-type="float">
            <text:p>-0.01830906</text:p>
          </table:table-cell>
          <table:table-cell table:formula="of:=[.G30]+[.I28]+SUM([.K30:.M30])+SUM([.I32:.I34])" office:value-type="float" office:value="0.0014445162" calcext:value-type="float">
            <text:p>0.0014445162</text:p>
          </table:table-cell>
          <table:table-cell table:formula="of:=[.G31]+[.J28]+SUM([.K31:.M31])+SUM([.J32:.J34])" office:value-type="float" office:value="-0.006618336" calcext:value-type="float">
            <text:p>-0.006618336</text:p>
          </table:table-cell>
          <table:table-cell table:style-name="ce3" table:formula="of:=[.H29]" office:value-type="float" office:value="0.002952736" calcext:value-type="float">
            <text:p>2.95E-003</text:p>
          </table:table-cell>
          <table:table-cell table:formula="of:=[.H30]+[.I29]" office:value-type="float" office:value="-0.0004680492" calcext:value-type="float">
            <text:p>-0.0004680492</text:p>
          </table:table-cell>
          <table:table-cell table:style-name="ce3" table:formula="of:=[.I30]" office:value-type="float" office:value="0.00001861296" calcext:value-type="float">
            <text:p>1.86E-005</text:p>
          </table:table-cell>
          <table:table-cell table:formula="of:=[.J30]+[.I31]" office:value-type="float" office:value="-0.00015811424" calcext:value-type="float">
            <text:p>-0.0001581142</text:p>
          </table:table-cell>
          <table:table-cell table:style-name="ce3" table:formula="of:=[.J31]" office:value-type="float" office:value="0.0006247981" calcext:value-type="float">
            <text:p>6.25E-004</text:p>
          </table:table-cell>
          <table:table-cell table:formula="of:=[.H31]+[.J29]" office:value-type="float" office:value="0.002055714" calcext:value-type="float">
            <text:p>0.002055714</text:p>
          </table:table-cell>
          <table:table-cell table:number-columns-repeated="10"/>
        </table:table-row>
        <table:table-row table:style-name="ro1">
          <table:table-cell table:number-columns-repeated="7"/>
          <table:table-cell table:formula="of:=[.H39]*[.G44]" office:value-type="float" office:value="-0.094742569643214" calcext:value-type="float">
            <text:p>-0.0947425696</text:p>
          </table:table-cell>
          <table:table-cell table:formula="of:=[.I39]*[.Q32]" office:value-type="float" office:value="0.0386794811923648" calcext:value-type="float">
            <text:p>0.0386794812</text:p>
          </table:table-cell>
          <table:table-cell table:formula="of:=[.J39]*[.Q33]" office:value-type="float" office:value="-0" calcext:value-type="float">
            <text:p>0</text:p>
          </table:table-cell>
          <table:table-cell table:formula="of:=[.K39]*[.G44]^2" office:value-type="float" office:value="0.0790647391687392" calcext:value-type="float">
            <text:p>0.0790647392</text:p>
          </table:table-cell>
          <table:table-cell table:formula="of:=[.L39]*[.G44]*[.Q32]" office:value-type="float" office:value="-0.0648528166038555" calcext:value-type="float">
            <text:p>-0.0648528166</text:p>
          </table:table-cell>
          <table:table-cell table:formula="of:=[.M39]*[.Q32]^2" office:value-type="float" office:value="0.0133454090862138" calcext:value-type="float">
            <text:p>0.0133454091</text:p>
          </table:table-cell>
          <table:table-cell table:formula="of:=[.N39]*[.Q33]*[.Q32]" office:value-type="float" office:value="-0" calcext:value-type="float">
            <text:p>0</text:p>
          </table:table-cell>
          <table:table-cell table:formula="of:=[.O39]*[.Q33]^2" office:value-type="float" office:value="0" calcext:value-type="float">
            <text:p>0</text:p>
          </table:table-cell>
          <table:table-cell table:formula="of:=[.P39]*[.Q33]*[.G44]" office:value-type="float" office:value="0" calcext:value-type="float">
            <text:p>0</text:p>
          </table:table-cell>
          <table:table-cell table:style-name="ce3" table:formula="of:=SQRT(SUM([.G39];[.H40:.P40]))*7.7" office:value-type="float" office:value="0.0752369991608278" calcext:value-type="float">
            <text:p>7.52E-002</text:p>
          </table:table-cell>
          <table:table-cell table:number-columns-repeated="9"/>
        </table:table-row>
        <table:table-row table:style-name="ro1">
          <table:table-cell office:value-type="float" office:value="-2.119256" calcext:value-type="float">
            <text:p>-2.119256</text:p>
          </table:table-cell>
          <table:table-cell table:number-columns-repeated="5"/>
          <table:table-cell table:style-name="ce36" table:formula="of:=[.G28]+SUM([.G32:.G34])+SUM([.K32:.M34])+SUM([.K28:.M28])" office:value-type="float" office:value="0.02860123" calcext:value-type="float">
            <text:p>2.8601E-002</text:p>
          </table:table-cell>
          <table:table-cell table:style-name="ce38" table:formula="of:=[.H28]+[.G29]+SUM([.K29:.M29];[.H32:.H34])" office:value-type="float" office:value="-0.01830906" calcext:value-type="float">
            <text:p>-1.8309E-002</text:p>
          </table:table-cell>
          <table:table-cell table:style-name="ce38" table:formula="of:=[.I28]+[.H29]+[.G30]+SUM([.K30:.M30])+SUM([.I32:.I34])+SUM([.J32:.J34])+SUM([.K31:.M31])" office:value-type="float" office:value="0.0043972522" calcext:value-type="float">
            <text:p>4.3973E-003</text:p>
          </table:table-cell>
          <table:table-cell table:style-name="ce38" table:formula="of:=[.J29]+[.H31]" office:value-type="float" office:value="0.002055714" calcext:value-type="float">
            <text:p>2.0557E-003</text:p>
          </table:table-cell>
          <table:table-cell table:style-name="ce38" table:formula="of:=[.J31]" office:value-type="float" office:value="0.0006247981" calcext:value-type="float">
            <text:p>6.2480E-004</text:p>
          </table:table-cell>
          <table:table-cell table:number-columns-repeated="15"/>
        </table:table-row>
        <table:table-row table:style-name="ro1">
          <table:table-cell office:value-type="float" office:value="-0.361421" calcext:value-type="float">
            <text:p>-0.361421</text:p>
          </table:table-cell>
          <table:table-cell table:number-columns-repeated="25"/>
        </table:table-row>
        <table:table-row table:style-name="ro1">
          <table:table-cell office:value-type="float" office:value="-0.028608" calcext:value-type="float">
            <text:p>-0.028608</text:p>
          </table:table-cell>
          <table:table-cell table:number-columns-repeated="6"/>
          <table:table-cell office:value-type="string" calcext:value-type="string">
            <text:p>prediction</text:p>
          </table:table-cell>
          <table:table-cell office:value-type="string" calcext:value-type="string">
            <text:p>error</text:p>
          </table:table-cell>
          <table:table-cell table:number-columns-repeated="17"/>
        </table:table-row>
        <table:table-row table:style-name="ro1">
          <table:table-cell office:value-type="float" office:value="-1.531272" calcext:value-type="float">
            <text:p>-1.531272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-42.35575" calcext:value-type="float">
            <text:p>-42.35575</text:p>
          </table:table-cell>
          <table:table-cell/>
          <table:table-cell office:value-type="float" office:value="176.730811" calcext:value-type="float">
            <text:p>176.730811</text:p>
          </table:table-cell>
          <table:table-cell table:formula="of:=LN([.F44])" office:value-type="float" office:value="5.17462773311213" calcext:value-type="float">
            <text:p>5.1746277331</text:p>
          </table:table-cell>
          <table:table-cell table:formula="of:=EXP([.D44]+[.D45]*[.G44]+[.A44]*[.G44]^2)" office:value-type="float" office:value="0.00860423908229135" calcext:value-type="float">
            <text:p>0.0086042391</text:p>
          </table:table-cell>
          <table:table-cell table:style-name="ce38" table:formula="of:=[.H44]*EXP([.B6]*SQRT(1.658694*([.G39]+[.H39]*[.G44]+[.I39]*[.Q32]+[.J39]*[.Q33]+[.K39]*[.G44]^2+[.L39]*[.G44]*[.Q32]+[.M39]*[.Q32]^2+[.N39]*[.Q32]*[.Q33]+[.O39]*[.Q33]^2+[.P39]*[.G44]*[.G44])))" office:value-type="float" office:value="0.0144232587796189" calcext:value-type="float">
            <text:p>1.4423E-002</text:p>
          </table:table-cell>
          <table:table-cell table:number-columns-repeated="5"/>
          <table:table-cell table:formula="of:=[.G39]+[.H39]*[.G44]+[.I39]*(2*[.G44]*[.Q29]-[.Q29]^2)+[.J39]*([.G44]-[.Q29])^2+[.K39]*[.G44]^2+[.L39]*[.G44]*(2*[.G44]*[.Q29]-[.Q29]^2)+[.M39]*(2*[.G44]*[.Q29]-[.Q29]^2)^2+[.N39]*([.G44]-[.Q29])^2*(2*[.G44]*[.Q29]-[.Q29]^2)+[.O39]*([.G44]-[.Q29])^4" office:value-type="float" office:value="0.0000954732002483825" calcext:value-type="float">
            <text:p>9.54732002483825E-005</text:p>
          </table:table-cell>
          <table:table-cell/>
          <table:table-cell table:formula="of:=[.J39]*([.G44]-[.Q29])^2+[.K39]*[.G44]^2+[.L39]*[.G44]*(2*[.G44]*[.Q29]-[.Q29]^2)+[.M39]*(2*[.G44]*[.Q29]-[.Q29]^2)^2+[.N39]*([.G44]-[.Q29])^2*(2*[.G44]*[.Q29]-[.Q29]^2)+[.O39]*([.G44]-[.Q29])^4" office:value-type="float" office:value="0.0275573316510976" calcext:value-type="float">
            <text:p>0.0275573317</text:p>
          </table:table-cell>
          <table:table-cell table:number-columns-repeated="9"/>
        </table:table-row>
        <table:table-row table:style-name="ro1">
          <table:table-cell office:value-type="float" office:value="2.72945855982046" calcext:value-type="float">
            <text:p>2.7294585598</text:p>
          </table:table-cell>
          <table:table-cell/>
          <table:table-cell office:value-type="string" calcext:value-type="string">
            <text:p>beta</text:p>
          </table:table-cell>
          <table:table-cell office:value-type="float" office:value="15.190034" calcext:value-type="float">
            <text:p>15.190034</text:p>
          </table:table-cell>
          <table:table-cell table:number-columns-repeated="3"/>
          <table:table-cell table:style-name="ce38" table:number-columns-repeated="2"/>
          <table:table-cell table:number-columns-repeated="17"/>
        </table:table-row>
        <table:table-row table:style-name="ro1">
          <table:table-cell office:value-type="float" office:value="2.35647040823719" calcext:value-type="float">
            <text:p>2.3564704082</text:p>
          </table:table-cell>
          <table:table-cell table:number-columns-repeated="11"/>
          <table:table-cell table:formula="of:=LN(10)" office:value-type="float" office:value="2.30258509299405" calcext:value-type="float">
            <text:p>2.302585093</text:p>
          </table:table-cell>
          <table:table-cell table:number-columns-repeated="13"/>
        </table:table-row>
        <table:table-row table:style-name="ro1">
          <table:table-cell office:value-type="float" office:value="2.67719721414534" calcext:value-type="float">
            <text:p>2.677197214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^2</text:p>
          </table:table-cell>
          <table:table-cell office:value-type="string" calcext:value-type="string">
            <text:p>X^3</text:p>
          </table:table-cell>
          <table:table-cell office:value-type="string" calcext:value-type="string">
            <text:p>X^4</text:p>
          </table:table-cell>
          <table:table-cell table:number-columns-repeated="15"/>
        </table:table-row>
        <table:table-row table:style-name="ro1">
          <table:table-cell table:number-columns-repeated="6"/>
          <table:table-cell table:style-name="ce3" table:formula="of:=[.G28]" office:value-type="float" office:value="0.02860123" calcext:value-type="float">
            <text:p>2.86E-002</text:p>
          </table:table-cell>
          <table:table-cell table:formula="of:=[.H28]+[.G29]" office:value-type="float" office:value="-0.01830906" calcext:value-type="float">
            <text:p>-0.01830906</text:p>
          </table:table-cell>
          <table:table-cell table:formula="of:=[.G30]+[.H29]+[.I28]" office:value-type="float" office:value="0.0043972522" calcext:value-type="float">
            <text:p>0.0043972522</text:p>
          </table:table-cell>
          <table:table-cell table:formula="of:=[.H30]+[.I29]" office:value-type="float" office:value="-0.0004680492" calcext:value-type="float">
            <text:p>-0.0004680492</text:p>
          </table:table-cell>
          <table:table-cell table:style-name="ce3" table:formula="of:=[.I30]" office:value-type="float" office:value="0.00001861296" calcext:value-type="float">
            <text:p>1.86E-005</text:p>
          </table:table-cell>
          <table:table-cell table:number-columns-repeated="15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style-name="ce3" office:value-type="float" office:value="0.02860123" calcext:value-type="float">
            <text:p>2.86E-002</text:p>
          </table:table-cell>
          <table:table-cell table:style-name="ce3" office:value-type="float" office:value="-0.00915453" calcext:value-type="float">
            <text:p>-9.15E-003</text:p>
          </table:table-cell>
          <table:table-cell table:style-name="ce3" office:value-type="float" office:value="0.0007222581" calcext:value-type="float">
            <text:p>7.22E-004</text:p>
          </table:table-cell>
          <table:table-cell table:style-name="ce3" office:value-type="float" office:value="-0.003309168" calcext:value-type="float">
            <text:p>-3.31E-003</text:p>
          </table:table-cell>
          <table:table-cell/>
          <table:table-cell office:value-type="float" office:value="-2.119256" calcext:value-type="float">
            <text:p>-2.119256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^2</text:p>
          </table:table-cell>
          <table:table-cell office:value-type="string" calcext:value-type="string">
            <text:p>X^3</text:p>
          </table:table-cell>
          <table:table-cell office:value-type="string" calcext:value-type="string">
            <text:p>X^4</text:p>
          </table:table-cell>
          <table:table-cell table:number-columns-repeated="7"/>
        </table:table-row>
        <table:table-row table:style-name="ro1">
          <table:table-cell table:number-columns-repeated="5"/>
          <table:table-cell table:formula="of:=[.H54]" office:value-type="float" office:value="0" calcext:value-type="float">
            <text:p>0</text:p>
          </table:table-cell>
          <table:table-cell table:style-name="ce3" office:value-type="float" office:value="-0.00915453" calcext:value-type="float">
            <text:p>-9.15E-003</text:p>
          </table:table-cell>
          <table:table-cell table:style-name="ce3" office:value-type="float" office:value="0.002952736" calcext:value-type="float">
            <text:p>2.95E-003</text:p>
          </table:table-cell>
          <table:table-cell table:style-name="ce3" office:value-type="float" office:value="-0.0002340246" calcext:value-type="float">
            <text:p>-2.34E-004</text:p>
          </table:table-cell>
          <table:table-cell table:style-name="ce3" office:value-type="float" office:value="0.001027857" calcext:value-type="float">
            <text:p>1.03E-003</text:p>
          </table:table-cell>
          <table:table-cell/>
          <table:table-cell office:value-type="float" office:value="-0.361421" calcext:value-type="float">
            <text:p>-0.361421</text:p>
          </table:table-cell>
          <table:table-cell office:value-type="string" calcext:value-type="string">
            <text:p>b</text:p>
          </table:table-cell>
          <table:table-cell/>
          <table:table-cell table:style-name="ce3" table:formula="of:=[.G55]" office:value-type="float" office:value="0.02860123" calcext:value-type="float">
            <text:p>2.86E-002</text:p>
          </table:table-cell>
          <table:table-cell table:formula="of:=[.H55]+[.G56]" office:value-type="float" office:value="-0.01830906" calcext:value-type="float">
            <text:p>-0.01830906</text:p>
          </table:table-cell>
          <table:table-cell table:formula="of:=[.J55]+[.G58]+[.H56]" office:value-type="float" office:value="-0.0036656" calcext:value-type="float">
            <text:p>-0.0036656</text:p>
          </table:table-cell>
          <table:table-cell table:formula="of:=[.H58]+[.J56]" office:value-type="float" office:value="0.002055714" calcext:value-type="float">
            <text:p>0.002055714</text:p>
          </table:table-cell>
          <table:table-cell table:style-name="ce3" table:formula="of:=[.J58]" office:value-type="float" office:value="0.0006247981" calcext:value-type="float">
            <text:p>6.25E-004</text:p>
          </table:table-cell>
          <table:table-cell/>
          <table:table-cell table:formula="of:=SQRT([.O56]+[.P56]*[.P86]+[.Q56]*[.P86]^2+[.R56]*[.P86]^3+[.S56]*[.P86]^4)" office:value-type="float" office:value="0.169118981785014" calcext:value-type="float">
            <text:p>0.1691189818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[.I54]" office:value-type="float" office:value="0" calcext:value-type="float">
            <text:p>0</text:p>
          </table:table-cell>
          <table:table-cell table:style-name="ce3" office:value-type="float" office:value="0.0007222581" calcext:value-type="float">
            <text:p>7.22E-004</text:p>
          </table:table-cell>
          <table:table-cell table:style-name="ce3" office:value-type="float" office:value="-0.0002340246" calcext:value-type="float">
            <text:p>-2.34E-004</text:p>
          </table:table-cell>
          <table:table-cell table:style-name="ce3" office:value-type="float" office:value="0.00001861296" calcext:value-type="float">
            <text:p>1.86E-005</text:p>
          </table:table-cell>
          <table:table-cell table:style-name="ce3" office:value-type="float" office:value="-0.00007905712" calcext:value-type="float">
            <text:p>-7.91E-005</text:p>
          </table:table-cell>
          <table:table-cell/>
          <table:table-cell office:value-type="float" office:value="-0.028608" calcext:value-type="float">
            <text:p>-0.028608</text:p>
          </table:table-cell>
          <table:table-cell office:value-type="string" calcext:value-type="string">
            <text:p>c</text:p>
          </table:table-cell>
          <table:table-cell table:number-columns-repeated="13"/>
        </table:table-row>
        <table:table-row table:style-name="ro1">
          <table:table-cell table:number-columns-repeated="5"/>
          <table:table-cell table:formula="of:=[.J54]" office:value-type="float" office:value="0" calcext:value-type="float">
            <text:p>0</text:p>
          </table:table-cell>
          <table:table-cell table:style-name="ce3" office:value-type="float" office:value="-0.003309168" calcext:value-type="float">
            <text:p>-3.31E-003</text:p>
          </table:table-cell>
          <table:table-cell table:style-name="ce3" office:value-type="float" office:value="0.001027857" calcext:value-type="float">
            <text:p>1.03E-003</text:p>
          </table:table-cell>
          <table:table-cell table:style-name="ce3" office:value-type="float" office:value="-0.00007905712" calcext:value-type="float">
            <text:p>-7.91E-005</text:p>
          </table:table-cell>
          <table:table-cell table:style-name="ce3" office:value-type="float" office:value="0.0006247981" calcext:value-type="float">
            <text:p>6.25E-004</text:p>
          </table:table-cell>
          <table:table-cell/>
          <table:table-cell office:value-type="float" office:value="-1.531272" calcext:value-type="float">
            <text:p>-1.531272</text:p>
          </table:table-cell>
          <table:table-cell office:value-type="string" calcext:value-type="string">
            <text:p>g</text:p>
          </table:table-cell>
          <table:table-cell table:number-columns-repeated="13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xx_0-x_0^2</text:p>
          </table:table-cell>
          <table:table-cell office:value-type="string" calcext:value-type="string">
            <text:p>(x-x_0)^2</text:p>
          </table:table-cell>
          <table:table-cell office:value-type="string" calcext:value-type="string">
            <text:p>x(2xx_0-x_0^2 )</text:p>
          </table:table-cell>
          <table:table-cell office:value-type="string" calcext:value-type="string">
            <text:p>(2xx_0-x_0^2 )^2</text:p>
          </table:table-cell>
          <table:table-cell office:value-type="string" calcext:value-type="string">
            <text:p>(x-x_0)^4</text:p>
          </table:table-cell>
          <table:table-cell office:value-type="string" calcext:value-type="string">
            <text:p>(2xx_0-x_0^2)*(x-x_0)^2</text:p>
          </table:table-cell>
          <table:table-cell office:value-type="string" calcext:value-type="string">
            <text:p>x(x-x_0)^2</text:p>
          </table:table-cell>
          <table:table-cell office:value-type="string" calcext:value-type="string">
            <text:p>X^2</text:p>
          </table:table-cell>
          <table:table-cell table:number-columns-repeated="2"/>
        </table:table-row>
        <table:table-row table:style-name="ro1">
          <table:table-cell table:number-columns-repeated="14"/>
          <table:table-cell table:style-name="ce3" table:formula="of:=[.G55]" office:value-type="float" office:value="0.02860123" calcext:value-type="float">
            <text:p>2.86E-002</text:p>
          </table:table-cell>
          <table:table-cell table:formula="of:=[.H55]+[.G56]" office:value-type="float" office:value="-0.01830906" calcext:value-type="float">
            <text:p>-0.01830906</text:p>
          </table:table-cell>
          <table:table-cell table:formula="of:=[.I55]+[.G57]" office:value-type="float" office:value="0.0014445162" calcext:value-type="float">
            <text:p>0.0014445162</text:p>
          </table:table-cell>
          <table:table-cell table:formula="of:=[.J55]+[.G58]" office:value-type="float" office:value="-0.006618336" calcext:value-type="float">
            <text:p>-0.006618336</text:p>
          </table:table-cell>
          <table:table-cell table:formula="of:=[.H57]+[.I56]" office:value-type="float" office:value="-0.0004680492" calcext:value-type="float">
            <text:p>-0.0004680492</text:p>
          </table:table-cell>
          <table:table-cell table:style-name="ce3" table:formula="of:=[.I57]" office:value-type="float" office:value="0.00001861296" calcext:value-type="float">
            <text:p>1.86E-005</text:p>
          </table:table-cell>
          <table:table-cell table:style-name="ce3" table:formula="of:=[.J58]" office:value-type="float" office:value="0.0006247981" calcext:value-type="float">
            <text:p>6.25E-004</text:p>
          </table:table-cell>
          <table:table-cell table:formula="of:=[.I58]+[.J57]" office:value-type="float" office:value="-0.00015811424" calcext:value-type="float">
            <text:p>-0.0001581142</text:p>
          </table:table-cell>
          <table:table-cell table:formula="of:=[.J56]+[.H58]" office:value-type="float" office:value="0.002055714" calcext:value-type="float">
            <text:p>0.002055714</text:p>
          </table:table-cell>
          <table:table-cell table:style-name="ce3" table:formula="of:=[.H56]" office:value-type="float" office:value="0.002952736" calcext:value-type="float">
            <text:p>2.95E-003</text:p>
          </table:table-cell>
          <table:table-cell table:number-columns-repeated="2"/>
        </table:table-row>
        <table:table-row table:style-name="ro1">
          <table:table-cell table:number-columns-repeated="15"/>
          <table:table-cell table:formula="of:=[.P60]*[.P64]" office:value-type="float" office:value="-0.0843163372454671" calcext:value-type="float">
            <text:p>-0.0843163372</text:p>
          </table:table-cell>
          <table:table-cell table:formula="of:=[.Q60]*[.Q64]" office:value-type="float" office:value="0.0301662803903479" calcext:value-type="float">
            <text:p>0.0301662804</text:p>
          </table:table-cell>
          <table:table-cell table:formula="of:=[.R60]*[.R64]" office:value-type="float" office:value="-0.00214620655952636" calcext:value-type="float">
            <text:p>-0.0021462066</text:p>
          </table:table-cell>
          <table:table-cell table:formula="of:=[.S60]*[.P64]*[.Q64]" office:value-type="float" office:value="-0.0450128528025773" calcext:value-type="float">
            <text:p>-0.0450128528</text:p>
          </table:table-cell>
          <table:table-cell table:formula="of:=[.T60]*[.Q64]^2" office:value-type="float" office:value="0.00811734748257014" calcext:value-type="float">
            <text:p>0.0081173475</text:p>
          </table:table-cell>
          <table:table-cell table:formula="of:=[.U60]*[.R64]^2" office:value-type="float" office:value="0.0000657029867955412" calcext:value-type="float">
            <text:p>0.000065703</text:p>
          </table:table-cell>
          <table:table-cell table:formula="of:=[.V60]*[.Q64]*[.R64]" office:value-type="float" office:value="-0.00107076221588806" calcext:value-type="float">
            <text:p>-0.0010707622</text:p>
          </table:table-cell>
          <table:table-cell table:formula="of:=[.W60]*[.P64]*[.R64]" office:value-type="float" office:value="0.00306994845845369" calcext:value-type="float">
            <text:p>0.0030699485</text:p>
          </table:table-cell>
          <table:table-cell table:formula="of:=[.X60]*[.P64]^2" office:value-type="float" office:value="0.0626204216765662" calcext:value-type="float">
            <text:p>0.0626204217</text:p>
          </table:table-cell>
          <table:table-cell/>
          <table:table-cell table:style-name="ce3" table:formula="of:=SUM([.O60];[.P61:.X61])" office:value-type="float" office:value="0.0000947721712746368" calcext:value-type="float">
            <text:p>9.48E-005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table:number-columns-repeated="15"/>
          <table:table-cell office:value-type="string" calcext:value-type="string">
            <text:p>x</text:p>
          </table:table-cell>
          <table:table-cell office:value-type="string" calcext:value-type="string">
            <text:p>2xx_0-x_0^2</text:p>
          </table:table-cell>
          <table:table-cell office:value-type="string" calcext:value-type="string">
            <text:p>(x-x_0)^2</text:p>
          </table:table-cell>
          <table:table-cell/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prediction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100" calcext:value-type="float">
            <text:p>100</text:p>
          </table:table-cell>
          <table:table-cell table:formula="of:=LN([.O64])" office:value-type="float" office:value="4.60517018598809" calcext:value-type="float">
            <text:p>4.605170186</text:p>
          </table:table-cell>
          <table:table-cell table:formula="of:=2*[.P64]*[.Q29]-[.Q29]^2" office:value-type="float" office:value="20.8833105439371" calcext:value-type="float">
            <text:p>20.8833105439</text:p>
          </table:table-cell>
          <table:table-cell table:formula="of:=([.P64]-[.Q29])^2" office:value-type="float" office:value="0.324281897976525" calcext:value-type="float">
            <text:p>0.324281898</text:p>
          </table:table-cell>
          <table:table-cell/>
          <table:table-cell table:formula="of:=[.V64]*EXP([.B6]*SQRT(5.819544*([.O60]+[.P60]*[.P64]+[.Q60]*[.Q64]+[.R60]*[.R64]+[.S60]*[.P64]*[.Q64]+[.T60]*[.Q64]^2+[.U60]*[.R64]^2+[.V60]*[.Q64]*[.R64]+[.W60]*[.P64]*[.R64]+[.X60]*[.P64]^2)))" office:value-type="float" office:value="0.00792653259629792" calcext:value-type="float">
            <text:p>0.0079265326</text:p>
          </table:table-cell>
          <table:table-cell/>
          <table:table-cell table:formula="of:=EXP([.$L$55]+[.$L$56]*[.P64]+[.$L$57]*[.Q64]+[.$L$58]*[.R64])" office:value-type="float" office:value="0.00761485181602238" calcext:value-type="float">
            <text:p>0.0076148518</text:p>
          </table:table-cell>
          <table:table-cell table:number-columns-repeated="2"/>
          <table:table-cell table:style-name="ce39" table:formula="of:=100*([.T64]-[.V64])/[.V64]" office:value-type="float" office:value="4.09306428812868" calcext:value-type="float">
            <text:p>4.0930642881</text:p>
          </table:table-cell>
          <table:table-cell/>
        </table:table-row>
        <table:table-row table:style-name="ro1">
          <table:table-cell table:number-columns-repeated="6"/>
          <table:table-cell office:value-type="float" office:value="27" calcext:value-type="float">
            <text:p>27</text:p>
          </table:table-cell>
          <table:table-cell office:value-type="float" office:value="81.8400577102057" calcext:value-type="float">
            <text:p>81.8400577102</text:p>
          </table:table-cell>
          <table:table-cell office:value-type="float" office:value="251.477858827856" calcext:value-type="float">
            <text:p>251.4778588279</text:p>
          </table:table-cell>
          <table:table-cell table:number-columns-repeated="2"/>
          <table:table-cell office:value-type="float" office:value="-71.9211446596242" calcext:value-type="float">
            <text:p>-71.9211446596</text:p>
          </table:table-cell>
          <table:table-cell table:number-columns-repeated="12"/>
          <table:table-cell table:style-name="ce39"/>
          <table:table-cell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style-name="ce3" office:value-type="float" office:value="0.00001868196" calcext:value-type="float">
            <text:p>1.87E-005</text:p>
          </table:table-cell>
          <table:table-cell table:style-name="ce3" office:value-type="float" office:value="0.0003042661" calcext:value-type="float">
            <text:p>3.04E-004</text:p>
          </table:table-cell>
          <table:table-cell table:style-name="ce3" office:value-type="float" office:value="-0.000578112" calcext:value-type="float">
            <text:p>-5.78E-004</text:p>
          </table:table-cell>
          <table:table-cell table:number-columns-repeated="23"/>
        </table:table-row>
        <table:table-row table:style-name="ro1">
          <table:table-cell table:style-name="ce3" office:value-type="float" office:value="-0.00003394123" calcext:value-type="float">
            <text:p>-3.39E-005</text:p>
          </table:table-cell>
          <table:table-cell table:style-name="ce3" office:value-type="float" office:value="-0.000130255" calcext:value-type="float">
            <text:p>-1.30E-004</text:p>
          </table:table-cell>
          <table:table-cell table:style-name="ce3" office:value-type="float" office:value="0.000174403" calcext:value-type="float">
            <text:p>1.74E-004</text:p>
          </table:table-cell>
          <table:table-cell table:number-columns-repeated="23"/>
        </table:table-row>
        <table:table-row table:style-name="ro1">
          <table:table-cell table:style-name="ce3" office:value-type="float" office:value="0.000003388242" calcext:value-type="float">
            <text:p>3.39E-006</text:p>
          </table:table-cell>
          <table:table-cell table:style-name="ce3" office:value-type="float" office:value="0.00001127783" calcext:value-type="float">
            <text:p>1.13E-005</text:p>
          </table:table-cell>
          <table:table-cell table:style-name="ce3" office:value-type="float" office:value="-0.00001409084" calcext:value-type="float">
            <text:p>-1.41E-005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time-style style:name="N121">
      <number:hours number:style="long"/>
    </number:time-style>
    <number:date-style style:name="N122">
      <number:month number:style="long"/>
    </number:date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text>Yes</number:text>
    </number:number-style>
    <number:number-style style:name="N150P1" style:volatile="true">
      <number:text>Yes</number:text>
    </number:number-style>
    <number:number-style style:name="N150">
      <number:text>No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True</number:text>
    </number:number-style>
    <number:number-style style:name="N152P1" style:volatile="true">
      <number:text>True</number:text>
    </number:number-style>
    <number:number-style style:name="N152">
      <number:text>False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On</number:text>
    </number:number-style>
    <number:number-style style:name="N154P1" style:volatile="true">
      <number:text>On</number:text>
    </number:number-style>
    <number:number-style style:name="N154">
      <number:text>Off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6P0"/>
    </number:currency-style>
    <number:number-style style:name="N157">
      <number:number number:decimal-places="0" number:min-integer-digits="5"/>
    </number:number-style>
    <number:percentage-style style:name="N158">
      <number:number number:decimal-places="1" number:min-integer-digits="1"/>
      <number:text>%</number:text>
    </number:percentage-style>
    <number:number-style style:name="N159">
      <number:number number:decimal-places="13" number:min-integer-digits="1"/>
    </number:number-style>
    <number:number-style style:name="N160">
      <number:number number:decimal-places="14" number:min-integer-digits="1"/>
    </number:number-style>
    <number:number-style style:name="N161">
      <number:number number:decimal-places="15" number:min-integer-digits="1"/>
    </number:number-style>
    <number:number-style style:name="N162">
      <number:number number:decimal-places="16" number:min-integer-digits="1"/>
    </number:number-style>
    <number:number-style style:name="N163">
      <number:number number:decimal-places="0" number:min-integer-digits="0"/>
    </number:number-style>
    <number:number-style style:name="N164">
      <number:number number:decimal-places="1" number:min-integer-digits="0" number:decimal-replacement=""/>
      <number:text> m</number:text>
    </number:number-style>
    <number:number-style style:name="N165">
      <number:number number:decimal-places="3" number:min-integer-digits="0"/>
      <number:text> m</number:text>
    </number:number-style>
    <number:number-style style:name="N166">
      <number:number number:decimal-places="3" number:min-integer-digits="1"/>
      <number:text> m</number:text>
    </number:number-style>
    <number:number-style style:name="N167">
      <number:number number:decimal-places="3" number:min-integer-digits="1"/>
      <number:text> (13)</number:text>
    </number:number-style>
    <number:number-style style:name="N168">
      <number:number number:decimal-places="3" number:min-integer-digits="1"/>
      <number:text> (=I2)</number:text>
    </number:number-style>
    <number:number-style style:name="N169">
      <number:number number:decimal-places="0" number:min-integer-digits="0" number:grouping="true"/>
    </number:number-style>
    <number:currency-style style:name="N170">
      <number:number number:decimal-places="1" number:min-integer-digits="0" number:decimal-replacement=""/>
      <number:text> </number:text>
      <number:currency-symbol/>
      <number:text>pm$ </number:text>
    </number:currency-style>
    <number:number-style style:name="N171">
      <number:number number:decimal-places="1" number:min-integer-digits="0" number:decimal-replacement=""/>
      <number:text> </number:text>
    </number:number-style>
    <number:number-style style:name="N172">
      <number:number number:decimal-places="1" number:min-integer-digits="1"/>
      <number:text> =I</number:text>
    </number:number-style>
    <number:number-style style:name="N173">
      <number:number number:decimal-places="2" number:min-integer-digits="0" number:decimal-replacement=""/>
    </number:number-style>
    <number:number-style style:name="N174">
      <number:scientific-number number:decimal-places="5" number:min-integer-digits="1" number:min-exponent-digits="3"/>
    </number:number-style>
    <number:number-style style:name="N175">
      <number:scientific-number number:decimal-places="4" number:min-integer-digits="1" number:min-exponent-digits="3"/>
    </number:number-style>
    <number:number-style style:name="N176">
      <number:scientific-number number:decimal-places="3" number:min-integer-digits="1" number:min-exponent-digits="3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4">0000-00-00</text:date>, <text:time style:data-style-name="N2" text:time-value="17:14:50.9753166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3T10:51:07.115036102</meta:creation-date>
    <dc:date>2015-05-14T18:40:43.191438893</dc:date>
    <meta:editing-duration>P13DT8H25M6S</meta:editing-duration>
    <meta:editing-cycles>15</meta:editing-cycles>
    <meta:generator>LibreOffice/4.2.8.2$Linux_X86_64 LibreOffice_project/420m0$Build-2</meta:generator>
    <meta:document-statistic meta:table-count="2" meta:cell-count="1764" meta:object-count="0"/>
  </office:meta>
</office:document-meta>
</file>